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Big Caslon" svg:font-family="'Big Casl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Big Caslon" fo:font-size="24pt" fo:font-weight="bold" officeooo:rsid="001be00d" officeooo:paragraph-rsid="001be00d" style:font-size-asian="21pt" style:font-weight-asian="bold" style:font-size-complex="24pt" style:font-weight-complex="bold"/>
    </style:style>
    <style:style style:name="P2" style:family="paragraph" style:parent-style-name="Standard">
      <style:paragraph-properties fo:line-height="150%" fo:text-align="center" style:justify-single-word="false"/>
      <style:text-properties style:font-name="Big Caslon" fo:font-size="40pt" fo:font-weight="bold" officeooo:rsid="001be00d" officeooo:paragraph-rsid="001be00d" style:font-size-asian="40pt" style:font-weight-asian="bold" style:font-size-complex="40pt" style:font-weight-complex="bold"/>
    </style:style>
    <style:style style:name="P3" style:family="paragraph" style:parent-style-name="Standard">
      <style:paragraph-properties fo:line-height="150%" fo:text-align="center" style:justify-single-word="false"/>
      <style:text-properties style:font-name="Big Caslon" fo:font-size="18pt" fo:font-weight="bold" officeooo:rsid="001be00d" officeooo:paragraph-rsid="001be00d" style:font-size-asian="15.75pt" style:font-weight-asian="bold" style:font-size-complex="18pt" style:font-weight-complex="bold"/>
    </style:style>
    <style:style style:name="P4" style:family="paragraph" style:parent-style-name="Standard">
      <style:paragraph-properties fo:line-height="150%" fo:text-align="center" style:justify-single-word="false"/>
      <style:text-properties style:font-name="Big Caslon" fo:font-size="14pt" fo:font-weight="bold" officeooo:rsid="001be00d" officeooo:paragraph-rsid="00342c06"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Big Caslon" fo:font-size="14pt" fo:font-weight="bold" officeooo:rsid="00342c06" officeooo:paragraph-rsid="00342c06" style:font-size-asian="12.25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Big Caslon" fo:font-size="14pt" fo:font-style="normal" fo:font-weight="bold" officeooo:rsid="00342c06" officeooo:paragraph-rsid="00342c06" style:font-size-asian="12.25pt" style:font-style-asian="normal" style:font-weight-asian="bold" style:font-size-complex="14pt" style:font-style-complex="normal" style:font-weight-complex="bold"/>
    </style:style>
    <style:style style:name="P7" style:family="paragraph" style:parent-style-name="Standard">
      <style:paragraph-properties fo:line-height="150%" fo:text-align="center" style:justify-single-word="false"/>
      <style:text-properties style:font-name="Big Caslon" fo:font-size="14pt" fo:font-style="normal" fo:font-weight="bold" officeooo:rsid="005994ef" officeooo:paragraph-rsid="005994ef" style:font-size-asian="12.25pt" style:font-style-asian="normal" style:font-weight-asian="bold" style:font-size-complex="14pt" style:font-style-complex="normal" style:font-weight-complex="bold"/>
    </style:style>
    <style:style style:name="P8" style:family="paragraph" style:parent-style-name="Standard">
      <style:paragraph-properties fo:line-height="150%" fo:text-align="center" style:justify-single-word="false"/>
      <style:text-properties style:font-name="Big Caslon" fo:font-size="14pt" fo:font-style="normal" fo:font-weight="bold" officeooo:rsid="00890288" officeooo:paragraph-rsid="00890288" style:font-size-asian="14pt" style:font-style-asian="normal" style:font-weight-asian="bold" style:font-size-complex="14pt" style:font-style-complex="normal" style:font-weight-complex="bold"/>
    </style:style>
    <style:style style:name="P9" style:family="paragraph" style:parent-style-name="Standard">
      <style:paragraph-properties fo:line-height="150%" fo:text-align="justify" style:justify-single-word="false"/>
      <style:text-properties style:font-name="Big Caslon" fo:font-size="16pt" fo:font-weight="normal" officeooo:rsid="001be00d" officeooo:paragraph-rsid="001be00d" style:font-size-asian="14pt" style:font-weight-asian="normal" style:font-size-complex="16pt" style:font-weight-complex="normal"/>
    </style:style>
    <style:style style:name="P10" style:family="paragraph" style:parent-style-name="Standard">
      <style:paragraph-properties fo:line-height="150%" fo:text-align="justify" style:justify-single-word="false"/>
      <style:text-properties style:font-name="Big Caslon" fo:font-size="12pt" officeooo:rsid="002a6a23" officeooo:paragraph-rsid="002a6a23" style:font-size-asian="12pt" style:font-size-complex="12pt"/>
    </style:style>
    <style:style style:name="P11" style:family="paragraph" style:parent-style-name="Standard">
      <style:paragraph-properties fo:line-height="150%" fo:text-align="justify" style:justify-single-word="false"/>
      <style:text-properties style:font-name="Big Caslon" fo:font-size="12pt" officeooo:paragraph-rsid="001be00d" style:font-size-asian="12pt" style:font-size-complex="12pt"/>
    </style:style>
    <style:style style:name="P12" style:family="paragraph" style:parent-style-name="Standard">
      <style:paragraph-properties fo:line-height="150%" fo:text-align="justify" style:justify-single-word="false"/>
      <style:text-properties style:font-name="Big Caslon" fo:font-size="12pt" officeooo:paragraph-rsid="0025fbb3" style:font-size-asian="12pt" style:font-size-complex="12pt"/>
    </style:style>
    <style:style style:name="P13" style:family="paragraph" style:parent-style-name="Standard">
      <style:paragraph-properties fo:line-height="150%" fo:text-align="justify" style:justify-single-word="false"/>
      <style:text-properties style:font-name="Big Caslon" fo:font-size="12pt" officeooo:paragraph-rsid="002a6a23" style:font-size-asian="12pt" style:font-size-complex="12pt"/>
    </style:style>
    <style:style style:name="P14" style:family="paragraph" style:parent-style-name="Standard">
      <style:paragraph-properties fo:line-height="150%" fo:text-align="justify" style:justify-single-word="false"/>
      <style:text-properties style:font-name="Big Caslon" fo:font-size="12pt" officeooo:paragraph-rsid="002fb8a4" style:font-size-asian="12pt" style:font-size-complex="12pt"/>
    </style:style>
    <style:style style:name="P15" style:family="paragraph" style:parent-style-name="Standard">
      <style:paragraph-properties fo:line-height="150%" fo:text-align="justify" style:justify-single-word="false"/>
      <style:text-properties style:font-name="Big Caslon" fo:font-size="12pt" officeooo:paragraph-rsid="0031add0" style:font-size-asian="12pt" style:font-size-complex="12pt"/>
    </style:style>
    <style:style style:name="P16" style:family="paragraph" style:parent-style-name="Standard">
      <style:paragraph-properties fo:line-height="150%" fo:text-align="justify" style:justify-single-word="false"/>
      <style:text-properties style:font-name="Big Caslon" fo:font-size="12pt" officeooo:paragraph-rsid="0095337a" style:font-size-asian="12pt" style:font-size-complex="12pt"/>
    </style:style>
    <style:style style:name="P17" style:family="paragraph" style:parent-style-name="Standard">
      <style:paragraph-properties fo:line-height="150%" fo:text-align="justify" style:justify-single-word="false"/>
      <style:text-properties style:font-name="Big Caslon" fo:font-size="12pt" officeooo:paragraph-rsid="00abb9c2" style:font-size-asian="12pt" style:font-size-complex="12pt"/>
    </style:style>
    <style:style style:name="P18" style:family="paragraph" style:parent-style-name="Standard">
      <style:paragraph-properties fo:line-height="150%" fo:text-align="justify" style:justify-single-word="false"/>
      <style:text-properties style:font-name="Big Caslon" fo:font-size="12pt" officeooo:rsid="0031add0" officeooo:paragraph-rsid="0095337a" style:font-size-asian="12pt" style:font-size-complex="12pt"/>
    </style:style>
    <style:style style:name="P19" style:family="paragraph" style:parent-style-name="Standard">
      <style:paragraph-properties fo:line-height="150%" fo:text-align="justify" style:justify-single-word="false"/>
      <style:text-properties style:font-name="Big Caslon" fo:font-size="12pt" officeooo:rsid="00257828" officeooo:paragraph-rsid="00abb9c2" style:font-size-asian="12pt" style:font-size-complex="12pt"/>
    </style:style>
    <style:style style:name="P20" style:family="paragraph" style:parent-style-name="Standard">
      <style:paragraph-properties fo:line-height="150%" fo:text-align="justify" style:justify-single-word="false"/>
      <style:text-properties style:font-name="Big Caslon" fo:font-size="12pt" fo:font-weight="normal" officeooo:rsid="001e844e" officeooo:paragraph-rsid="001be00d"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Big Caslon" fo:font-size="12pt" fo:font-weight="normal" officeooo:rsid="0021ec69" officeooo:paragraph-rsid="001e844e"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Big Caslon" fo:font-size="12pt" fo:font-weight="normal" officeooo:rsid="0025fbb3" officeooo:paragraph-rsid="0025fbb3"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Big Caslon" fo:font-size="12pt" fo:font-weight="normal" officeooo:rsid="0025fbb3" officeooo:paragraph-rsid="00abb9c2"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Big Caslon" fo:font-size="12pt" fo:font-weight="normal" officeooo:rsid="0027d19b" officeooo:paragraph-rsid="0025fbb3"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Big Caslon" fo:font-size="12pt" fo:font-weight="normal" officeooo:rsid="0029cfe3" officeooo:paragraph-rsid="0027d19b"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Big Caslon" fo:font-size="12pt" fo:font-weight="normal" officeooo:rsid="0029cfe3" officeooo:paragraph-rsid="002a6a23"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Big Caslon" fo:font-size="12pt" fo:font-weight="normal" officeooo:rsid="002a6a23" officeooo:paragraph-rsid="002a6a23"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Big Caslon" fo:font-size="12pt" fo:font-weight="normal" officeooo:rsid="002c54e8" officeooo:paragraph-rsid="002a6a23"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Big Caslon" fo:font-size="12pt" fo:font-weight="normal" officeooo:rsid="002c54e8" officeooo:paragraph-rsid="002c54e8"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Big Caslon" fo:font-size="12pt" fo:font-weight="normal" officeooo:rsid="002c54e8" officeooo:paragraph-rsid="0095337a"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Big Caslon" fo:font-size="12pt" fo:font-weight="normal" officeooo:rsid="002e001b" officeooo:paragraph-rsid="002c54e8"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Big Caslon" fo:font-size="12pt" fo:font-weight="normal" officeooo:rsid="002e001b" officeooo:paragraph-rsid="002e001b"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Big Caslon" fo:font-size="12pt" fo:font-weight="normal" officeooo:rsid="002e001b" officeooo:paragraph-rsid="0095337a"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Big Caslon" fo:font-size="12pt" fo:font-weight="normal" officeooo:rsid="002f06b1" officeooo:paragraph-rsid="002f06b1"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Big Caslon" fo:font-size="12pt" fo:font-weight="normal" officeooo:rsid="002f06b1" officeooo:paragraph-rsid="0095337a" style:font-size-asian="12pt" style:font-weight-asian="normal" style:font-size-complex="12pt" style:font-weight-complex="normal"/>
    </style:style>
    <style:style style:name="P36" style:family="paragraph" style:parent-style-name="Standard">
      <style:paragraph-properties fo:line-height="150%" fo:text-align="center" style:justify-single-word="false"/>
      <style:text-properties style:font-name="Big Caslon" fo:font-size="12pt" fo:font-weight="normal" officeooo:rsid="002f06b1" officeooo:paragraph-rsid="002f06b1"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Big Caslon" fo:font-size="12pt" fo:font-weight="normal" officeooo:rsid="002fb8a4" officeooo:paragraph-rsid="002fb8a4"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Big Caslon" fo:font-size="12pt" fo:font-weight="normal" officeooo:rsid="002fb8a4" officeooo:paragraph-rsid="0095337a"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Big Caslon" fo:font-size="12pt" fo:font-weight="normal" officeooo:rsid="0031add0" officeooo:paragraph-rsid="002fb8a4"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Big Caslon" fo:font-size="12pt" fo:font-weight="normal" officeooo:rsid="0031add0" officeooo:paragraph-rsid="0031add0"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Big Caslon" fo:font-size="12pt" fo:font-weight="normal" officeooo:rsid="0031add0" officeooo:paragraph-rsid="0095337a"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Big Caslon" fo:font-size="12pt" fo:font-weight="normal" officeooo:rsid="0012ff53" officeooo:paragraph-rsid="00abb9c2"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Big Caslon" fo:font-size="12pt" fo:font-weight="normal" officeooo:rsid="00137026" officeooo:paragraph-rsid="00abb9c2"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Big Caslon" fo:font-size="12pt" fo:font-weight="normal" officeooo:rsid="00257828" officeooo:paragraph-rsid="00abb9c2"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style:font-name="Big Caslon" fo:font-size="12pt" fo:font-weight="normal" officeooo:rsid="00254679" officeooo:paragraph-rsid="00abb9c2"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Big Caslon" fo:font-size="12pt" fo:font-style="normal" fo:font-weight="normal" officeooo:rsid="0031add0" officeooo:paragraph-rsid="0031add0"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fo:text-align="justify" style:justify-single-word="false"/>
      <style:text-properties style:font-name="Big Caslon" fo:font-size="12pt" fo:font-style="normal" fo:font-weight="normal" officeooo:rsid="003333e0" officeooo:paragraph-rsid="0031add0"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fo:text-align="justify" style:justify-single-word="false"/>
      <style:text-properties style:font-name="Big Caslon" fo:font-size="12pt" fo:font-style="normal" fo:font-weight="normal" officeooo:rsid="00137026" officeooo:paragraph-rsid="00abb9c2"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justify" style:justify-single-word="false"/>
      <style:text-properties style:font-name="Big Caslon" fo:font-size="12pt" fo:font-style="normal" fo:font-weight="normal" officeooo:rsid="00156cdb" officeooo:paragraph-rsid="00abb9c2"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50%" fo:text-align="justify" style:justify-single-word="false"/>
      <style:text-properties style:font-name="Big Caslon" fo:font-size="12pt" fo:font-style="normal" fo:font-weight="normal" officeooo:rsid="0016240d" officeooo:paragraph-rsid="00abb9c2"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style:font-name="Big Caslon" fo:font-size="12pt" fo:font-style="normal" fo:font-weight="normal" officeooo:rsid="00257828" officeooo:paragraph-rsid="00abb9c2"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style:font-name="Big Caslon" fo:font-size="12pt" fo:font-style="normal" fo:font-weight="normal" officeooo:rsid="003aa87d" officeooo:paragraph-rsid="00342c06"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style:font-name="Big Caslon" fo:font-size="12pt" fo:font-style="normal" fo:font-weight="normal" officeooo:rsid="003eac1d" officeooo:paragraph-rsid="003eac1d"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center" style:justify-single-word="false"/>
      <style:text-properties style:font-name="Big Caslon" fo:font-size="12pt" fo:font-style="normal" fo:font-weight="normal" officeooo:rsid="003eac1d" officeooo:paragraph-rsid="003eac1d"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style:font-name="Big Caslon" fo:font-size="12pt" fo:font-style="normal" fo:font-weight="normal" officeooo:rsid="00404fc4" officeooo:paragraph-rsid="00404fc4"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Big Caslon" fo:font-size="12pt" fo:font-style="normal" fo:font-weight="normal" officeooo:rsid="00415f1d" officeooo:paragraph-rsid="00404fc4"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Big Caslon" fo:font-size="12pt" fo:font-style="normal" fo:font-weight="normal" officeooo:rsid="00415f1d" officeooo:paragraph-rsid="00415f1d"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font-name="Big Caslon" fo:font-size="12pt" fo:font-style="normal" fo:font-weight="normal" officeooo:rsid="00415f1d" officeooo:paragraph-rsid="0095337a"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Big Caslon" fo:font-size="12pt" fo:font-style="normal" fo:font-weight="normal" officeooo:rsid="0044687c" officeooo:paragraph-rsid="0044687c"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Big Caslon" fo:font-size="12pt" fo:font-style="normal" fo:font-weight="normal" officeooo:rsid="004be63b" officeooo:paragraph-rsid="004be63b"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Big Caslon" fo:font-size="12pt" fo:font-style="normal" fo:font-weight="normal" officeooo:rsid="004be63b" officeooo:paragraph-rsid="00b6832c"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style:font-name="Big Caslon" fo:font-size="12pt" fo:font-style="normal" fo:font-weight="normal" officeooo:rsid="004c75e1" officeooo:paragraph-rsid="004c75e1"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fo:text-align="center" style:justify-single-word="false"/>
      <style:text-properties style:font-name="Big Caslon" fo:font-size="12pt" fo:font-style="normal" fo:font-weight="normal" officeooo:rsid="004c75e1" officeooo:paragraph-rsid="004c75e1"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50%" fo:text-align="justify" style:justify-single-word="false"/>
      <style:text-properties style:font-name="Big Caslon" fo:font-size="12pt" fo:font-style="normal" fo:font-weight="normal" officeooo:rsid="005121a5" officeooo:paragraph-rsid="004c75e1"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Big Caslon" fo:font-size="12pt" fo:font-style="normal" fo:font-weight="normal" officeooo:rsid="005121a5" officeooo:paragraph-rsid="005121a5"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style:font-name="Big Caslon" fo:font-size="12pt" fo:font-style="normal" fo:font-weight="normal" officeooo:rsid="005219f0" officeooo:paragraph-rsid="005121a5"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style:font-name="Big Caslon" fo:font-size="12pt" fo:font-style="normal" fo:font-weight="normal" officeooo:rsid="005219f0" officeooo:paragraph-rsid="005219f0"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50%" fo:text-align="justify" style:justify-single-word="false"/>
      <style:text-properties style:font-name="Big Caslon" fo:font-size="12pt" fo:font-style="normal" fo:font-weight="normal" officeooo:rsid="00529bee" officeooo:paragraph-rsid="005219f0"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50%" fo:text-align="justify" style:justify-single-word="false"/>
      <style:text-properties style:font-name="Big Caslon" fo:font-size="12pt" fo:font-style="normal" fo:font-weight="normal" officeooo:rsid="00529bee" officeooo:paragraph-rsid="00529bee"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50%" fo:text-align="justify" style:justify-single-word="false"/>
      <style:text-properties style:font-name="Big Caslon" fo:font-size="12pt" fo:font-style="normal" fo:font-weight="normal" officeooo:rsid="0053f5ce" officeooo:paragraph-rsid="00529bee"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150%" fo:text-align="justify" style:justify-single-word="false"/>
      <style:text-properties style:font-name="Big Caslon" fo:font-size="12pt" fo:font-style="normal" fo:font-weight="normal" officeooo:rsid="00558d88" officeooo:paragraph-rsid="0053f5ce"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50%" fo:text-align="justify" style:justify-single-word="false"/>
      <style:text-properties style:font-name="Big Caslon" fo:font-size="12pt" fo:font-style="normal" fo:font-weight="normal" officeooo:rsid="00558d88" officeooo:paragraph-rsid="00558d88"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50%" fo:text-align="justify" style:justify-single-word="false"/>
      <style:text-properties style:font-name="Big Caslon" fo:font-size="12pt" fo:font-style="normal" fo:font-weight="normal" officeooo:rsid="0055e965" officeooo:paragraph-rsid="00558d88"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50%" fo:text-align="justify" style:justify-single-word="false"/>
      <style:text-properties style:font-name="Big Caslon" fo:font-size="12pt" fo:font-style="normal" fo:font-weight="normal" officeooo:rsid="0055e965" officeooo:paragraph-rsid="0055e965"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50%" fo:text-align="justify" style:justify-single-word="false"/>
      <style:text-properties style:font-name="Big Caslon" fo:font-size="12pt" fo:font-style="normal" fo:font-weight="normal" officeooo:rsid="005722d9" officeooo:paragraph-rsid="0055e965"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justify" style:justify-single-word="false"/>
      <style:text-properties style:font-name="Big Caslon" fo:font-size="12pt" fo:font-style="normal" fo:font-weight="normal" officeooo:rsid="005722d9" officeooo:paragraph-rsid="0057b8dc"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50%" fo:text-align="justify" style:justify-single-word="false"/>
      <style:text-properties style:font-name="Big Caslon" fo:font-size="12pt" fo:font-style="normal" fo:font-weight="normal" officeooo:rsid="005722d9" officeooo:paragraph-rsid="0095337a"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50%" fo:text-align="justify" style:justify-single-word="false"/>
      <style:text-properties style:font-name="Big Caslon" fo:font-size="12pt" fo:font-style="normal" fo:font-weight="normal" officeooo:rsid="0057b8dc" officeooo:paragraph-rsid="005722d9"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150%" fo:text-align="justify" style:justify-single-word="false"/>
      <style:text-properties style:font-name="Big Caslon" fo:font-size="12pt" fo:font-style="normal" fo:font-weight="normal" officeooo:rsid="0057b8dc" officeooo:paragraph-rsid="0057b8dc"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150%" fo:text-align="justify" style:justify-single-word="false"/>
      <style:text-properties style:font-name="Big Caslon" fo:font-size="12pt" fo:font-style="normal" fo:font-weight="normal" officeooo:rsid="005994ef" officeooo:paragraph-rsid="005994ef"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50%" fo:text-align="justify" style:justify-single-word="false"/>
      <style:text-properties style:font-name="Big Caslon" fo:font-size="12pt" fo:font-style="normal" fo:font-weight="normal" officeooo:rsid="005f4760" officeooo:paragraph-rsid="005f4760"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50%" fo:text-align="justify" style:justify-single-word="false"/>
      <style:text-properties style:font-name="Big Caslon" fo:font-size="12pt" fo:font-style="normal" fo:font-weight="normal" officeooo:rsid="0060f23e" officeooo:paragraph-rsid="005f4760"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50%" fo:text-align="justify" style:justify-single-word="false"/>
      <style:text-properties style:font-name="Big Caslon" fo:font-size="12pt" fo:font-style="normal" fo:font-weight="normal" officeooo:rsid="0060f23e" officeooo:paragraph-rsid="0060f23e"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50%" fo:text-align="justify" style:justify-single-word="false"/>
      <style:text-properties style:font-name="Big Caslon" fo:font-size="12pt" fo:font-style="normal" fo:font-weight="normal" officeooo:rsid="0062d601" officeooo:paragraph-rsid="005f4760"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50%" fo:text-align="justify" style:justify-single-word="false"/>
      <style:text-properties style:font-name="Big Caslon" fo:font-size="12pt" fo:font-style="normal" fo:font-weight="normal" officeooo:rsid="0062d601" officeooo:paragraph-rsid="0062d601"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50%" fo:text-align="center" style:justify-single-word="false"/>
      <style:text-properties style:font-name="Big Caslon" fo:font-size="12pt" fo:font-style="normal" fo:font-weight="normal" officeooo:rsid="0062d601" officeooo:paragraph-rsid="005f4760"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150%" fo:text-align="justify" style:justify-single-word="false"/>
      <style:text-properties style:font-name="Big Caslon" fo:font-size="12pt" fo:font-style="normal" fo:font-weight="normal" officeooo:rsid="0062e23b" officeooo:paragraph-rsid="0062d601"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50%" fo:text-align="justify" style:justify-single-word="false"/>
      <style:text-properties style:font-name="Big Caslon" fo:font-size="12pt" fo:font-style="normal" fo:font-weight="normal" officeooo:rsid="00636125" officeooo:paragraph-rsid="00636125"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Big Caslon" fo:font-size="12pt" fo:font-style="normal" fo:font-weight="normal" officeooo:rsid="00681378" officeooo:paragraph-rsid="00681378"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font-name="Big Caslon" fo:font-size="12pt" fo:font-style="normal" fo:font-weight="normal" officeooo:rsid="006aa691" officeooo:paragraph-rsid="006aa691"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font-name="Big Caslon" fo:font-size="12pt" fo:font-style="normal" fo:font-weight="normal" officeooo:rsid="006acc69" officeooo:paragraph-rsid="006aa691"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50%" fo:text-align="center" style:justify-single-word="false"/>
      <style:text-properties style:font-name="Big Caslon" fo:font-size="12pt" fo:font-style="normal" fo:font-weight="normal" officeooo:rsid="006acc69" officeooo:paragraph-rsid="006aa691"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150%" fo:text-align="justify" style:justify-single-word="false"/>
      <style:text-properties style:font-name="Big Caslon" fo:font-size="12pt" fo:font-style="normal" fo:font-weight="normal" officeooo:rsid="00720986" officeooo:paragraph-rsid="006afa18"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150%" fo:text-align="justify" style:justify-single-word="false"/>
      <style:text-properties style:font-name="Big Caslon" fo:font-size="12pt" fo:font-style="normal" fo:font-weight="normal" officeooo:rsid="00781de6" officeooo:paragraph-rsid="006afa18"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150%" fo:text-align="justify" style:justify-single-word="false"/>
      <style:text-properties style:font-name="Big Caslon" fo:font-size="12pt" fo:font-style="normal" fo:font-weight="normal" officeooo:rsid="00781de6" officeooo:paragraph-rsid="00781de6"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justify" style:justify-single-word="false"/>
      <style:text-properties style:font-name="Big Caslon" fo:font-size="12pt" fo:font-style="normal" fo:font-weight="normal" officeooo:rsid="0073ff37" officeooo:paragraph-rsid="006afa18"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150%" fo:text-align="justify" style:justify-single-word="false"/>
      <style:text-properties style:font-name="Big Caslon" fo:font-size="12pt" fo:font-style="normal" fo:font-weight="normal" officeooo:rsid="007f987c" officeooo:paragraph-rsid="007c58f0" style:font-size-asian="10.5pt" style:font-style-asian="normal" style:font-weight-asian="normal" style:font-size-complex="12pt" style:font-style-complex="normal" style:font-weight-complex="normal"/>
    </style:style>
    <style:style style:name="P98" style:family="paragraph" style:parent-style-name="Standard">
      <style:paragraph-properties fo:line-height="150%" fo:text-align="justify" style:justify-single-word="false"/>
      <style:text-properties style:font-name="Big Caslon" fo:font-size="12pt" fo:font-style="normal" fo:font-weight="normal" officeooo:rsid="00871f59" officeooo:paragraph-rsid="007c58f0" style:font-size-asian="10.5pt" style:font-style-asian="normal" style:font-weight-asian="normal" style:font-size-complex="12pt" style:font-style-complex="normal" style:font-weight-complex="normal"/>
    </style:style>
    <style:style style:name="P99" style:family="paragraph" style:parent-style-name="Standard">
      <style:paragraph-properties fo:line-height="150%" fo:text-align="justify" style:justify-single-word="false"/>
      <style:text-properties style:font-name="Big Caslon" fo:font-size="12pt" fo:font-style="normal" fo:font-weight="normal" officeooo:rsid="00890288" officeooo:paragraph-rsid="00890288"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150%" fo:text-align="center" style:justify-single-word="false"/>
      <style:text-properties style:font-name="Big Caslon" fo:font-size="12pt" fo:font-style="normal" fo:font-weight="normal" officeooo:rsid="00890288" officeooo:paragraph-rsid="00890288" style:font-size-asian="10.5pt" style:font-style-asian="normal" style:font-weight-asian="normal" style:font-size-complex="12pt" style:font-style-complex="normal" style:font-weight-complex="normal"/>
    </style:style>
    <style:style style:name="P101" style:family="paragraph" style:parent-style-name="Standard">
      <style:paragraph-properties fo:line-height="150%" fo:text-align="justify" style:justify-single-word="false"/>
      <style:text-properties style:font-name="Big Caslon" fo:font-size="12pt" fo:font-style="normal" fo:font-weight="normal" officeooo:rsid="0089abd5" officeooo:paragraph-rsid="0089abd5"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150%" fo:text-align="justify" style:justify-single-word="false"/>
      <style:text-properties style:font-name="Big Caslon" fo:font-size="12pt" fo:font-style="normal" fo:font-weight="normal" officeooo:rsid="008bd592" officeooo:paragraph-rsid="008bd592" style:font-size-asian="10.5pt" style:font-style-asian="normal" style:font-weight-asian="normal" style:font-size-complex="12pt" style:font-style-complex="normal" style:font-weight-complex="normal"/>
    </style:style>
    <style:style style:name="P103" style:family="paragraph" style:parent-style-name="Standard">
      <style:paragraph-properties fo:line-height="150%" fo:text-align="justify" style:justify-single-word="false"/>
      <style:text-properties style:font-name="Big Caslon" fo:font-size="12pt" fo:font-style="normal" fo:font-weight="normal" officeooo:rsid="008c4388" officeooo:paragraph-rsid="008bd592"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50%" fo:text-align="justify" style:justify-single-word="false"/>
      <style:text-properties style:font-name="Big Caslon" fo:font-size="12pt" fo:font-style="normal" fo:font-weight="normal" officeooo:rsid="008e1bd5" officeooo:paragraph-rsid="008e1bd5"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50%" fo:text-align="justify" style:justify-single-word="false"/>
      <style:text-properties style:font-name="Big Caslon" fo:font-size="12pt" fo:font-style="normal" fo:font-weight="normal" officeooo:rsid="008e3135" officeooo:paragraph-rsid="008e1bd5"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150%" fo:text-align="justify" style:justify-single-word="false"/>
      <style:text-properties style:font-name="Big Caslon" fo:font-size="12pt" fo:font-style="normal" fo:font-weight="normal" officeooo:rsid="008e3135" officeooo:paragraph-rsid="008e3135"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150%" fo:text-align="justify" style:justify-single-word="false"/>
      <style:text-properties style:font-name="Big Caslon" fo:font-size="12pt" fo:font-style="normal" fo:font-weight="normal" officeooo:rsid="00902b53" officeooo:paragraph-rsid="008e3135"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50%" fo:text-align="justify" style:justify-single-word="false"/>
      <style:text-properties style:font-name="Big Caslon" fo:font-size="12pt" fo:font-style="normal" fo:font-weight="normal" officeooo:rsid="00902b53" officeooo:paragraph-rsid="00902b53" style:font-size-asian="10.5pt" style:font-style-asian="normal" style:font-weight-asian="normal" style:font-size-complex="12pt" style:font-style-complex="normal" style:font-weight-complex="normal"/>
    </style:style>
    <style:style style:name="P109" style:family="paragraph" style:parent-style-name="Standard">
      <style:paragraph-properties fo:line-height="150%" fo:text-align="center" style:justify-single-word="false"/>
      <style:text-properties style:font-name="Big Caslon" fo:font-size="12pt" fo:font-style="normal" fo:font-weight="normal" officeooo:rsid="00902b53" officeooo:paragraph-rsid="00902b53"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150%" fo:text-align="justify" style:justify-single-word="false"/>
      <style:text-properties style:font-name="Big Caslon" fo:font-size="12pt" fo:font-style="normal" fo:font-weight="normal" officeooo:rsid="00207a3f" officeooo:paragraph-rsid="00b6832c"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50%" fo:text-align="justify" style:justify-single-word="false"/>
      <style:text-properties style:font-name="Big Caslon" fo:font-size="12pt" fo:font-style="italic" fo:font-weight="normal" officeooo:rsid="003e2943" officeooo:paragraph-rsid="003e2943" style:font-size-asian="10.5pt" style:font-style-asian="italic" style:font-weight-asian="normal" style:font-size-complex="12pt" style:font-style-complex="italic" style:font-weight-complex="normal"/>
    </style:style>
    <style:style style:name="P112" style:family="paragraph" style:parent-style-name="Standard">
      <style:paragraph-properties fo:line-height="150%" fo:text-align="justify" style:justify-single-word="false"/>
      <style:text-properties style:font-name="Big Caslon" officeooo:rsid="004c75e1" officeooo:paragraph-rsid="004c75e1"/>
    </style:style>
    <style:style style:name="P113" style:family="paragraph" style:parent-style-name="Standard">
      <style:paragraph-properties fo:line-height="150%" fo:text-align="justify" style:justify-single-word="false"/>
      <style:text-properties style:font-name="Big Caslon" officeooo:rsid="005121a5" officeooo:paragraph-rsid="005121a5"/>
    </style:style>
    <style:style style:name="P114" style:family="paragraph" style:parent-style-name="Standard">
      <style:paragraph-properties fo:line-height="150%" fo:text-align="justify" style:justify-single-word="false"/>
      <style:text-properties style:font-name="Big Caslon" officeooo:rsid="005219f0" officeooo:paragraph-rsid="005219f0"/>
    </style:style>
    <style:style style:name="P115" style:family="paragraph" style:parent-style-name="Standard">
      <style:paragraph-properties fo:line-height="150%" fo:text-align="justify" style:justify-single-word="false"/>
      <style:text-properties style:font-name="Big Caslon" officeooo:rsid="00529bee" officeooo:paragraph-rsid="00529bee"/>
    </style:style>
    <style:style style:name="P116" style:family="paragraph" style:parent-style-name="Standard">
      <style:paragraph-properties fo:line-height="150%" fo:text-align="justify" style:justify-single-word="false"/>
      <style:text-properties style:font-name="Big Caslon" officeooo:rsid="00558d88" officeooo:paragraph-rsid="00558d88"/>
    </style:style>
    <style:style style:name="P117" style:family="paragraph" style:parent-style-name="Standard">
      <style:paragraph-properties fo:line-height="150%" fo:text-align="justify" style:justify-single-word="false"/>
      <style:text-properties style:font-name="Big Caslon" officeooo:rsid="0055e965" officeooo:paragraph-rsid="0055e965"/>
    </style:style>
    <style:style style:name="P118" style:family="paragraph" style:parent-style-name="Standard">
      <style:paragraph-properties fo:line-height="150%" fo:text-align="justify" style:justify-single-word="false"/>
      <style:text-properties style:font-name="Big Caslon" officeooo:rsid="0055e965" officeooo:paragraph-rsid="0095337a"/>
    </style:style>
    <style:style style:name="P119" style:family="paragraph" style:parent-style-name="Standard">
      <style:paragraph-properties fo:line-height="150%" fo:text-align="justify" style:justify-single-word="false"/>
      <style:text-properties style:font-name="Big Caslon" officeooo:rsid="005f4760" officeooo:paragraph-rsid="005f4760"/>
    </style:style>
    <style:style style:name="P120" style:family="paragraph" style:parent-style-name="Standard">
      <style:paragraph-properties fo:line-height="150%" fo:text-align="justify" style:justify-single-word="false"/>
      <style:text-properties style:font-name="Big Caslon" officeooo:rsid="007c58f0" officeooo:paragraph-rsid="007c58f0"/>
    </style:style>
    <style:style style:name="P121" style:family="paragraph" style:parent-style-name="Standard">
      <style:paragraph-properties fo:line-height="150%" fo:text-align="justify" style:justify-single-word="false"/>
      <style:text-properties style:font-name="Big Caslon" officeooo:rsid="007c58f0" officeooo:paragraph-rsid="0095337a"/>
    </style:style>
    <style:style style:name="P122" style:family="paragraph" style:parent-style-name="Standard">
      <style:paragraph-properties fo:line-height="150%" fo:text-align="justify" style:justify-single-word="false"/>
      <style:text-properties style:font-name="Big Caslon" officeooo:rsid="008e1bd5" officeooo:paragraph-rsid="008e1bd5"/>
    </style:style>
    <style:style style:name="P123" style:family="paragraph" style:parent-style-name="Standard">
      <style:paragraph-properties fo:line-height="150%" fo:text-align="justify" style:justify-single-word="false"/>
      <style:text-properties style:font-name="Big Caslon" officeooo:rsid="008e3135" officeooo:paragraph-rsid="008e3135"/>
    </style:style>
    <style:style style:name="P124" style:family="paragraph" style:parent-style-name="Standard">
      <style:paragraph-properties fo:line-height="150%" fo:text-align="justify" style:justify-single-word="false"/>
      <style:text-properties style:font-name="Big Caslon" officeooo:paragraph-rsid="003b7973"/>
    </style:style>
    <style:style style:name="P125" style:family="paragraph" style:parent-style-name="Standard">
      <style:paragraph-properties fo:line-height="150%" fo:text-align="justify" style:justify-single-word="false"/>
      <style:text-properties style:font-name="Big Caslon" officeooo:paragraph-rsid="003c9e77"/>
    </style:style>
    <style:style style:name="P126" style:family="paragraph" style:parent-style-name="Standard">
      <style:paragraph-properties fo:line-height="150%" fo:text-align="justify" style:justify-single-word="false"/>
      <style:text-properties style:font-name="Big Caslon" officeooo:paragraph-rsid="00404fc4"/>
    </style:style>
    <style:style style:name="P127" style:family="paragraph" style:parent-style-name="Standard">
      <style:paragraph-properties fo:line-height="150%" fo:text-align="justify" style:justify-single-word="false"/>
      <style:text-properties style:font-name="Big Caslon" officeooo:paragraph-rsid="0044687c"/>
    </style:style>
    <style:style style:name="P128" style:family="paragraph" style:parent-style-name="Standard">
      <style:paragraph-properties fo:line-height="150%" fo:text-align="justify" style:justify-single-word="false"/>
      <style:text-properties style:font-name="Big Caslon" officeooo:paragraph-rsid="004c75e1"/>
    </style:style>
    <style:style style:name="P129" style:family="paragraph" style:parent-style-name="Standard">
      <style:paragraph-properties fo:line-height="150%" fo:text-align="justify" style:justify-single-word="false"/>
      <style:text-properties style:font-name="Big Caslon" officeooo:paragraph-rsid="0053f5ce"/>
    </style:style>
    <style:style style:name="P130" style:family="paragraph" style:parent-style-name="Standard">
      <style:paragraph-properties fo:line-height="150%" fo:text-align="justify" style:justify-single-word="false"/>
      <style:text-properties style:font-name="Big Caslon" officeooo:paragraph-rsid="0055e965"/>
    </style:style>
    <style:style style:name="P131" style:family="paragraph" style:parent-style-name="Standard">
      <style:paragraph-properties fo:line-height="150%" fo:text-align="justify" style:justify-single-word="false"/>
      <style:text-properties style:font-name="Big Caslon" officeooo:paragraph-rsid="005722d9"/>
    </style:style>
    <style:style style:name="P132" style:family="paragraph" style:parent-style-name="Standard">
      <style:paragraph-properties fo:line-height="150%" fo:text-align="justify" style:justify-single-word="false"/>
      <style:text-properties style:font-name="Big Caslon" officeooo:paragraph-rsid="005f4760"/>
    </style:style>
    <style:style style:name="P133" style:family="paragraph" style:parent-style-name="Standard">
      <style:paragraph-properties fo:line-height="150%" fo:text-align="justify" style:justify-single-word="false"/>
      <style:text-properties style:font-name="Big Caslon" officeooo:paragraph-rsid="00636125"/>
    </style:style>
    <style:style style:name="P134" style:family="paragraph" style:parent-style-name="Standard">
      <style:paragraph-properties fo:line-height="150%" fo:text-align="justify" style:justify-single-word="false"/>
      <style:text-properties style:font-name="Big Caslon" officeooo:paragraph-rsid="00681378"/>
    </style:style>
    <style:style style:name="P135" style:family="paragraph" style:parent-style-name="Standard">
      <style:paragraph-properties fo:line-height="150%" fo:text-align="justify" style:justify-single-word="false"/>
      <style:text-properties style:font-name="Big Caslon" officeooo:paragraph-rsid="006aa691"/>
    </style:style>
    <style:style style:name="P136" style:family="paragraph" style:parent-style-name="Standard">
      <style:paragraph-properties fo:line-height="150%" fo:text-align="justify" style:justify-single-word="false"/>
      <style:text-properties style:font-name="Big Caslon" officeooo:paragraph-rsid="006afa18"/>
    </style:style>
    <style:style style:name="P137" style:family="paragraph" style:parent-style-name="Standard">
      <style:paragraph-properties fo:line-height="150%" fo:text-align="justify" style:justify-single-word="false"/>
      <style:text-properties style:font-name="Big Caslon" officeooo:paragraph-rsid="00794e15"/>
    </style:style>
    <style:style style:name="P138" style:family="paragraph" style:parent-style-name="Standard">
      <style:paragraph-properties fo:line-height="150%" fo:text-align="justify" style:justify-single-word="false"/>
      <style:text-properties style:font-name="Big Caslon" officeooo:paragraph-rsid="007c58f0"/>
    </style:style>
    <style:style style:name="P139" style:family="paragraph" style:parent-style-name="Standard">
      <style:paragraph-properties fo:line-height="150%" fo:text-align="justify" style:justify-single-word="false"/>
      <style:text-properties style:font-name="Big Caslon" officeooo:paragraph-rsid="00890288"/>
    </style:style>
    <style:style style:name="P140" style:family="paragraph" style:parent-style-name="Standard">
      <style:paragraph-properties fo:line-height="150%" fo:text-align="justify" style:justify-single-word="false"/>
      <style:text-properties style:font-name="Big Caslon" officeooo:paragraph-rsid="008bd592"/>
    </style:style>
    <style:style style:name="P141" style:family="paragraph" style:parent-style-name="Standard">
      <style:paragraph-properties fo:line-height="150%" fo:text-align="justify" style:justify-single-word="false"/>
      <style:text-properties style:font-name="Big Caslon" officeooo:paragraph-rsid="008e1bd5"/>
    </style:style>
    <style:style style:name="P142" style:family="paragraph" style:parent-style-name="Standard">
      <style:paragraph-properties fo:line-height="150%" fo:text-align="justify" style:justify-single-word="false"/>
      <style:text-properties style:font-name="Big Caslon" officeooo:paragraph-rsid="008e3135"/>
    </style:style>
    <style:style style:name="P143" style:family="paragraph" style:parent-style-name="Standard">
      <style:paragraph-properties fo:line-height="150%" fo:text-align="justify" style:justify-single-word="false"/>
      <style:text-properties style:font-name="Big Caslon" officeooo:paragraph-rsid="00902b53"/>
    </style:style>
    <style:style style:name="P144" style:family="paragraph" style:parent-style-name="Standard">
      <style:paragraph-properties fo:line-height="150%" fo:text-align="justify" style:justify-single-word="false"/>
      <style:text-properties style:font-name="Big Caslon" officeooo:paragraph-rsid="0098a16f"/>
    </style:style>
    <style:style style:name="P145" style:family="paragraph" style:parent-style-name="Standard">
      <style:paragraph-properties fo:line-height="150%" fo:text-align="justify" style:justify-single-word="false"/>
      <style:text-properties style:font-name="Big Caslon" officeooo:paragraph-rsid="00b6832c"/>
    </style:style>
    <style:style style:name="P146" style:family="paragraph" style:parent-style-name="Standard">
      <style:paragraph-properties fo:line-height="150%" fo:text-align="justify" style:justify-single-word="false"/>
      <style:text-properties officeooo:paragraph-rsid="001be00d"/>
    </style:style>
    <style:style style:name="P147" style:family="paragraph" style:parent-style-name="Standard">
      <style:paragraph-properties fo:line-height="150%" fo:text-align="justify" style:justify-single-word="false"/>
      <style:text-properties officeooo:paragraph-rsid="0095337a"/>
    </style:style>
    <style:style style:name="P148" style:family="paragraph" style:parent-style-name="Standard">
      <style:paragraph-properties fo:line-height="150%" fo:text-align="justify" style:justify-single-word="false"/>
      <style:text-properties officeooo:paragraph-rsid="002c54e8"/>
    </style:style>
    <style:style style:name="P149" style:family="paragraph" style:parent-style-name="Standard">
      <style:paragraph-properties fo:line-height="150%" fo:text-align="justify" style:justify-single-word="false"/>
      <style:text-properties officeooo:paragraph-rsid="00404fc4"/>
    </style:style>
    <style:style style:name="P150" style:family="paragraph" style:parent-style-name="Standard">
      <style:paragraph-properties fo:line-height="150%" fo:text-align="justify" style:justify-single-word="false"/>
      <style:text-properties officeooo:paragraph-rsid="005994ef"/>
    </style:style>
    <style:style style:name="P151" style:family="paragraph" style:parent-style-name="Standard">
      <style:paragraph-properties fo:line-height="150%" fo:text-align="justify" style:justify-single-word="false"/>
      <style:text-properties officeooo:paragraph-rsid="00890288"/>
    </style:style>
    <style:style style:name="P152" style:family="paragraph" style:parent-style-name="Standard">
      <style:paragraph-properties fo:line-height="150%" fo:text-align="justify" style:justify-single-word="false"/>
      <style:text-properties officeooo:paragraph-rsid="004c75e1"/>
    </style:style>
    <style:style style:name="P153" style:family="paragraph" style:parent-style-name="Standard">
      <style:paragraph-properties fo:line-height="150%" fo:text-align="justify" style:justify-single-word="false"/>
      <style:text-properties officeooo:paragraph-rsid="0098a16f"/>
    </style:style>
    <style:style style:name="P154" style:family="paragraph" style:parent-style-name="Standard">
      <style:paragraph-properties fo:line-height="150%" fo:text-align="justify" style:justify-single-word="false"/>
      <style:text-properties officeooo:paragraph-rsid="006aa691"/>
    </style:style>
    <style:style style:name="P155" style:family="paragraph" style:parent-style-name="Standard">
      <style:paragraph-properties fo:line-height="150%" fo:text-align="justify" style:justify-single-word="false"/>
      <style:text-properties officeooo:paragraph-rsid="0089abd5"/>
    </style:style>
    <style:style style:name="P156" style:family="paragraph" style:parent-style-name="Standard">
      <style:paragraph-properties fo:line-height="150%" fo:text-align="justify" style:justify-single-word="false"/>
      <style:text-properties officeooo:paragraph-rsid="00a08bd6"/>
    </style:style>
    <style:style style:name="P157" style:family="paragraph" style:parent-style-name="Standard">
      <style:paragraph-properties fo:line-height="150%" fo:text-align="justify" style:justify-single-word="false"/>
      <style:text-properties officeooo:paragraph-rsid="001e844e"/>
    </style:style>
    <style:style style:name="P158" style:family="paragraph" style:parent-style-name="Standard">
      <style:paragraph-properties fo:line-height="150%" fo:text-align="justify" style:justify-single-word="false"/>
      <style:text-properties officeooo:paragraph-rsid="00abb9c2"/>
    </style:style>
    <style:style style:name="P159" style:family="paragraph" style:parent-style-name="Standard">
      <style:paragraph-properties fo:line-height="150%" fo:text-align="justify" style:justify-single-word="false"/>
      <style:text-properties officeooo:paragraph-rsid="0031add0"/>
    </style:style>
    <style:style style:name="P160" style:family="paragraph" style:parent-style-name="Standard">
      <style:paragraph-properties fo:line-height="150%" fo:text-align="justify" style:justify-single-word="false"/>
      <style:text-properties officeooo:paragraph-rsid="00342c06"/>
    </style:style>
    <style:style style:name="P161" style:family="paragraph" style:parent-style-name="Standard">
      <style:paragraph-properties fo:line-height="150%" fo:text-align="justify" style:justify-single-word="false"/>
      <style:text-properties officeooo:paragraph-rsid="003eac1d"/>
    </style:style>
    <style:style style:name="P162" style:family="paragraph" style:parent-style-name="Standard">
      <style:paragraph-properties fo:line-height="150%" fo:text-align="justify" style:justify-single-word="false"/>
      <style:text-properties officeooo:paragraph-rsid="00415f1d"/>
    </style:style>
    <style:style style:name="P163" style:family="paragraph" style:parent-style-name="Standard">
      <style:paragraph-properties fo:line-height="150%" fo:text-align="justify" style:justify-single-word="false"/>
      <style:text-properties officeooo:paragraph-rsid="00558d88"/>
    </style:style>
    <style:style style:name="P164" style:family="paragraph" style:parent-style-name="Standard">
      <style:paragraph-properties fo:line-height="150%" fo:text-align="justify" style:justify-single-word="false"/>
      <style:text-properties officeooo:paragraph-rsid="0055e965"/>
    </style:style>
    <style:style style:name="P165" style:family="paragraph" style:parent-style-name="Standard">
      <style:paragraph-properties fo:line-height="150%" fo:text-align="justify" style:justify-single-word="false"/>
      <style:text-properties officeooo:paragraph-rsid="00bc52a5"/>
    </style:style>
    <style:style style:name="P166" style:family="paragraph" style:parent-style-name="Standard">
      <style:paragraph-properties fo:line-height="150%" fo:text-align="justify" style:justify-single-word="false"/>
      <style:text-properties officeooo:rsid="00137026" officeooo:paragraph-rsid="00abb9c2"/>
    </style:style>
    <style:style style:name="P167" style:family="paragraph" style:parent-style-name="Standard">
      <style:paragraph-properties fo:line-height="150%" fo:text-align="justify" style:justify-single-word="false"/>
      <style:text-properties officeooo:rsid="0016240d" officeooo:paragraph-rsid="00abb9c2"/>
    </style:style>
    <style:style style:name="P168" style:family="paragraph" style:parent-style-name="Standard">
      <style:paragraph-properties fo:line-height="150%" fo:text-align="justify" style:justify-single-word="false"/>
      <style:text-properties style:font-name="Big Caslon" fo:font-size="12pt" fo:font-style="normal" fo:font-weight="normal" officeooo:rsid="00bc52a5" officeooo:paragraph-rsid="00bc52a5" style:font-size-asian="10.5pt" style:font-style-asian="normal" style:font-weight-asian="normal" style:font-size-complex="12pt" style:font-style-complex="normal" style:font-weight-complex="normal"/>
    </style:style>
    <style:style style:name="P169" style:family="paragraph" style:parent-style-name="Standard">
      <style:paragraph-properties fo:line-height="150%" fo:text-align="justify" style:justify-single-word="false"/>
      <style:text-properties style:font-name="Big Caslon" fo:font-size="12pt" fo:font-style="normal" fo:font-weight="normal" officeooo:rsid="00be8336" officeooo:paragraph-rsid="00bc52a5"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50%" fo:text-align="justify" style:justify-single-word="false"/>
      <style:text-properties style:font-name="Big Caslon" fo:font-size="12pt" fo:font-style="normal" fo:font-weight="normal" officeooo:rsid="00beff09" officeooo:paragraph-rsid="00be8336" style:font-size-asian="10.5pt" style:font-style-asian="normal" style:font-weight-asian="normal" style:font-size-complex="12pt" style:font-style-complex="normal" style:font-weight-complex="normal"/>
    </style:style>
    <style:style style:name="P171" style:family="paragraph" style:parent-style-name="Standard">
      <style:paragraph-properties fo:line-height="150%" fo:text-align="justify" style:justify-single-word="false"/>
      <style:text-properties officeooo:paragraph-rsid="00be8336"/>
    </style:style>
    <style:style style:name="P172" style:family="paragraph" style:parent-style-name="Standard">
      <style:paragraph-properties fo:line-height="150%" fo:text-align="justify" style:justify-single-word="false"/>
      <style:text-properties officeooo:paragraph-rsid="00c371b7"/>
    </style:style>
    <style:style style:name="P173" style:family="paragraph" style:parent-style-name="Standard">
      <style:paragraph-properties fo:line-height="150%" fo:text-align="center" style:justify-single-word="false"/>
      <style:text-properties officeooo:paragraph-rsid="00c371b7"/>
    </style:style>
    <style:style style:name="P174" style:family="paragraph" style:parent-style-name="Standard">
      <style:paragraph-properties fo:line-height="150%" fo:text-align="justify" style:justify-single-word="false"/>
      <style:text-properties officeooo:rsid="00beff09" officeooo:paragraph-rsid="00beff09"/>
    </style:style>
    <style:style style:name="P175" style:family="paragraph" style:parent-style-name="Standard">
      <style:paragraph-properties fo:line-height="150%" fo:text-align="justify" style:justify-single-word="false"/>
      <style:text-properties officeooo:rsid="00c25c07" officeooo:paragraph-rsid="00c25c07"/>
    </style:style>
    <style:style style:name="P176" style:family="paragraph" style:parent-style-name="Standard">
      <style:paragraph-properties fo:line-height="150%" fo:text-align="justify" style:justify-single-word="false"/>
      <style:text-properties officeooo:rsid="00c371b7" officeooo:paragraph-rsid="00c371b7"/>
    </style:style>
    <style:style style:name="P177" style:family="paragraph" style:parent-style-name="Standard">
      <style:paragraph-properties fo:line-height="150%" fo:text-align="justify" style:justify-single-word="false"/>
      <style:text-properties officeooo:rsid="00c4dbc8" officeooo:paragraph-rsid="00c4dbc8"/>
    </style:style>
    <style:style style:name="T1" style:family="text">
      <style:text-properties officeooo:rsid="0029cfe3"/>
    </style:style>
    <style:style style:name="T2" style:family="text">
      <style:text-properties officeooo:rsid="002fb8a4"/>
    </style:style>
    <style:style style:name="T3" style:family="text">
      <style:text-properties fo:font-weight="normal" style:font-weight-asian="normal" style:font-weight-complex="normal"/>
    </style:style>
    <style:style style:name="T4" style:family="text">
      <style:text-properties fo:font-weight="normal" officeooo:rsid="0021ec69" style:font-weight-asian="normal" style:font-weight-complex="normal"/>
    </style:style>
    <style:style style:name="T5" style:family="text">
      <style:text-properties fo:font-weight="normal" officeooo:rsid="001e844e" style:font-weight-asian="normal" style:font-weight-complex="normal"/>
    </style:style>
    <style:style style:name="T6" style:family="text">
      <style:text-properties fo:font-weight="normal" officeooo:rsid="0028a00e" style:font-weight-asian="normal" style:font-weight-complex="normal"/>
    </style:style>
    <style:style style:name="T7" style:family="text">
      <style:text-properties fo:font-weight="normal" officeooo:rsid="0029cfe3" style:font-weight-asian="normal" style:font-weight-complex="normal"/>
    </style:style>
    <style:style style:name="T8" style:family="text">
      <style:text-properties fo:font-weight="normal" officeooo:rsid="0025fbb3" style:font-weight-asian="normal" style:font-weight-complex="normal"/>
    </style:style>
    <style:style style:name="T9" style:family="text">
      <style:text-properties fo:font-weight="normal" officeooo:rsid="0027d19b" style:font-weight-asian="normal" style:font-weight-complex="normal"/>
    </style:style>
    <style:style style:name="T10" style:family="text">
      <style:text-properties fo:font-weight="normal" officeooo:rsid="00282d65" style:font-weight-asian="normal" style:font-weight-complex="normal"/>
    </style:style>
    <style:style style:name="T11" style:family="text">
      <style:text-properties fo:font-weight="normal" officeooo:rsid="002a6a23" style:font-weight-asian="normal" style:font-weight-complex="normal"/>
    </style:style>
    <style:style style:name="T12" style:family="text">
      <style:text-properties fo:font-weight="normal" officeooo:rsid="002f06b1" style:font-weight-asian="normal" style:font-weight-complex="normal"/>
    </style:style>
    <style:style style:name="T13" style:family="text">
      <style:text-properties fo:font-weight="normal" officeooo:rsid="002bb685" style:font-weight-asian="normal" style:font-weight-complex="normal"/>
    </style:style>
    <style:style style:name="T14" style:family="text">
      <style:text-properties fo:font-weight="normal" officeooo:rsid="002c54e8" style:font-weight-asian="normal" style:font-weight-complex="normal"/>
    </style:style>
    <style:style style:name="T15" style:family="text">
      <style:text-properties fo:font-weight="normal" officeooo:rsid="003729c4" style:font-weight-asian="normal" style:font-weight-complex="normal"/>
    </style:style>
    <style:style style:name="T16" style:family="text">
      <style:text-properties fo:font-weight="normal" officeooo:rsid="002fb8a4" style:font-weight-asian="normal" style:font-weight-complex="normal"/>
    </style:style>
    <style:style style:name="T17" style:family="text">
      <style:text-properties fo:font-weight="normal" officeooo:rsid="0031add0" style:font-weight-asian="normal" style:font-weight-complex="normal"/>
    </style:style>
    <style:style style:name="T18" style:family="text">
      <style:text-properties fo:font-weight="normal" officeooo:rsid="0095337a" style:font-weight-asian="normal" style:font-weight-complex="normal"/>
    </style:style>
    <style:style style:name="T19" style:family="text">
      <style:text-properties fo:font-weight="normal" officeooo:rsid="00a08bd6" style:font-weight-asian="normal" style:font-weight-complex="normal"/>
    </style:style>
    <style:style style:name="T20" style:family="text">
      <style:text-properties fo:font-weight="normal" officeooo:rsid="00a3f7ef" style:font-weight-asian="normal" style:font-weight-complex="normal"/>
    </style:style>
    <style:style style:name="T21" style:family="text">
      <style:text-properties fo:font-weight="normal" officeooo:rsid="00af58a7" style:font-weight-asian="normal" style:font-weight-complex="normal"/>
    </style:style>
    <style:style style:name="T22" style:family="text">
      <style:text-properties officeooo:rsid="00342c06"/>
    </style:style>
    <style:style style:name="T23" style:family="text">
      <style:text-properties officeooo:rsid="0049a193"/>
    </style:style>
    <style:style style:name="T24" style:family="text">
      <style:text-properties officeooo:rsid="00558d88"/>
    </style:style>
    <style:style style:name="T25" style:family="text">
      <style:text-properties officeooo:rsid="0067c239"/>
    </style:style>
    <style:style style:name="T26" style:family="text">
      <style:text-properties officeooo:rsid="00681378"/>
    </style:style>
    <style:style style:name="T27" style:family="text">
      <style:text-properties fo:font-style="italic" style:font-style-asian="italic" style:font-style-complex="italic"/>
    </style:style>
    <style:style style:name="T28" style:family="text">
      <style:text-properties fo:font-style="italic" fo:font-weight="normal" officeooo:rsid="0031add0" style:font-style-asian="italic" style:font-weight-asian="normal" style:font-style-complex="italic" style:font-weight-complex="normal"/>
    </style:style>
    <style:style style:name="T29" style:family="text">
      <style:text-properties officeooo:rsid="0069063e"/>
    </style:style>
    <style:style style:name="T30" style:family="text">
      <style:text-properties officeooo:rsid="006aa691"/>
    </style:style>
    <style:style style:name="T31" style:family="text">
      <style:text-properties officeooo:rsid="007c58f0"/>
    </style:style>
    <style:style style:name="T32" style:family="text">
      <style:text-properties officeooo:rsid="00871f59"/>
    </style:style>
    <style:style style:name="T33" style:family="text">
      <style:text-properties officeooo:rsid="008a117f"/>
    </style:style>
    <style:style style:name="T3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4687c"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04fc4"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15f1d"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5d663"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9a193"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be63b"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558d88"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4f7053"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50552b"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5121a5"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5219f0"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529bee"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53f5ce"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55e965"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5f4760"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5722d9"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57b8dc"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67c239"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60f23e"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62d601"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62e23b"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636125"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681378" style:font-size-asian="10.5pt" style:font-style-asian="normal" style:font-weight-asian="normal" style:font-size-complex="12pt" style:font-style-complex="normal" style:font-weight-complex="normal"/>
    </style:style>
    <style:style style:name="T58" style:family="text">
      <style:text-properties fo:font-size="12pt" fo:font-style="normal" fo:font-weight="normal" officeooo:rsid="00704a5b"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6aa691"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6acc69"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6afa18"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6c78fd"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70c448"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769175"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72098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73af9e"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73ff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781de6"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794e15"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7c58f0"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82d977"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7db645"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7f987c"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8116a3"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81782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864b28"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86b839"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871f59"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890288"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8983ad"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8e1bd5"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8bd592"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8c4388"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093476d"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08e3135"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0902b53"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097ea93"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098a16f"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0b29c0f"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0b5e018"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01ec814"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0207a3f"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0b9771b"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bbfd2d"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95337a" style:font-size-asian="12pt" style:font-style-asian="normal" style:font-weight-asian="normal" style:font-size-complex="12pt" style:font-style-complex="normal" style:font-weight-complex="normal"/>
    </style:style>
    <style:style style:name="T9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7" style:family="text">
      <style:text-properties fo:font-size="12pt" fo:font-style="italic" fo:font-weight="normal" officeooo:rsid="003aa87d" style:font-size-asian="10.5pt" style:font-style-asian="italic" style:font-weight-asian="normal" style:font-size-complex="12pt" style:font-style-complex="italic" style:font-weight-complex="normal"/>
    </style:style>
    <style:style style:name="T98" style:family="text">
      <style:text-properties fo:font-size="12pt" fo:font-style="italic" fo:font-weight="normal" officeooo:rsid="003b7973" style:font-size-asian="10.5pt" style:font-style-asian="italic" style:font-weight-asian="normal" style:font-size-complex="12pt" style:font-style-complex="italic" style:font-weight-complex="normal"/>
    </style:style>
    <style:style style:name="T99" style:family="text">
      <style:text-properties fo:font-size="12pt" fo:font-style="italic" fo:font-weight="normal" officeooo:rsid="003c9e77" style:font-size-asian="10.5pt" style:font-style-asian="italic" style:font-weight-asian="normal" style:font-size-complex="12pt" style:font-style-complex="italic" style:font-weight-complex="normal"/>
    </style:style>
    <style:style style:name="T100" style:family="text">
      <style:text-properties fo:font-size="12pt" fo:font-style="italic" fo:font-weight="normal" officeooo:rsid="003e2943" style:font-size-asian="10.5pt" style:font-style-asian="italic" style:font-weight-asian="normal" style:font-size-complex="12pt" style:font-style-complex="italic" style:font-weight-complex="normal"/>
    </style:style>
    <style:style style:name="T101" style:family="text">
      <style:text-properties fo:font-size="12pt" fo:font-style="italic" fo:font-weight="normal" officeooo:rsid="0060f23e" style:font-size-asian="10.5pt" style:font-style-asian="italic" style:font-weight-asian="normal" style:font-size-complex="12pt" style:font-style-complex="italic" style:font-weight-complex="normal"/>
    </style:style>
    <style:style style:name="T102" style:family="text">
      <style:text-properties fo:font-size="12pt" fo:font-style="italic" fo:font-weight="normal" officeooo:rsid="006aa691" style:font-size-asian="10.5pt" style:font-style-asian="italic" style:font-weight-asian="normal" style:font-size-complex="12pt" style:font-style-complex="italic" style:font-weight-complex="normal"/>
    </style:style>
    <style:style style:name="T103" style:family="text">
      <style:text-properties fo:font-size="12pt" fo:font-style="italic" fo:font-weight="normal" officeooo:rsid="0070c448" style:font-size-asian="10.5pt" style:font-style-asian="italic" style:font-weight-asian="normal" style:font-size-complex="12pt" style:font-style-complex="italic" style:font-weight-complex="normal"/>
    </style:style>
    <style:style style:name="T104" style:family="text">
      <style:text-properties fo:font-size="12pt" fo:font-style="italic" fo:font-weight="normal" officeooo:rsid="008e3135" style:font-size-asian="10.5pt" style:font-style-asian="italic" style:font-weight-asian="normal" style:font-size-complex="12pt" style:font-style-complex="italic" style:font-weight-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31add0" style:font-style-asian="normal" style:font-weight-asian="normal" style:font-style-complex="normal" style:font-weight-complex="normal"/>
    </style:style>
    <style:style style:name="T107" style:family="text">
      <style:text-properties fo:font-style="normal" fo:font-weight="normal" officeooo:rsid="003333e0" style:font-style-asian="normal" style:font-weight-asian="normal" style:font-style-complex="normal" style:font-weight-complex="normal"/>
    </style:style>
    <style:style style:name="T108" style:family="text">
      <style:text-properties fo:font-style="normal" fo:font-weight="normal" officeooo:rsid="0095337a"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font-style="normal" officeooo:rsid="003333e0" style:font-style-asian="normal" style:font-style-complex="normal"/>
    </style:style>
    <style:style style:name="T111" style:family="text">
      <style:text-properties fo:font-style="normal" officeooo:rsid="0095337a" style:font-style-asian="normal" style:font-style-complex="normal"/>
    </style:style>
    <style:style style:name="T112" style:family="text">
      <style:text-properties officeooo:rsid="0095337a"/>
    </style:style>
    <style:style style:name="T113" style:family="text">
      <style:text-properties style:font-name="Big Caslon" fo:font-size="12pt" fo:font-weight="normal" style:font-size-asian="12pt" style:font-weight-asian="normal" style:font-size-complex="12pt" style:font-weight-complex="normal"/>
    </style:style>
    <style:style style:name="T114" style:family="text">
      <style:text-properties style:font-name="Big Caslon" fo:font-size="12pt" fo:font-weight="normal" officeooo:rsid="001e844e" style:font-size-asian="12pt" style:font-weight-asian="normal" style:font-size-complex="12pt" style:font-weight-complex="normal"/>
    </style:style>
    <style:style style:name="T115" style:family="text">
      <style:text-properties style:font-name="Big Caslon" fo:font-size="12pt" fo:font-weight="normal" officeooo:rsid="0021ec69" style:font-size-asian="12pt" style:font-weight-asian="normal" style:font-size-complex="12pt" style:font-weight-complex="normal"/>
    </style:style>
    <style:style style:name="T116" style:family="text">
      <style:text-properties style:font-name="Big Caslon" fo:font-size="12pt" fo:font-weight="normal" officeooo:rsid="0095337a" style:font-size-asian="12pt" style:font-weight-asian="normal" style:font-size-complex="12pt" style:font-weight-complex="normal"/>
    </style:style>
    <style:style style:name="T117" style:family="text">
      <style:text-properties style:font-name="Big Caslon" fo:font-size="12pt" fo:font-weight="normal" officeooo:rsid="002c54e8" style:font-size-asian="12pt" style:font-weight-asian="normal" style:font-size-complex="12pt" style:font-weight-complex="normal"/>
    </style:style>
    <style:style style:name="T118" style:family="text">
      <style:text-properties style:font-name="Big Caslon" fo:font-size="12pt" fo:font-weight="normal" officeooo:rsid="002e001b" style:font-size-asian="12pt" style:font-weight-asian="normal" style:font-size-complex="12pt" style:font-weight-complex="normal"/>
    </style:style>
    <style:style style:name="T119" style:family="text">
      <style:text-properties style:font-name="Big Caslon" fo:font-size="12pt" fo:font-weight="normal" officeooo:rsid="002f06b1" style:font-size-asian="12pt" style:font-weight-asian="normal" style:font-size-complex="12pt" style:font-weight-complex="normal"/>
    </style:style>
    <style:style style:name="T120" style:family="text">
      <style:text-properties style:font-name="Big Caslon" fo:font-size="12pt" fo:font-weight="normal" officeooo:rsid="001da3d7" style:font-size-asian="12pt" style:font-weight-asian="normal" style:font-size-complex="12pt" style:font-weight-complex="normal"/>
    </style:style>
    <style:style style:name="T121" style:family="text">
      <style:text-properties style:font-name="Big Caslon" fo:font-size="12pt" fo:font-weight="normal" officeooo:rsid="009eab34" style:font-size-asian="12pt" style:font-weight-asian="normal" style:font-size-complex="12pt" style:font-weight-complex="normal"/>
    </style:style>
    <style:style style:name="T122" style:family="text">
      <style:text-properties style:font-name="Big Caslon" fo:font-size="12pt" fo:font-weight="normal" officeooo:rsid="000f2288" style:font-size-asian="12pt" style:font-weight-asian="normal" style:font-size-complex="12pt" style:font-weight-complex="normal"/>
    </style:style>
    <style:style style:name="T123" style:family="text">
      <style:text-properties style:font-name="Big Caslon" fo:font-size="12pt" fo:font-weight="normal" officeooo:rsid="0011f08c" style:font-size-asian="12pt" style:font-weight-asian="normal" style:font-size-complex="12pt" style:font-weight-complex="normal"/>
    </style:style>
    <style:style style:name="T124" style:family="text">
      <style:text-properties style:font-name="Big Caslon" fo:font-size="12pt" fo:font-weight="normal" officeooo:rsid="00a08bd6" style:font-size-asian="12pt" style:font-weight-asian="normal" style:font-size-complex="12pt" style:font-weight-complex="normal"/>
    </style:style>
    <style:style style:name="T125" style:family="text">
      <style:text-properties style:font-name="Big Caslon" fo:font-size="12pt" fo:font-weight="normal" officeooo:rsid="001f9338" style:font-size-asian="12pt" style:font-weight-asian="normal" style:font-size-complex="12pt" style:font-weight-complex="normal"/>
    </style:style>
    <style:style style:name="T126" style:family="text">
      <style:text-properties style:font-name="Big Caslon" fo:font-size="12pt" fo:font-weight="normal" officeooo:rsid="00239ec5" style:font-size-asian="12pt" style:font-weight-asian="normal" style:font-size-complex="12pt" style:font-weight-complex="normal"/>
    </style:style>
    <style:style style:name="T127" style:family="text">
      <style:text-properties style:font-name="Big Caslon" fo:font-size="12pt" fo:font-weight="normal" officeooo:rsid="00a25baf" style:font-size-asian="12pt" style:font-weight-asian="normal" style:font-size-complex="12pt" style:font-weight-complex="normal"/>
    </style:style>
    <style:style style:name="T128" style:family="text">
      <style:text-properties style:font-name="Big Caslon" fo:font-size="12pt" fo:font-weight="normal" officeooo:rsid="001be00d" style:font-size-asian="12pt" style:font-weight-asian="normal" style:font-size-complex="12pt" style:font-weight-complex="normal"/>
    </style:style>
    <style:style style:name="T129" style:family="text">
      <style:text-properties style:font-name="Big Caslon" fo:font-size="12pt" fo:font-weight="normal" officeooo:rsid="00a339a3" style:font-size-asian="12pt" style:font-weight-asian="normal" style:font-size-complex="12pt" style:font-weight-complex="normal"/>
    </style:style>
    <style:style style:name="T130" style:family="text">
      <style:text-properties style:font-name="Big Caslon" fo:font-size="12pt" fo:font-weight="normal" officeooo:rsid="00a3f7ef" style:font-size-asian="12pt" style:font-weight-asian="normal" style:font-size-complex="12pt" style:font-weight-complex="normal"/>
    </style:style>
    <style:style style:name="T131" style:family="text">
      <style:text-properties style:font-name="Big Caslon" fo:font-size="12pt" fo:font-weight="normal" officeooo:rsid="00a4c315" style:font-size-asian="12pt" style:font-weight-asian="normal" style:font-size-complex="12pt" style:font-weight-complex="normal"/>
    </style:style>
    <style:style style:name="T132" style:family="text">
      <style:text-properties style:font-name="Big Caslon" fo:font-size="12pt" fo:font-weight="normal" officeooo:rsid="00a6424f" style:font-size-asian="12pt" style:font-weight-asian="normal" style:font-size-complex="12pt" style:font-weight-complex="normal"/>
    </style:style>
    <style:style style:name="T133" style:family="text">
      <style:text-properties style:font-name="Big Caslon" fo:font-size="12pt" fo:font-weight="normal" officeooo:rsid="0029cfe3" style:font-size-asian="12pt" style:font-weight-asian="normal" style:font-size-complex="12pt" style:font-weight-complex="normal"/>
    </style:style>
    <style:style style:name="T134" style:family="text">
      <style:text-properties style:font-name="Big Caslon" fo:font-size="12pt" fo:font-weight="normal" officeooo:rsid="00254679" style:font-size-asian="12pt" style:font-weight-asian="normal" style:font-size-complex="12pt" style:font-weight-complex="normal"/>
    </style:style>
    <style:style style:name="T135" style:family="text">
      <style:text-properties style:font-name="Big Caslon" fo:font-size="12pt" fo:font-weight="normal" officeooo:rsid="0012ff53" style:font-size-asian="12pt" style:font-weight-asian="normal" style:font-size-complex="12pt" style:font-weight-complex="normal"/>
    </style:style>
    <style:style style:name="T136" style:family="text">
      <style:text-properties style:font-name="Big Caslon" fo:font-size="12pt" fo:font-weight="normal" officeooo:rsid="00137026" style:font-size-asian="12pt" style:font-weight-asian="normal" style:font-size-complex="12pt" style:font-weight-complex="normal"/>
    </style:style>
    <style:style style:name="T137" style:family="text">
      <style:text-properties style:font-name="Big Caslon" fo:font-size="12pt" fo:font-weight="normal" officeooo:rsid="0019b7fb" style:font-size-asian="12pt" style:font-weight-asian="normal" style:font-size-complex="12pt" style:font-weight-complex="normal"/>
    </style:style>
    <style:style style:name="T138" style:family="text">
      <style:text-properties style:font-name="Big Caslon" fo:font-size="12pt" fo:font-weight="normal" officeooo:rsid="00257828" style:font-size-asian="12pt" style:font-weight-asian="normal" style:font-size-complex="12pt" style:font-weight-complex="normal"/>
    </style:style>
    <style:style style:name="T139" style:family="text">
      <style:text-properties style:font-name="Big Caslon" fo:font-size="12pt" fo:font-weight="normal" officeooo:rsid="00abb9c2" style:font-size-asian="12pt" style:font-weight-asian="normal" style:font-size-complex="12pt" style:font-weight-complex="normal"/>
    </style:style>
    <style:style style:name="T140" style:family="text">
      <style:text-properties style:font-name="Big Caslon" fo:font-size="12pt" fo:font-weight="normal" officeooo:rsid="0025fbb3" style:font-size-asian="12pt" style:font-weight-asian="normal" style:font-size-complex="12pt" style:font-weight-complex="normal"/>
    </style:style>
    <style:style style:name="T141" style:family="text">
      <style:text-properties style:font-name="Big Caslon" fo:font-size="12pt" fo:font-weight="normal" officeooo:rsid="00ace4db" style:font-size-asian="12pt" style:font-weight-asian="normal" style:font-size-complex="12pt" style:font-weight-complex="normal"/>
    </style:style>
    <style:style style:name="T142" style:family="text">
      <style:text-properties style:font-name="Big Caslon" fo:font-size="12pt" fo:font-weight="normal" officeooo:rsid="00ae5e8e" style:font-size-asian="12pt" style:font-weight-asian="normal" style:font-size-complex="12pt" style:font-weight-complex="normal"/>
    </style:style>
    <style:style style:name="T143" style:family="text">
      <style:text-properties style:font-name="Big Caslon" fo:font-size="12pt" fo:font-weight="normal" officeooo:rsid="00af58a7" style:font-size-asian="12pt" style:font-weight-asian="normal" style:font-size-complex="12pt" style:font-weight-complex="normal"/>
    </style:style>
    <style:style style:name="T144" style:family="text">
      <style:text-properties style:font-name="Big Caslon" fo:font-size="12pt" fo:font-weight="normal" officeooo:rsid="00b5e018" style:font-size-asian="12pt" style:font-weight-asian="normal" style:font-size-complex="12pt" style:font-weight-complex="normal"/>
    </style:style>
    <style:style style:name="T145" style:family="text">
      <style:text-properties style:font-name="Big Caslon" fo:font-size="12pt" fo:font-weight="normal" officeooo:rsid="00b8b115" style:font-size-asian="12pt" style:font-weight-asian="normal" style:font-size-complex="12pt" style:font-weight-complex="normal"/>
    </style:style>
    <style:style style:name="T146" style:family="text">
      <style:text-properties style:font-name="Big Caslon" fo:font-size="12pt" fo:font-style="normal" fo:font-weight="normal" style:font-size-asian="10.5pt" style:font-style-asian="normal" style:font-weight-asian="normal" style:font-size-complex="12pt" style:font-style-complex="normal" style:font-weight-complex="normal"/>
    </style:style>
    <style:style style:name="T147" style:family="text">
      <style:text-properties style:font-name="Big Caslon" fo:font-size="12pt" fo:font-style="normal" fo:font-weight="normal" officeooo:rsid="00415f1d" style:font-size-asian="10.5pt" style:font-style-asian="normal" style:font-weight-asian="normal" style:font-size-complex="12pt" style:font-style-complex="normal" style:font-weight-complex="normal"/>
    </style:style>
    <style:style style:name="T148" style:family="text">
      <style:text-properties style:font-name="Big Caslon" fo:font-size="12pt" fo:font-style="normal" fo:font-weight="normal" officeooo:rsid="00966e99" style:font-size-asian="10.5pt" style:font-style-asian="normal" style:font-weight-asian="normal" style:font-size-complex="12pt" style:font-style-complex="normal" style:font-weight-complex="normal"/>
    </style:style>
    <style:style style:name="T149" style:family="text">
      <style:text-properties style:font-name="Big Caslon" fo:font-size="12pt" fo:font-style="normal" fo:font-weight="normal" officeooo:rsid="0097ea93" style:font-size-asian="10.5pt" style:font-style-asian="normal" style:font-weight-asian="normal" style:font-size-complex="12pt" style:font-style-complex="normal" style:font-weight-complex="normal"/>
    </style:style>
    <style:style style:name="T150" style:family="text">
      <style:text-properties style:font-name="Big Caslon" fo:font-size="12pt" fo:font-style="normal" fo:font-weight="normal" officeooo:rsid="0049a193" style:font-size-asian="10.5pt" style:font-style-asian="normal" style:font-weight-asian="normal" style:font-size-complex="12pt" style:font-style-complex="normal" style:font-weight-complex="normal"/>
    </style:style>
    <style:style style:name="T151" style:family="text">
      <style:text-properties style:font-name="Big Caslon" fo:font-size="12pt" fo:font-style="normal" fo:font-weight="normal" officeooo:rsid="004be63b" style:font-size-asian="10.5pt" style:font-style-asian="normal" style:font-weight-asian="normal" style:font-size-complex="12pt" style:font-style-complex="normal" style:font-weight-complex="normal"/>
    </style:style>
    <style:style style:name="T152" style:family="text">
      <style:text-properties style:font-name="Big Caslon" fo:font-size="12pt" fo:font-style="normal" fo:font-weight="normal" officeooo:rsid="005baffc" style:font-size-asian="10.5pt" style:font-style-asian="normal" style:font-weight-asian="normal" style:font-size-complex="12pt" style:font-style-complex="normal" style:font-weight-complex="normal"/>
    </style:style>
    <style:style style:name="T153" style:family="text">
      <style:text-properties style:font-name="Big Caslon" fo:font-size="12pt" fo:font-style="normal" fo:font-weight="normal" officeooo:rsid="005994ef" style:font-size-asian="10.5pt" style:font-style-asian="normal" style:font-weight-asian="normal" style:font-size-complex="12pt" style:font-style-complex="normal" style:font-weight-complex="normal"/>
    </style:style>
    <style:style style:name="T154" style:family="text">
      <style:text-properties style:font-name="Big Caslon" fo:font-size="12pt" fo:font-style="normal" fo:font-weight="normal" officeooo:rsid="005f4760" style:font-size-asian="10.5pt" style:font-style-asian="normal" style:font-weight-asian="normal" style:font-size-complex="12pt" style:font-style-complex="normal" style:font-weight-complex="normal"/>
    </style:style>
    <style:style style:name="T155" style:family="text">
      <style:text-properties style:font-name="Big Caslon" fo:font-size="12pt" fo:font-style="normal" fo:font-weight="normal" officeooo:rsid="0067c239" style:font-size-asian="10.5pt" style:font-style-asian="normal" style:font-weight-asian="normal" style:font-size-complex="12pt" style:font-style-complex="normal" style:font-weight-complex="normal"/>
    </style:style>
    <style:style style:name="T156" style:family="text">
      <style:text-properties style:font-name="Big Caslon" fo:font-size="12pt" fo:font-style="normal" fo:font-weight="normal" officeooo:rsid="0062d601" style:font-size-asian="10.5pt" style:font-style-asian="normal" style:font-weight-asian="normal" style:font-size-complex="12pt" style:font-style-complex="normal" style:font-weight-complex="normal"/>
    </style:style>
    <style:style style:name="T157" style:family="text">
      <style:text-properties style:font-name="Big Caslon" fo:font-size="12pt" fo:font-style="normal" fo:font-weight="normal" officeooo:rsid="0062e23b" style:font-size-asian="10.5pt" style:font-style-asian="normal" style:font-weight-asian="normal" style:font-size-complex="12pt" style:font-style-complex="normal" style:font-weight-complex="normal"/>
    </style:style>
    <style:style style:name="T158" style:family="text">
      <style:text-properties style:font-name="Big Caslon" fo:font-size="12pt" fo:font-style="normal" fo:font-weight="normal" officeooo:rsid="00890288" style:font-size-asian="10.5pt" style:font-style-asian="normal" style:font-weight-asian="normal" style:font-size-complex="12pt" style:font-style-complex="normal" style:font-weight-complex="normal"/>
    </style:style>
    <style:style style:name="T159" style:family="text">
      <style:text-properties style:font-name="Big Caslon" fo:font-size="12pt" fo:font-style="normal" fo:font-weight="normal" officeooo:rsid="004c75e1" style:font-size-asian="10.5pt" style:font-style-asian="normal" style:font-weight-asian="normal" style:font-size-complex="12pt" style:font-style-complex="normal" style:font-weight-complex="normal"/>
    </style:style>
    <style:style style:name="T160" style:family="text">
      <style:text-properties style:font-name="Big Caslon" fo:font-size="12pt" fo:font-style="normal" fo:font-weight="normal" officeooo:rsid="004d5105" style:font-size-asian="10.5pt" style:font-style-asian="normal" style:font-weight-asian="normal" style:font-size-complex="12pt" style:font-style-complex="normal" style:font-weight-complex="normal"/>
    </style:style>
    <style:style style:name="T161" style:family="text">
      <style:text-properties style:font-name="Big Caslon" fo:font-size="12pt" fo:font-style="normal" fo:font-weight="normal" officeooo:rsid="00558d88" style:font-size-asian="10.5pt" style:font-style-asian="normal" style:font-weight-asian="normal" style:font-size-complex="12pt" style:font-style-complex="normal" style:font-weight-complex="normal"/>
    </style:style>
    <style:style style:name="T162" style:family="text">
      <style:text-properties style:font-name="Big Caslon" fo:font-size="12pt" fo:font-style="normal" fo:font-weight="normal" officeooo:rsid="0098a16f" style:font-size-asian="10.5pt" style:font-style-asian="normal" style:font-weight-asian="normal" style:font-size-complex="12pt" style:font-style-complex="normal" style:font-weight-complex="normal"/>
    </style:style>
    <style:style style:name="T163" style:family="text">
      <style:text-properties style:font-name="Big Caslon" fo:font-size="12pt" fo:font-style="normal" fo:font-weight="normal" officeooo:rsid="004f703d" style:font-size-asian="10.5pt" style:font-style-asian="normal" style:font-weight-asian="normal" style:font-size-complex="12pt" style:font-style-complex="normal" style:font-weight-complex="normal"/>
    </style:style>
    <style:style style:name="T164" style:family="text">
      <style:text-properties style:font-name="Big Caslon" fo:font-size="12pt" fo:font-style="normal" fo:font-weight="normal" officeooo:rsid="004f7053" style:font-size-asian="10.5pt" style:font-style-asian="normal" style:font-weight-asian="normal" style:font-size-complex="12pt" style:font-style-complex="normal" style:font-weight-complex="normal"/>
    </style:style>
    <style:style style:name="T165" style:family="text">
      <style:text-properties style:font-name="Big Caslon" fo:font-size="12pt" fo:font-style="normal" fo:font-weight="normal" officeooo:rsid="0057b8dc" style:font-size-asian="10.5pt" style:font-style-asian="normal" style:font-weight-asian="normal" style:font-size-complex="12pt" style:font-style-complex="normal" style:font-weight-complex="normal"/>
    </style:style>
    <style:style style:name="T166" style:family="text">
      <style:text-properties style:font-name="Big Caslon" fo:font-size="12pt" fo:font-style="normal" fo:font-weight="normal" officeooo:rsid="006aa691" style:font-size-asian="10.5pt" style:font-style-asian="normal" style:font-weight-asian="normal" style:font-size-complex="12pt" style:font-style-complex="normal" style:font-weight-complex="normal"/>
    </style:style>
    <style:style style:name="T167" style:family="text">
      <style:text-properties style:font-name="Big Caslon" fo:font-size="12pt" fo:font-style="normal" fo:font-weight="normal" officeooo:rsid="006acc69" style:font-size-asian="10.5pt" style:font-style-asian="normal" style:font-weight-asian="normal" style:font-size-complex="12pt" style:font-style-complex="normal" style:font-weight-complex="normal"/>
    </style:style>
    <style:style style:name="T168" style:family="text">
      <style:text-properties style:font-name="Big Caslon" fo:font-size="12pt" fo:font-style="normal" fo:font-weight="normal" officeooo:rsid="00704a5b" style:font-size-asian="10.5pt" style:font-style-asian="normal" style:font-weight-asian="normal" style:font-size-complex="12pt" style:font-style-complex="normal" style:font-weight-complex="normal"/>
    </style:style>
    <style:style style:name="T169" style:family="text">
      <style:text-properties style:font-name="Big Caslon" fo:font-size="12pt" fo:font-style="normal" fo:font-weight="normal" officeooo:rsid="0089abd5" style:font-size-asian="10.5pt" style:font-style-asian="normal" style:font-weight-asian="normal" style:font-size-complex="12pt" style:font-style-complex="normal" style:font-weight-complex="normal"/>
    </style:style>
    <style:style style:name="T170" style:family="text">
      <style:text-properties style:font-name="Big Caslon" fo:font-size="12pt" fo:font-style="normal" fo:font-weight="normal" officeooo:rsid="008a117f" style:font-size-asian="10.5pt" style:font-style-asian="normal" style:font-weight-asian="normal" style:font-size-complex="12pt" style:font-style-complex="normal" style:font-weight-complex="normal"/>
    </style:style>
    <style:style style:name="T171" style:family="text">
      <style:text-properties style:font-name="Big Caslon" fo:font-size="12pt" fo:font-style="normal" fo:font-weight="normal" officeooo:rsid="00342c06" style:font-size-asian="10.5pt" style:font-style-asian="normal" style:font-weight-asian="normal" style:font-size-complex="12pt" style:font-style-complex="normal" style:font-weight-complex="normal"/>
    </style:style>
    <style:style style:name="T172" style:family="text">
      <style:text-properties style:font-name="Big Caslon" fo:font-size="12pt" fo:font-style="normal" fo:font-weight="normal" officeooo:rsid="00b0da1e" style:font-size-asian="10.5pt" style:font-style-asian="normal" style:font-weight-asian="normal" style:font-size-complex="12pt" style:font-style-complex="normal" style:font-weight-complex="normal"/>
    </style:style>
    <style:style style:name="T173" style:family="text">
      <style:text-properties style:font-name="Big Caslon" fo:font-size="12pt" fo:font-style="normal" fo:font-weight="normal" officeooo:rsid="0035002e" style:font-size-asian="10.5pt" style:font-style-asian="normal" style:font-weight-asian="normal" style:font-size-complex="12pt" style:font-style-complex="normal" style:font-weight-complex="normal"/>
    </style:style>
    <style:style style:name="T174" style:family="text">
      <style:text-properties style:font-name="Big Caslon" fo:font-size="12pt" fo:font-style="normal" fo:font-weight="normal" officeooo:rsid="00376f40" style:font-size-asian="10.5pt" style:font-style-asian="normal" style:font-weight-asian="normal" style:font-size-complex="12pt" style:font-style-complex="normal" style:font-weight-complex="normal"/>
    </style:style>
    <style:style style:name="T175" style:family="text">
      <style:text-properties style:font-name="Big Caslon" fo:font-size="12pt" fo:font-style="normal" fo:font-weight="normal" officeooo:rsid="0044687c" style:font-size-asian="10.5pt" style:font-style-asian="normal" style:font-weight-asian="normal" style:font-size-complex="12pt" style:font-style-complex="normal" style:font-weight-complex="normal"/>
    </style:style>
    <style:style style:name="T176" style:family="text">
      <style:text-properties style:font-name="Big Caslon" fo:font-size="12pt" fo:font-style="normal" fo:font-weight="normal" officeooo:rsid="00b23a4b" style:font-size-asian="10.5pt" style:font-style-asian="normal" style:font-weight-asian="normal" style:font-size-complex="12pt" style:font-style-complex="normal" style:font-weight-complex="normal"/>
    </style:style>
    <style:style style:name="T177" style:family="text">
      <style:text-properties style:font-name="Big Caslon" fo:font-size="12pt" fo:font-style="normal" fo:font-weight="normal" officeooo:rsid="00394153" style:font-size-asian="10.5pt" style:font-style-asian="normal" style:font-weight-asian="normal" style:font-size-complex="12pt" style:font-style-complex="normal" style:font-weight-complex="normal"/>
    </style:style>
    <style:style style:name="T178" style:family="text">
      <style:text-properties style:font-name="Big Caslon" fo:font-size="12pt" fo:font-style="normal" fo:font-weight="normal" officeooo:rsid="003aa87d" style:font-size-asian="10.5pt" style:font-style-asian="normal" style:font-weight-asian="normal" style:font-size-complex="12pt" style:font-style-complex="normal" style:font-weight-complex="normal"/>
    </style:style>
    <style:style style:name="T179" style:family="text">
      <style:text-properties style:font-name="Big Caslon" fo:font-size="12pt" fo:font-style="normal" fo:font-weight="normal" officeooo:rsid="003e2943" style:font-size-asian="10.5pt" style:font-style-asian="normal" style:font-weight-asian="normal" style:font-size-complex="12pt" style:font-style-complex="normal" style:font-weight-complex="normal"/>
    </style:style>
    <style:style style:name="T180" style:family="text">
      <style:text-properties style:font-name="Big Caslon" fo:font-size="12pt" fo:font-style="normal" fo:font-weight="normal" officeooo:rsid="003eac1d" style:font-size-asian="10.5pt" style:font-style-asian="normal" style:font-weight-asian="normal" style:font-size-complex="12pt" style:font-style-complex="normal" style:font-weight-complex="normal"/>
    </style:style>
    <style:style style:name="T181" style:family="text">
      <style:text-properties style:font-name="Big Caslon" fo:font-size="12pt" fo:font-style="normal" fo:font-weight="normal" officeooo:rsid="00404fc4" style:font-size-asian="10.5pt" style:font-style-asian="normal" style:font-weight-asian="normal" style:font-size-complex="12pt" style:font-style-complex="normal" style:font-weight-complex="normal"/>
    </style:style>
    <style:style style:name="T182" style:family="text">
      <style:text-properties style:font-name="Big Caslon" fo:font-size="12pt" fo:font-style="normal" fo:font-weight="normal" officeooo:rsid="00b29c0f" style:font-size-asian="10.5pt" style:font-style-asian="normal" style:font-weight-asian="normal" style:font-size-complex="12pt" style:font-style-complex="normal" style:font-weight-complex="normal"/>
    </style:style>
    <style:style style:name="T183" style:family="text">
      <style:text-properties style:font-name="Big Caslon" fo:font-size="12pt" fo:font-style="normal" fo:font-weight="normal" officeooo:rsid="00b473d1" style:font-size-asian="10.5pt" style:font-style-asian="normal" style:font-weight-asian="normal" style:font-size-complex="12pt" style:font-style-complex="normal" style:font-weight-complex="normal"/>
    </style:style>
    <style:style style:name="T184" style:family="text">
      <style:text-properties style:font-name="Big Caslon" fo:font-size="12pt" fo:font-style="normal" fo:font-weight="normal" officeooo:rsid="00b5e018" style:font-size-asian="10.5pt" style:font-style-asian="normal" style:font-weight-asian="normal" style:font-size-complex="12pt" style:font-style-complex="normal" style:font-weight-complex="normal"/>
    </style:style>
    <style:style style:name="T185" style:family="text">
      <style:text-properties style:font-name="Big Caslon" fo:font-size="12pt" fo:font-style="normal" fo:font-weight="normal" officeooo:rsid="00b6c082" style:font-size-asian="10.5pt" style:font-style-asian="normal" style:font-weight-asian="normal" style:font-size-complex="12pt" style:font-style-complex="normal" style:font-weight-complex="normal"/>
    </style:style>
    <style:style style:name="T186" style:family="text">
      <style:text-properties style:font-name="Big Caslon" fo:font-size="12pt" fo:font-style="normal" fo:font-weight="normal" officeooo:rsid="00b8b115" style:font-size-asian="10.5pt" style:font-style-asian="normal" style:font-weight-asian="normal" style:font-size-complex="12pt" style:font-style-complex="normal" style:font-weight-complex="normal"/>
    </style:style>
    <style:style style:name="T187" style:family="text">
      <style:text-properties style:font-name="Big Caslon" fo:font-size="12pt" fo:font-style="normal" fo:font-weight="normal" officeooo:rsid="00529bee" style:font-size-asian="10.5pt" style:font-style-asian="normal" style:font-weight-asian="normal" style:font-size-complex="12pt" style:font-style-complex="normal" style:font-weight-complex="normal"/>
    </style:style>
    <style:style style:name="T188" style:family="text">
      <style:text-properties style:font-name="Big Caslon" fo:font-size="12pt" fo:font-style="normal" fo:font-weight="normal" officeooo:rsid="005722d9" style:font-size-asian="10.5pt" style:font-style-asian="normal" style:font-weight-asian="normal" style:font-size-complex="12pt" style:font-style-complex="normal" style:font-weight-complex="normal"/>
    </style:style>
    <style:style style:name="T189" style:family="text">
      <style:text-properties style:font-name="Big Caslon" fo:font-size="12pt" fo:font-style="normal" fo:font-weight="normal" officeooo:rsid="00b913a6" style:font-size-asian="10.5pt" style:font-style-asian="normal" style:font-weight-asian="normal" style:font-size-complex="12pt" style:font-style-complex="normal" style:font-weight-complex="normal"/>
    </style:style>
    <style:style style:name="T190" style:family="text">
      <style:text-properties style:font-name="Big Caslon" fo:font-size="12pt" fo:font-style="normal" fo:font-weight="normal" officeooo:rsid="00b9771b" style:font-size-asian="10.5pt" style:font-style-asian="normal" style:font-weight-asian="normal" style:font-size-complex="12pt" style:font-style-complex="normal" style:font-weight-complex="normal"/>
    </style:style>
    <style:style style:name="T191" style:family="text">
      <style:text-properties style:font-name="Big Caslon" fo:font-size="12pt" fo:font-style="normal" fo:font-weight="normal" officeooo:rsid="00bbfd2d" style:font-size-asian="10.5pt" style:font-style-asian="normal" style:font-weight-asian="normal" style:font-size-complex="12pt" style:font-style-complex="normal" style:font-weight-complex="normal"/>
    </style:style>
    <style:style style:name="T192" style:family="text">
      <style:text-properties style:font-name="Big Caslon" fo:font-size="12pt" fo:font-style="normal" fo:font-weight="normal" officeooo:rsid="00bc52a5" style:font-size-asian="10.5pt" style:font-style-asian="normal" style:font-weight-asian="normal" style:font-size-complex="12pt" style:font-style-complex="normal" style:font-weight-complex="normal"/>
    </style:style>
    <style:style style:name="T193" style:family="text">
      <style:text-properties style:font-name="Big Caslon" fo:font-size="12pt" fo:font-style="normal" fo:font-weight="normal" officeooo:rsid="00be02cd" style:font-size-asian="10.5pt" style:font-style-asian="normal" style:font-weight-asian="normal" style:font-size-complex="12pt" style:font-style-complex="normal" style:font-weight-complex="normal"/>
    </style:style>
    <style:style style:name="T194" style:family="text">
      <style:text-properties style:font-name="Big Caslon" fo:font-size="12pt" fo:font-style="normal" fo:font-weight="normal" officeooo:rsid="00be8336" style:font-size-asian="10.5pt" style:font-style-asian="normal" style:font-weight-asian="normal" style:font-size-complex="12pt" style:font-style-complex="normal" style:font-weight-complex="normal"/>
    </style:style>
    <style:style style:name="T195" style:family="text">
      <style:text-properties style:font-name="Big Caslon" fo:font-size="12pt" fo:font-style="normal" fo:font-weight="normal" officeooo:rsid="00beff09" style:font-size-asian="10.5pt" style:font-style-asian="normal" style:font-weight-asian="normal" style:font-size-complex="12pt" style:font-style-complex="normal" style:font-weight-complex="normal"/>
    </style:style>
    <style:style style:name="T196" style:family="text">
      <style:text-properties style:font-name="Big Caslon" fo:font-size="12pt" fo:font-style="normal" fo:font-weight="normal" officeooo:rsid="00c25c07" style:font-size-asian="10.5pt" style:font-style-asian="normal" style:font-weight-asian="normal" style:font-size-complex="12pt" style:font-style-complex="normal" style:font-weight-complex="normal"/>
    </style:style>
    <style:style style:name="T197" style:family="text">
      <style:text-properties style:font-name="Big Caslon" fo:font-size="12pt" fo:font-style="normal" fo:font-weight="normal" officeooo:rsid="00c371b7" style:font-size-asian="10.5pt" style:font-style-asian="normal" style:font-weight-asian="normal" style:font-size-complex="12pt" style:font-style-complex="normal" style:font-weight-complex="normal"/>
    </style:style>
    <style:style style:name="T198" style:family="text">
      <style:text-properties style:font-name="Big Caslon" fo:font-size="12pt" fo:font-style="normal" fo:font-weight="normal" officeooo:rsid="00c4dbc8" style:font-size-asian="10.5pt" style:font-style-asian="normal" style:font-weight-asian="normal" style:font-size-complex="12pt" style:font-style-complex="normal" style:font-weight-complex="normal"/>
    </style:style>
    <style:style style:name="T199" style:family="text">
      <style:text-properties style:font-name="Big Caslon" fo:font-size="12pt" fo:font-style="normal" fo:font-weight="normal" style:font-size-asian="12pt" style:font-style-asian="normal" style:font-weight-asian="normal" style:font-size-complex="12pt" style:font-style-complex="normal" style:font-weight-complex="normal"/>
    </style:style>
    <style:style style:name="T200" style:family="text">
      <style:text-properties style:font-name="Big Caslon" fo:font-size="12pt" fo:font-style="normal" fo:font-weight="normal" officeooo:rsid="0095337a" style:font-size-asian="12pt" style:font-style-asian="normal" style:font-weight-asian="normal" style:font-size-complex="12pt" style:font-style-complex="normal" style:font-weight-complex="normal"/>
    </style:style>
    <style:style style:name="T201" style:family="text">
      <style:text-properties style:font-name="Big Caslon" fo:font-size="12pt" fo:font-style="normal" fo:font-weight="normal" officeooo:rsid="0016240d" style:font-size-asian="12pt" style:font-style-asian="normal" style:font-weight-asian="normal" style:font-size-complex="12pt" style:font-style-complex="normal" style:font-weight-complex="normal"/>
    </style:style>
    <style:style style:name="T202" style:family="text">
      <style:text-properties style:font-name="Big Caslon" fo:font-size="12pt" fo:font-style="normal" fo:font-weight="normal" officeooo:rsid="0016d4d6" style:font-size-asian="12pt" style:font-style-asian="normal" style:font-weight-asian="normal" style:font-size-complex="12pt" style:font-style-complex="normal" style:font-weight-complex="normal"/>
    </style:style>
    <style:style style:name="T203" style:family="text">
      <style:text-properties style:font-name="Big Caslon" fo:font-size="12pt" fo:font-style="normal" fo:font-weight="normal" officeooo:rsid="0019b7fb" style:font-size-asian="12pt" style:font-style-asian="normal" style:font-weight-asian="normal" style:font-size-complex="12pt" style:font-style-complex="normal" style:font-weight-complex="normal"/>
    </style:style>
    <style:style style:name="T204" style:family="text">
      <style:text-properties style:font-name="Big Caslon" fo:font-size="12pt" fo:font-style="normal" fo:font-weight="normal" officeooo:rsid="00156cdb" style:font-size-asian="12pt" style:font-style-asian="normal" style:font-weight-asian="normal" style:font-size-complex="12pt" style:font-style-complex="normal" style:font-weight-complex="normal"/>
    </style:style>
    <style:style style:name="T205" style:family="text">
      <style:text-properties style:font-name="Big Caslon" fo:font-size="12pt" fo:font-style="normal" fo:font-weight="normal" officeooo:rsid="00257828" style:font-size-asian="12pt" style:font-style-asian="normal" style:font-weight-asian="normal" style:font-size-complex="12pt" style:font-style-complex="normal" style:font-weight-complex="normal"/>
    </style:style>
    <style:style style:name="T206" style:family="text">
      <style:text-properties style:font-name="Big Caslon" fo:font-size="12pt" fo:font-style="normal" fo:font-weight="normal" officeooo:rsid="0031add0" style:font-size-asian="12pt" style:font-style-asian="normal" style:font-weight-asian="normal" style:font-size-complex="12pt" style:font-style-complex="normal" style:font-weight-complex="normal"/>
    </style:style>
    <style:style style:name="T207" style:family="text">
      <style:text-properties style:font-name="Big Caslon" fo:font-size="12pt" fo:font-style="normal" fo:font-weight="normal" officeooo:rsid="00afba1c" style:font-size-asian="12pt" style:font-style-asian="normal" style:font-weight-asian="normal" style:font-size-complex="12pt" style:font-style-complex="normal" style:font-weight-complex="normal"/>
    </style:style>
    <style:style style:name="T208" style:family="text">
      <style:text-properties style:font-name="Big Caslon" fo:font-size="12pt" fo:font-style="italic" fo:font-weight="normal" officeooo:rsid="0049a193" style:font-size-asian="10.5pt" style:font-style-asian="italic" style:font-weight-asian="normal" style:font-size-complex="12pt" style:font-style-complex="italic" style:font-weight-complex="normal"/>
    </style:style>
    <style:style style:name="T209" style:family="text">
      <style:text-properties style:font-name="Big Caslon" fo:font-size="12pt" fo:font-style="italic" fo:font-weight="normal" officeooo:rsid="00376f40" style:font-size-asian="10.5pt" style:font-style-asian="italic" style:font-weight-asian="normal" style:font-size-complex="12pt" style:font-style-complex="italic" style:font-weight-complex="normal"/>
    </style:style>
    <style:style style:name="T210" style:family="text">
      <style:text-properties style:font-name="Big Caslon" fo:font-size="12pt" fo:font-style="italic" fo:font-weight="normal" style:font-size-asian="12pt" style:font-style-asian="italic" style:font-weight-asian="normal" style:font-size-complex="12pt" style:font-style-complex="italic" style:font-weight-complex="normal"/>
    </style:style>
    <style:style style:name="T211" style:family="text">
      <style:text-properties style:font-name="Big Caslon" fo:font-size="12pt" fo:font-style="italic" fo:font-weight="normal" officeooo:rsid="00137026" style:font-size-asian="12pt" style:font-style-asian="italic" style:font-weight-asian="normal" style:font-size-complex="12pt" style:font-style-complex="italic" style:font-weight-complex="normal"/>
    </style:style>
    <style:style style:name="T212" style:family="text">
      <style:text-properties officeooo:rsid="0095337a" style:font-size-asian="12pt"/>
    </style:style>
    <style:style style:name="T213" style:family="text">
      <style:text-properties officeooo:rsid="0097ea93"/>
    </style:style>
    <style:style style:name="T214" style:family="text">
      <style:text-properties officeooo:rsid="00abb9c2"/>
    </style:style>
    <style:style style:name="T215" style:family="text">
      <style:text-properties officeooo:rsid="00ace4db"/>
    </style:style>
    <style:style style:name="T216" style:family="text">
      <style:text-properties officeooo:rsid="00afba1c"/>
    </style:style>
    <style:style style:name="T217" style:family="text">
      <style:text-properties officeooo:rsid="00b8b115"/>
    </style:style>
    <style:style style:name="T218" style:family="text">
      <style:text-properties officeooo:rsid="00b977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2"><text:span text:style-name="T2">m</text:span>etime</text:p>
      <text:p text:style-name="P1"/>
      <text:p text:style-name="P1"/>
      <text:p text:style-name="P1"/>
      <text:p text:style-name="P1"/>
      <text:p text:style-name="P1"/>
      <text:p text:style-name="P1"/>
      <text:p text:style-name="P1"/>
      <text:p text:style-name="P3"/>
      <text:p text:style-name="P4"><text:soft-page-break/><text:span text:style-name="T22">1: </text:span>The Bad Body</text:p>
      <text:p text:style-name="P3"/>
      <text:p text:style-name="P9"/>
      <text:p text:style-name="P146"><text:span text:style-name="T128">My name was Yuka, and I was a good boy. My home was Paddock Primrose, and it was </text:span><text:span text:style-name="T127">a fine home</text:span><text:span text:style-name="T128">. </text:span><text:span text:style-name="T127">I don’t remember ever wanting to leave. N</text:span><text:span text:style-name="T128">ot before the bad body, </text:span><text:span text:style-name="T127">that is</text:span><text:span text:style-name="T128">. I do remember watching Mr Smile, </text:span><text:span text:style-name="T127">though</text:span><text:span text:style-name="T128">. Especially at day’s end, when activit</text:span><text:span text:style-name="T127">ies</text:span><text:span text:style-name="T128"> and dinner were over, and dream-drink had been </text:span><text:span text:style-name="T127">taken</text:span><text:span text:style-name="T128">. And I and the other chums were </text:span><text:span text:style-name="T127">relaxed and giggly</text:span><text:span text:style-name="T128">, and Mr Smile would g</text:span><text:span text:style-name="T127">lide</text:span><text:span text:style-name="T128"> back </text:span><text:span text:style-name="T120">into the Thumb.</text:span></text:p>
      <text:p text:style-name="P146"><text:span text:style-name="T120"><text:tab/>We called it the Thumb because it looked like one. Actually it didn’t, but there was nothing else </text:span><text:span text:style-name="T114">in the paddock</text:span><text:span text:style-name="T120"> resembling it more closely, and so the Thumb it became. It was large and flesh-coloured, and it protruded from the turf in the very centre of the paddock like some </text:span><text:span text:style-name="T129">inquisitive</text:span><text:span text:style-name="T120"> giant sitting below us all had </text:span><text:span text:style-name="T129">thrust it up and got stuck there </text:span><text:span text:style-name="T142">somehow</text:span><text:span text:style-name="T120">. </text:span><text:span text:style-name="T129">I</text:span><text:span text:style-name="T120">n the front of it there was a </text:span><text:span text:style-name="T142">door of sorts</text:span><text:span text:style-name="T120">, and that was where Mr Smile would come out. He came out </text:span><text:span text:style-name="T121">three</text:span><text:span text:style-name="T120"> times a day. For breakfast, </text:span><text:span text:style-name="T142">for</text:span><text:span text:style-name="T120"> lunch, </text:span><text:span text:style-name="T121">and </text:span><text:span text:style-name="T124">then </text:span><text:span text:style-name="T129">to give out</text:span><text:span text:style-name="T121"> </text:span><text:span text:style-name="T120">dinner and dream-drink. And then he went back in again. Sometimes he came for other reasons, but </text:span><text:span text:style-name="T130">we didn’t like to t</text:span><text:span text:style-name="T142">alk</text:span><text:span text:style-name="T130"> about those</text:span><text:span text:style-name="T124">.</text:span></text:p>
      <text:p text:style-name="P156"><text:span text:style-name="T120"><text:tab/></text:span><text:span text:style-name="T142">Occasionally though</text:span><text:span text:style-name="T120">, and especially after dream-drink, </text:span><text:span text:style-name="T124">we</text:span><text:span text:style-name="T120"> would follow Mr Smile as he returned to the Thumb, eager for a glimpse of what lay beyond the </text:span><text:span text:style-name="T130">door</text:span><text:span text:style-name="T120">, which would close as soon as Mr Smile had passed through – the </text:span><text:span text:style-name="T130">thumb</text:span><text:span text:style-name="T120">nail, as it were. </text:span><text:bookmark-start text:name="__DdeLink__26147_3996027454"/><text:span text:style-name="T120">We </text:span><text:span text:style-name="T124">often speculate</text:span><text:span text:style-name="T130">d</text:span><text:span text:style-name="T120"> about it; it was a favourite </text:span><text:span text:style-name="T130">topic</text:span><text:span text:style-name="T120"> of conversation among the chums – </text:span><text:span text:style-name="T114">Minty, Jasper, and I, in particular. Jasper believed that </text:span><text:span text:style-name="T122">Jessameen </text:span><text:span text:style-name="T130">herself</text:span><text:span text:style-name="T122"> lived in there, and that Mr Smile would report back to her </text:span><text:span text:style-name="T124">on</text:span><text:span text:style-name="T122"> how we were doing e</text:span><text:span text:style-name="T124">ach</text:span><text:span text:style-name="T122"> day. I didn’t believe that – for a start, Mr Smile was not the only Guardian, and the Thumb was far too small for all of them to be gathered </text:span><text:span text:style-name="T130">together</text:span><text:span text:style-name="T122"> there. </text:span><text:span text:style-name="T123">I </text:span><text:span text:style-name="T124">was sure</text:span><text:span text:style-name="T123"> that Mr Smile lived in there </text:span><text:span text:style-name="T124">quite happily</text:span><text:span text:style-name="T123"> all by himself. </text:span><text:span text:style-name="T114">Minty didn’t agree with either of us, </text:span><text:span text:style-name="T130">however</text:span><text:span text:style-name="T114">. She believed that the Thumb must extend down below Paddock Primrose – not as part of a giant, but to a different place altogether. She said that this was the only thing that made sense as, </text:span><text:span text:style-name="T124">if not, then</text:span><text:span text:style-name="T114"> where did </text:span><text:span text:style-name="T142">all </text:span><text:span text:style-name="T114">our food come from?</text:span><text:bookmark-end text:name="__DdeLink__26147_3996027454"/></text:p>
      <text:p text:style-name="P11"><text:span text:style-name="T5"><text:tab/></text:span><text:span text:style-name="T4">E</text:span><text:span text:style-name="T5">very </text:span><text:span text:style-name="T19">so often</text:span><text:span text:style-name="T5">, a chum would go beyond looking, and approach the opening as Mr Smile reentered, even to the point of being close enough to touch </text:span><text:span text:style-name="T4">the sides of the </text:span><text:span text:style-name="T20">thumb</text:span><text:span text:style-name="T4">nail</text:span><text:span text:style-name="T5">. And at these times Mr Smile would stop, and he’d look at the chum, and he’d say:</text:span></text:p>
      <text:p text:style-name="P20"/>
      <text:p text:style-name="P146"><text:span text:style-name="T114">‘</text:span><text:span text:style-name="T124">No</text:span><text:span text:style-name="T115">.</text:span><text:span text:style-name="T114">’</text:span></text:p>
      <text:p text:style-name="P20"/>
      <text:p text:style-name="P157"><text:soft-page-break/><text:span text:style-name="T114">And the chum would look disappointed, </text:span><text:span text:style-name="T115">but</text:span><text:span text:style-name="T114"> he or she would </text:span><text:span text:style-name="T115">obey</text:span><text:span text:style-name="T114">, and Mr Smile would disappear as usual. We </text:span><text:span text:style-name="T115">always</text:span><text:span text:style-name="T114"> move</text:span><text:span text:style-name="T115">d</text:span><text:span text:style-name="T114"> away, </text:span><text:span text:style-name="T130">in the end</text:span><text:span text:style-name="T114">. I can</text:span><text:span text:style-name="T142"> only</text:span><text:span text:style-name="T114"> remember one time when a chum didn’t. It was </text:span><text:span text:style-name="T125">Chimp.</text:span><text:span text:style-name="T115"> He pretended to </text:span><text:span text:style-name="T142">step back</text:span><text:span text:style-name="T115">, but then as soon as Mr Smile’s back was turned, he rushed over and tried to follow him in. And then Mr Smile </text:span><text:span text:style-name="T144">put him in Refinement</text:span><text:span text:style-name="T115">. Chimp never tried to get into the Thumb again </text:span><text:span text:style-name="T131">after that</text:span><text:span text:style-name="T115">. None of us did.</text:span></text:p>
      <text:p text:style-name="P21"/>
      <text:p text:style-name="P157"><text:span text:style-name="T115"><text:tab/></text:span><text:span text:style-name="T126">For the most part, however, no</text:span><text:span text:style-name="T127">ne</text:span><text:span text:style-name="T126"> of us had any desire to leave Paddock Primrose, where we had each other, and everything we </text:span><text:span text:style-name="T127">needed. </text:span><text:span text:style-name="T126">I dreamed sometimes, </text:span><text:span text:style-name="T127">about the World, and what it would be like at the Reawakening</text:span><text:span text:style-name="T126">. And </text:span><text:span text:style-name="T127">after those dreams </text:span><text:span text:style-name="T126">I would </text:span><text:span text:style-name="T127">usually</text:span><text:span text:style-name="T126"> wake up </text:span><text:span text:style-name="T127">with</text:span><text:span text:style-name="T126"> a strange, </text:span><text:span text:style-name="T127">hollow</text:span><text:span text:style-name="T126"> feeling, as though I’d lost something dear to me, </text:span><text:span text:style-name="T127">something I’d never known</text:span><text:span text:style-name="T126">. But </text:span><text:span text:style-name="T127">my faith was strong, and</text:span><text:span text:style-name="T126"> th</text:span><text:span text:style-name="T127">e</text:span><text:span text:style-name="T126"> feeling soon wore off, and I was happy once more. Until the bad body, that is.</text:span></text:p>
      <text:p text:style-name="P158"><text:span text:style-name="T126"><text:tab/></text:span><text:span text:style-name="T114">I</text:span><text:span text:style-name="T135">t happened one evening after dinner. </text:span><text:span text:style-name="T136">Mr Smile had given out d</text:span><text:span text:style-name="T126">ream-drink and departed into the Thumb </text:span><text:span text:style-name="T132">as usual</text:span><text:span text:style-name="T126">. </text:span><text:span text:style-name="T135">We were all sitting by the willow tree, where we would often gather after nightfall, lying on our backs and </text:span><text:span text:style-name="T136">feeling </text:span><text:span text:style-name="T135">the moonlight</text:span><text:span text:style-name="T137"> on our faces </text:span><text:span text:style-name="T135">as it trickled down through the branches like a shining white liquid. </text:span><text:span text:style-name="T126">We were talking of the day’s </text:span><text:span text:style-name="T145">training</text:span><text:span text:style-name="T126">, and how we had </text:span><text:span text:style-name="T136">each</text:span><text:span text:style-name="T126"> done. Jasper was a natural runner, and could beat </text:span><text:span text:style-name="T135">most of </text:span><text:span text:style-name="T126">us quite easily, </text:span><text:span text:style-name="T133">something</text:span><text:span text:style-name="T126"> he was very proud of. </text:span><text:span text:style-name="T135">I myself was</text:span><text:span text:style-name="T134"> not especially </text:span><text:span text:style-name="T132">athletic</text:span><text:span text:style-name="T134">. </text:span><text:span text:style-name="T135">But I didn’t mind, as neither was Minty.</text:span><text:span text:style-name="T134"> </text:span><text:span text:style-name="T132">During the </text:span><text:span text:style-name="T134">races </text:span><text:span text:style-name="T136">she and I </text:span><text:span text:style-name="T134">would sometimes hang back so we could talk to each other, which to me always seemed a lot more enjoyable than winning. </text:span><text:span text:style-name="T135">But to the other chums, winning a race was as good as it got in Paddock Primrose. And Jasper won more than anyone.</text:span></text:p>
      <text:p text:style-name="P42"/>
      <text:p text:style-name="P158"><text:span text:style-name="T135">‘</text:span><text:span text:style-name="T136">I just </text:span><text:span text:style-name="T211">knew</text:span><text:span text:style-name="T136">,’ he was saying. ‘I just knew that Apple was right behind me. I could </text:span><text:span text:style-name="T211">feel</text:span><text:span text:style-name="T136"> him gaining on me. And I was finished at that point, I knew I couldn’t run any faster. But! Do you know what I thought to myself?’</text:span></text:p>
      <text:p text:style-name="P43"/>
      <text:p text:style-name="P43">There was a general shaking of heads; a few of the chums were gazing at him with lax expressions of adoration.</text:p>
      <text:p text:style-name="P43"/>
      <text:p text:style-name="P166"><text:span text:style-name="T113">‘I thought: </text:span><text:span text:style-name="T210">Jasper, what would Ilya do? </text:span><text:span text:style-name="T199">And I </text:span><text:span text:style-name="T210">knew</text:span><text:span text:style-name="T199">, that if it were Ilya, and he were being chased by monsters, then he would never give up. That he would find the very last reserves of strength within him, and make it ahead. And so that’s what I did. I tapped into my secret strength, and suddenly I blasted ahead!’</text:span></text:p>
      <text:p text:style-name="P48"/>
      <text:p text:style-name="P48"><text:soft-page-break/>There was a great cheer! I glanced at Minty, who was lying next to me, and she grinned at me.</text:p>
      <text:p text:style-name="P48"/>
      <text:p text:style-name="P166"><text:span text:style-name="T199">‘And well done to Apple, he did the best that he could,’ Jasper continued, as the cheer</text:span><text:span text:style-name="T204">s</text:span><text:span text:style-name="T199"> died down, </text:span><text:span text:style-name="T204">and the only sound was of one of the chums coughing. ‘But in that moment, the spir</text:span><text:span text:style-name="T201">i</text:span><text:span text:style-name="T204">t of Ilya was within me, and no one could have outpaced me, not even Janarus himself.’ Jasper paused to let the profundity of his statement resonate, but the silence was broken by more coughing.</text:span></text:p>
      <text:p text:style-name="P49"/>
      <text:p text:style-name="P158"><text:span text:style-name="T204">‘Truly, I tapped into something great and powerful within me, that I never knew I had. And chums! If I have it, then so do all of you. I know that each and every one of you contains great potential and power, if you could only access it… alright who’s </text:span><text:span text:style-name="T201">doing that</text:span><text:span text:style-name="T204">?’</text:span></text:p>
      <text:p text:style-name="P49"/>
      <text:p text:style-name="P167"><text:span text:style-name="T204">W</text:span><text:span text:style-name="T199">hoever it was was coughing even harder now. I looked up, and saw that it was Pixie. She had been sitting hugging her knees while Jasper had been speaking, but now her head was bent over, and she was emitting huge raspy coughs. Velvet, who was sitting next to her, reached out a hand and rubbed her back. ‘Pixie, take deep breaths.’</text:span></text:p>
      <text:p text:style-name="P50"/>
      <text:p text:style-name="P50">Pixie looked up and managed to stop coughing. ‘I’m fine,’ she said, seeming to gasp for air. ‘Sorry Jasper, I…’ but she couldn’t speak, as she began to cough again, harder than ever, great hacking wheezes. Suddenly, she stood up, brushing Velvet’s arm off roughly. The rest of the chums had been murmuring good-naturedly before, but now everyone grew silent. I could tell they were scared – I felt scared too. Even Jasper looked unsure of himself, and was staring at Pixie in bewilderment, almost as though he were afraid she might attack him.</text:p>
      <text:p text:style-name="P158"><text:span text:style-name="T201"><text:tab/></text:span><text:span text:style-name="T202">Pixie staggered forward, clutching at her throat. The coughing had stopped, and it seemed as though she w</text:span><text:span text:style-name="T203">ere</text:span><text:span text:style-name="T202"> struggling to breathe. Everyone scrambled out the way as she passed, as if they thought that by touching her they might also be affected. Then, she collapsed forwards, folding over onto her face as though she’d been hit with a giant hammer. I could see her dark form quivering in the moonlight. Nobody moved, except for Velvet, who rushed over to her side and bent down. We all followed slowly, until a circle had formed around Pixie. </text:span><text:span text:style-name="T205">Minty broke away from us and rested a hand on Velvet’s back.</text:span></text:p>
      <text:p text:style-name="P51"/>
      <text:p text:style-name="P44">What’<text:span text:style-name="T214">s </text:span><text:span text:style-name="T1">happen</text:span><text:span text:style-name="T214">ing to her</text:span>?’ she asked.</text:p>
      <text:p text:style-name="P44"/>
      <text:p text:style-name="P158"><text:soft-page-break/><text:span text:style-name="T138">‘I don’t know,’ Velvet replied, her voice higher than usual. </text:span><text:span text:style-name="T139">Pixie</text:span><text:span text:style-name="T134"> </text:span><text:span text:style-name="T138">was shivering violently,</text:span><text:span text:style-name="T134"> her arms clasped tight around her body like she was trying to squeeze something out of her. Her smooth skin was slick with sweat, and her toes clenched and unclenched sporadically. Her expression was </text:span><text:span text:style-name="T139">of extreme agony</text:span><text:span text:style-name="T134"> – her eyes were scrunched </text:span><text:span text:style-name="T140">shut</text:span><text:span text:style-name="T134"> and she bit her lip and a constant spasming whine escaped her lips.</text:span></text:p>
      <text:p text:style-name="P44"/>
      <text:p text:style-name="P19"><text:span text:style-name="T3">Minty squatted on the turf next to </text:span><text:span text:style-name="T18">Pixie</text:span><text:span text:style-name="T3">, causing the other chums to s</text:span><text:span text:style-name="T8">tep back hurriedly </text:span><text:span text:style-name="T3">as though it were </text:span><text:span text:style-name="T8">they in such proximity to her. Minty put a hand on </text:span><text:span text:style-name="T18">Pixie</text:span><text:span text:style-name="T8">’s brow, wiping away the sweat. </text:span></text:p>
      <text:p text:style-name="P23"/>
      <text:p text:style-name="P17"><text:span text:style-name="T8">‘</text:span><text:span text:style-name="T18">Pixie</text:span><text:span text:style-name="T8">,’ she said, her voice </text:span><text:span text:style-name="T15">low and soothing</text:span><text:span text:style-name="T8">. ‘</text:span><text:span text:style-name="T18">Pixie</text:span><text:span text:style-name="T8">, </text:span><text:span text:style-name="T7">what</text:span><text:span text:style-name="T8"> happened?’</text:span></text:p>
      <text:p text:style-name="P23"/>
      <text:p text:style-name="P23"><text:span text:style-name="T205">For a moment </text:span><text:span text:style-name="T111">Pixie</text:span><text:span text:style-name="T205"> said nothing, just continued to whine softly. But then she opened her eyes and looked at Minty leaning over her, and I was shocked to see that they were bulbous and streaked with red.</text:span></text:p>
      <text:p text:style-name="P45"><text:tab/><text:bookmark text:name="__DdeLink__62651_3996027454"/></text:p>
      <text:p text:style-name="P12"><text:span text:style-name="T8">‘</text:span><text:span text:style-name="T9">It hur</text:span><text:span text:style-name="T6">ts</text:span><text:span text:style-name="T8">,’ she mu</text:span><text:span text:style-name="T9">rmured</text:span><text:span text:style-name="T8">, sounding as though the words cost her a great effort.</text:span></text:p>
      <text:p text:style-name="P22"/>
      <text:p text:style-name="P12"><text:span text:style-name="T8">‘</text:span><text:span text:style-name="T9">What h</text:span><text:span text:style-name="T7">urts</text:span><text:span text:style-name="T9">?’</text:span></text:p>
      <text:p text:style-name="P24"/>
      <text:p text:style-name="P16"><text:span text:style-name="T18">Pixie</text:span><text:span text:style-name="T9"> shook her head, and a tear </text:span><text:span text:style-name="T7">slipped</text:span><text:span text:style-name="T9"> down her cheek. ‘Please…’ she whispered, making a gurgling noise in her throat. ‘Help me.’</text:span></text:p>
      <text:p text:style-name="P22"/>
      <text:p text:style-name="P16"><text:span text:style-name="T8">M</text:span><text:span text:style-name="T9">inty got to her feet and looked at me, and I could tell </text:span><text:span text:style-name="T10">that </text:span><text:span text:style-name="T6">she was frightened</text:span><text:span text:style-name="T9">. Nothing like this had ever happened before in Paddock Primrose. </text:span><text:span text:style-name="T10">And if it had happened to </text:span><text:span text:style-name="T18">Pixie</text:span><text:span text:style-name="T10">, could it happen to any of us? </text:span><text:span text:style-name="T7">A babble of talk broke out among the chums, as they speculated on what might be wrong with her. Amongst the chatter, Minty looked at Jasper and I significantly, and the three of us withdrew a short distance. Once we were a few feet away from the others, Minty looked anxiously back at </text:span><text:span text:style-name="T18">Pixie</text:span><text:span text:style-name="T7">, before shaking her head.</text:span></text:p>
      <text:p text:style-name="P25"/>
      <text:p text:style-name="P25">‘She’s in pain,’ she said.</text:p>
      <text:p text:style-name="P25"/>
      <text:p text:style-name="P25">‘How?’ Jasper looked incredulous. ‘Nothing happened to her. She didn’t trip, or fall. And the pain, it seems to be coming from inside of her, not outside.’</text:p>
      <text:p text:style-name="P26"><text:soft-page-break/></text:p>
      <text:p text:style-name="P10"><text:span text:style-name="T7">M</text:span><text:span text:style-name="T3">inty shook her head. ‘We have to do something. Take her to the sleeping area at least, so she can be comfortable.’</text:span></text:p>
      <text:p text:style-name="P27"/>
      <text:p text:style-name="P27">‘We shouldn’t touch her.’ Jasper looked obstinate. ‘What if by touching her, our bodies become bad too? What do you think?’ he asked me, seeing Minty’s hesitation.</text:p>
      <text:p text:style-name="P27"/>
      <text:p text:style-name="P27">Whatever my reply would have been, I was saved from giving it, because at that moment a cry went up from the chums:</text:p>
      <text:p text:style-name="P27"/>
      <text:p text:style-name="P27">‘Mr Smile! Mr Smile is coming!’</text:p>
      <text:p text:style-name="P27"/>
      <text:p text:style-name="P13"><text:span text:style-name="T11">We all looked towards the Thumb and, sure enough, </text:span><text:span text:style-name="T21">there was </text:span><text:span text:style-name="T11">Mr Smile, gliding smoothly </text:span><text:span text:style-name="T12">over</text:span><text:span text:style-name="T11"> the turf towards us. I felt mingled relief and fear – </text:span><text:span text:style-name="T12">Mr Smile hardly ever came out when he wasn’t supposed to</text:span><text:span text:style-name="T11">.</text:span><text:bookmark text:name="__DdeLink__62653_3996027454"/></text:p>
      <text:p text:style-name="P16"><text:span text:style-name="T13"><text:tab/>Everyone fell silent as Mr Smile approached, moving aside to let him reach </text:span><text:span text:style-name="T18">Pixie</text:span><text:span text:style-name="T13">. Some of the chums whined and hopped </text:span><text:span text:style-name="T12">as they</text:span><text:span text:style-name="T13"> struggle</text:span><text:span text:style-name="T12">d</text:span><text:span text:style-name="T13"> to contain their excitement, but no one spoke. Everyone knew that Mr Smile had little patience for unruliness. Slowly, </text:span><text:span text:style-name="T12">he</text:span><text:span text:style-name="T13"> came to a halt directly in front of </text:span><text:span text:style-name="T18">Pixie</text:span><text:span text:style-name="T13">, who opened her bulging, red eyes and watched him balefully. She was still shivering violently, and I wondered what could possibly be done for her. Mr Smile extended all six of his arms to </text:span><text:span text:style-name="T18">Pixie</text:span><text:span text:style-name="T13">. The first stroked her hair softly, and the second scratched her tummy. The others, meanwhile, began to probe along </text:span><text:span text:style-name="T18">Pixie</text:span><text:span text:style-name="T13">’s body, pressing down upon every part from her legs </text:span><text:span text:style-name="T14">and</text:span><text:span text:style-name="T13"> buttocks </text:span><text:span text:style-name="T14">to her neck and chest. As he did so, his black face began to glow a soft pink colour. Several minutes went by, as we all watched, </text:span><text:span text:style-name="T12">our impatience rising</text:span><text:span text:style-name="T14">. At last, Mr Smile removed all his hands from </text:span><text:span text:style-name="T18">Pixie</text:span><text:span text:style-name="T14">’s body, and his face was black once more.</text:span></text:p>
      <text:p text:style-name="P28"/>
      <text:p text:style-name="P147"><text:span text:style-name="T117">‘Good </text:span><text:span text:style-name="T116">Pixie.’ </text:span><text:span text:style-name="T117">His voice was smooth and warm as always. ‘Good girl. </text:span><text:span text:style-name="T116">She opens her</text:span><text:span text:style-name="T117"> mouth.’</text:span></text:p>
      <text:p text:style-name="P28"/>
      <text:p text:style-name="P30"><text:span text:style-name="T112">Pixie</text:span> obeyed and, reaching one of his hands into a hole that opened suddenly within his chest, Mr Smile withdrew something that was too small for us to see. Gently, he placed it in her mouth, and held her jaws closed until she swallowed. ‘Good girl,’ he repeated, stroking her hair once more. Almost immediately, <text:span text:style-name="T112">Pixie</text:span>’s body went limp, and her eyes closed, and she appeared to all of us to be asleep. Extending his arms once more, Mr Smile lifted her up, and turned to face us.</text:p>
      <text:p text:style-name="P29"><text:soft-page-break/></text:p>
      <text:p text:style-name="P148"><text:span text:style-name="T117">‘</text:span><text:span text:style-name="T141">They have all</text:span><text:span text:style-name="T118"> been very good today, to care so much about </text:span><text:span text:style-name="T116">their</text:span><text:span text:style-name="T118"> chum. </text:span><text:span text:style-name="T116">They</text:span><text:span text:style-name="T118"> have nothing to worry about. </text:span><text:span text:style-name="T116">They will go</text:span><text:span text:style-name="T118"> and play. </text:span><text:span text:style-name="T119">I</text:span><text:span text:style-name="T118">t will be bedtime soon. </text:span><text:span text:style-name="T143">I love them.</text:span><text:span text:style-name="T118">’</text:span></text:p>
      <text:p text:style-name="P31"/>
      <text:p text:style-name="P33">No one moved. Minty said: ‘What’s wrong with <text:span text:style-name="T112">Pixie</text:span>?’</text:p>
      <text:p text:style-name="P32"/>
      <text:p text:style-name="P32">Mr Smile turned his head <text:span text:style-name="T215">slowly</text:span> towards her, fixing her with the full beam of his wide, static grin.</text:p>
      <text:p text:style-name="P32"/>
      <text:p text:style-name="P147"><text:span text:style-name="T118">‘</text:span><text:span text:style-name="T116">They</text:span><text:span text:style-name="T118"> have nothing to worry about,’ he repeated. ‘</text:span><text:span text:style-name="T116">Pixie</text:span><text:span text:style-name="T118"> is sleeping early today. She was very tired. </text:span><text:span text:style-name="T116">They</text:span><text:span text:style-name="T118"> have nothing to worry about. </text:span><text:span text:style-name="T116">They will go</text:span><text:span text:style-name="T118"> and play. </text:span><text:span text:style-name="T143">I love them.</text:span><text:span text:style-name="T118">’</text:span></text:p>
      <text:p text:style-name="P32"/>
      <text:p text:style-name="P35">And before any of us could speak further, he glided off towards the sleeping area, <text:span text:style-name="T112">Pixie</text:span>’s limp body dangling from either side of his arms.</text:p>
      <text:p text:style-name="P34"/>
      <text:p text:style-name="P34"/>
      <text:p text:style-name="P36">***</text:p>
      <text:p text:style-name="P36"/>
      <text:p text:style-name="P36"/>
      <text:p text:style-name="P38">The sleeping area was covered by a low roof at the edge of the paddock under which ten soft mats and bedding lay – one for each us. There was little talk that night – most of the chums had been deeply unsettled by what had happened to <text:span text:style-name="T112">Pixie. </text:span><text:span text:style-name="T216">A</text:span>fter <text:span text:style-name="T216">taking her</text:span> away, Mr Smile had returned and given out extra helpings of dream-drink. As a result, everyone was snoring away, hands dangling over the edges of their mats, expressions of euphoria on their faces. <text:span text:style-name="T112">Pixie</text:span> herself was also fast asleep, her body still and peaceful, except for the occasional spasm of her feet. I, too, was drifting off, a vision of the day’s races filling my mind, when I heard Minty whisper to me. Her mat was on the very end, <text:span text:style-name="T216">right </text:span>next to mine, and sometimes we would talk a while before sleep.</text:p>
      <text:p text:style-name="P37"/>
      <text:p text:style-name="P37">‘I can’t stop thinking about it.’ I could see the dark outline of her hair and shoulder against the dim light of the paddock, but her expression was totally obscured.</text:p>
      <text:p text:style-name="P37"/>
      <text:p text:style-name="P14"><text:span text:style-name="T16">‘</text:span><text:span text:style-name="T17">About what?’ I replied, my mind lingering lazily on a wonderful high-jump I had made.</text:span></text:p>
      <text:p text:style-name="P39"/>
      <text:p text:style-name="P41"><text:soft-page-break/>‘<text:span text:style-name="T112">Pixie</text:span>, of course,’ she whispered, her voice urgent now. ‘There was something wrong with her. And Mr Smile knew what it was.’</text:p>
      <text:p text:style-name="P39"/>
      <text:p text:style-name="P39">‘Whatever it was, Mr Smile fixed her. She’s fine now.’</text:p>
      <text:p text:style-name="P39"/>
      <text:p text:style-name="P40">Minty was silent for a moment. From my other side Jasper emitted a low snort in his sleep.</text:p>
      <text:p text:style-name="P40"/>
      <text:p text:style-name="P40">‘Do you think Mr Smile really loves us?’</text:p>
      <text:p text:style-name="P40"/>
      <text:p text:style-name="P40">‘Of course he does. Why would you say that?’</text:p>
      <text:p text:style-name="P40"/>
      <text:p text:style-name="P15"><text:span text:style-name="T17">She seemed to hesitate. ‘I know he </text:span><text:span text:style-name="T28">says</text:span><text:span text:style-name="T106"> he does. But sometimes I don’t feel it. His voice is nice and warm. But sometimes I feel I can hear it more clearly, somehow, and behind it all it seems terribly cold. Why didn’t he tell us what had happened to her?’</text:span></text:p>
      <text:p text:style-name="P46"/>
      <text:p text:style-name="P159"><text:span text:style-name="T206">‘Well…’ I began, but the truth was that I had no answer. </text:span><text:span text:style-name="T207">Did Mr Smile love us? My own experience suggested otherwise. But we had no choice but to trust him. After all, he was our Guardian. Without him, none of us would have survived the killings, and lived to fight with Ilya when the Reawakening finally came. And so I told Minty what I wanted to believe.</text:span><text:span text:style-name="T206"> ‘If we needed to know, he would tell us. </text:span><text:span text:style-name="T207">Mr Smile can be harsh, sometimes. But he is our protector. </text:span><text:span text:style-name="T206">As long as we’re good, </text:span><text:span text:style-name="T207">then he is good to us too</text:span><text:span text:style-name="T206">.’</text:span></text:p>
      <text:p text:style-name="P46"/>
      <text:p text:style-name="P46">I sensed rather than saw Minty reach out her arm across the gap between our mats. I reached mine out too, and our hands met, and I clasped hers hard in mine.</text:p>
      <text:p text:style-name="P46"/>
      <text:p text:style-name="P46">‘I’m scared,’ <text:span text:style-name="T216">she whispered.</text:span></text:p>
      <text:p text:style-name="P46"/>
      <text:p text:style-name="P46">‘I won’t let anything happen to you. I promise.’</text:p>
      <text:p text:style-name="P46"/>
      <text:p text:style-name="P18"><text:span text:style-name="T105">We slept peacefully through the night – the extra dose of dream-drink brought a heavy, </text:span><text:span text:style-name="T107">oblivious slumber. But when we awoke the next morning, </text:span><text:span text:style-name="T108">Pixie</text:span><text:span text:style-name="T107"> was gone.</text:span></text:p>
      <text:p text:style-name="P47"/>
      <text:p text:style-name="P47"/>
      <text:p text:style-name="P5"><text:soft-page-break/><text:span text:style-name="T110">2: </text:span><text:span text:style-name="T109">Paddock Primrose</text:span></text:p>
      <text:p text:style-name="P6"/>
      <text:p text:style-name="P6"/>
      <text:p text:style-name="P160"><text:span text:style-name="T171">Paddock Primrose was a </text:span><text:span text:style-name="T172">large</text:span><text:span text:style-name="T171"> circular area. </text:span><text:span text:style-name="T173">If you started walking </text:span><text:span text:style-name="T172">along</text:span><text:span text:style-name="T173"> the perimeter after dinner time, you could get all the way around and still have </text:span><text:span text:style-name="T174">time </text:span><text:span text:style-name="T172">left</text:span><text:span text:style-name="T173"> to play before bed. Alternatively, you could choose any point along the edge, and walk </text:span><text:span text:style-name="T172">straight </text:span><text:span text:style-name="T173">over to the other side, and it would always take you one thousand two hundred and sixty-nine steps, more or less. The ground was covered in soft, springy green turf, for the most part, except for where it met the </text:span><text:span text:style-name="T186">training</text:span><text:span text:style-name="T173"> area, or the Thumb, or the special play-room. The perimeter itself was formed of a hard, smooth material, that extended straight up into the sky with no cracks or fissues. But the remarkable thing about it was that you could see yourself in it. It had taken some time, I remember, in the beginning, for me to realise that the person I was seeing in the perimeter was myself. It was so realistic, as large as I was, with the same skin and hands and feet. But it wasn’t long before we all knew that we were seeing ourselves, somehow. The effect of this material was quite amazing – it made Paddock Primrose feel enormous, as though it stretched out into forever around us, and only once you got up close to it, and felt its cold touch on your skin, that you realised you could go no further.</text:span></text:p>
      <text:p text:style-name="P160"><text:span text:style-name="T173"><text:tab/></text:span><text:span text:style-name="T174">I had lived in Paddock Primrose for as long as I could remember. I </text:span><text:span text:style-name="T172">recalled nothing of my life before, or the World outside</text:span><text:span text:style-name="T174">. </text:span><text:span text:style-name="T172">Every day was more or less the same</text:span><text:span text:style-name="T174">. </text:span><text:span text:style-name="T172">But sometimes things changed, or chums did.</text:span><text:span text:style-name="T174"> Mao, for example. Mao had been one of us – for a long while it had seemed – but even </text:span><text:span text:style-name="T172">at that time</text:span><text:span text:style-name="T174"> he had begun to fade into memory already. I’d been especially fond of Mao, and gained an enjoyment from his company that I found with no one else. He had, what I can only describe as </text:span><text:span text:style-name="T209">wisdom</text:span><text:span text:style-name="T174">, a deep air of knowledge to him that belied his outward appearance, which otherwise was all but identical to our own. </text:span><text:span text:style-name="T175">He often wore a</text:span><text:span text:style-name="T174"> strange smile on his face, as though he were a party to some joke that the rest of us were oblivious to. And I observed that he much preferred to listen than to speak. While the rest of played, or chatted, he would rarely join in, but watch us from the side, always smiling that odd smile. And yet no one resented him; if questioned, he would always respond with good humour, and he had an air of authority to him, so that after a while many of the chums came to defer to him almost as they would to Mr Smile, except that Mao was </text:span><text:span text:style-name="T176">a chum, and Mr Smile was something else.</text:span></text:p>
      <text:p text:style-name="P160"><text:span text:style-name="T174"><text:tab/></text:span><text:span text:style-name="T177">But Mao would talk to me. We had many conversations which, when I recalled them, seemed mostly to consist of him questioning me on various things – thoughts I’d had, things I wanted or liked, what I thought of my surroundings. But it wasn’t only one-sided – Mao also taught me many things. He was a wonderful storyteller, and he would often make stories to amuse me by </text:span><text:soft-page-break/><text:span text:style-name="T177">selecting some random element from the paddock and weaving a tale about it: the tree that learned to speak, the flying toy block, the sleeping mats that started out despising each other, but then became friends. He told me other things as well, things </text:span><text:span text:style-name="T176">about the World</text:span><text:span text:style-name="T177">. That </text:span><text:span text:style-name="T176">it was</text:span><text:span text:style-name="T177"> bigger, far bigger than Paddock Primrose. That </text:span><text:span text:style-name="T176">in the beginning,</text:span><text:span text:style-name="T177"> chums like us had existed in a wide open space, not like a paddock at all, with no perimeter in fact, but the surface of an enormous ball, so that if you walked far enough, you could actually walk all the way around the ball, and get back to where you started. Except, Mao said, that it was so far that you’d probably wear your legs out before you’d even got halfway. And the chums made things, many marvellous and beautiful things for their own amusement. </text:span><text:span text:style-name="T176">Do you remember it</text:span><text:span text:style-name="T177">? I asked him, but he shook his head, and said no, he said that another chum had told him these things, a long time ago, </text:span><text:span text:style-name="T178">before I had arrived in Paddock Primrose. Did he tell you no more? I asked. And Mao gave me one of his odd smiles, and said, no, but he did tell me a very old rhyme, that was sung by those chums in the far distant pas</text:span><text:span text:style-name="T179">t</text:span><text:span text:style-name="T178">. The rhyme went:</text:span></text:p>
      <text:p text:style-name="P52"/>
      <text:p text:style-name="P124"><text:span text:style-name="T97">O</text:span><text:span text:style-name="T98">ne that </text:span><text:span text:style-name="T99">walks in pale sunrise,</text:span><text:span text:style-name="T98"> two that </text:span><text:span text:style-name="T99">weep yet have no eyes</text:span><text:span text:style-name="T98">,</text:span></text:p>
      <text:p text:style-name="P124"><text:span text:style-name="T98">Three that </text:span><text:span text:style-name="T99">under dreaming sleep</text:span><text:span text:style-name="T98">, four that </text:span><text:span text:style-name="T99">secrets have to keep</text:span><text:span text:style-name="T98">,</text:span></text:p>
      <text:p text:style-name="P125"><text:span text:style-name="T99">All for one </text:span><text:span text:style-name="T100">where ground and sky are farthest from the naked eye,</text:span></text:p>
      <text:p text:style-name="P111">Into itself one must divide to enter to a world gone by</text:p>
      <text:p text:style-name="P111"/>
      <text:p text:style-name="P161"><text:span text:style-name="T176">What does it mean</text:span><text:span text:style-name="T180">? I asked. And Mao said, these are words, and words are just sounds. Meaning must be given to them. And so, </text:span><text:span text:style-name="T175">only you can answer that</text:span><text:span text:style-name="T180">. He was frustrating, sometimes, in his inability to give a straight answer. But I never forgot those words, as even if they had no meaning, they were beautiful. And once I thought so, I began to understand at last the meaning of what Mao had said.</text:span></text:p>
      <text:p text:style-name="P53"/>
      <text:p text:style-name="P53"/>
      <text:p text:style-name="P54">***</text:p>
      <text:p text:style-name="P54"/>
      <text:p text:style-name="P54"/>
      <text:p text:style-name="P147"><text:span text:style-name="T181">We awoke, as usual, to the sun, which rose from behind the sleeping area, its beams gradually illuminating Paddock Primrose through the soft </text:span><text:span text:style-name="T182">white</text:span><text:span text:style-name="T181"> mist of the sky. We had little time to ponder </text:span><text:span text:style-name="T200">Pixie</text:span><text:span text:style-name="T181">’s disappearance, as Mr Smile came out very soon after sunrise, in order to deliver breakfast.</text:span></text:p>
      <text:p text:style-name="P55"><text:tab/>As usual, we lined up outside the sleeping area in the order of our mats, waiting for Mr Smile to set out our food. <text:span text:style-name="T23">N</text:span>o one dared speak just yet – mealtimes were among the strictest of our <text:soft-page-break/>daily activities, as there was nothing like the prospect of a hot breakfast to cause a chum to disregard protocol.</text:p>
      <text:p text:style-name="P126"><text:span text:style-name="T36"><text:tab/>Starting with Spotty at one end of the line, Mr Smile reached a hand into the open compartment in his torso and extracted a bowl, which </text:span><text:span text:style-name="T35">h</text:span><text:span text:style-name="T36">e then placed on the turf in front of her. Spotty began to whine and jiggle back and forth on her heels, but otherwise she didn’t move; she knew that she hadn’t long to wait. At last, Mr Smile deposited the final bowl in front of Minty, and then glided </text:span><text:span text:style-name="T89">a little way </text:span><text:span text:style-name="T36">away before coming to a halt, and making a loud, cheerful whistling sound. That was the signal. Instantly, all of us dropped to our knees, and began to eat. </text:span><text:span text:style-name="T37">It was the red soft food that morning, along with the brown hard food, which I particularly liked. As we ate, it was usual for Mr Smile to glide softly behind us, using his six smooth arms to stroke and pet us, and tickle too if we were lucky. But as I looked up between mouthfuls, I saw that he was still in front of us, motionless, his </text:span><text:span text:style-name="T89">perpetual</text:span><text:span text:style-name="T37"> smile fixed upon a point to my right. Looking </text:span><text:span text:style-name="T90">round</text:span><text:span text:style-name="T37">, I saw that Minty had not bent down to eat, but was standing quite still, and was watching Mr Smile with a defiant expression. Neither of them spoke, but slowly, as I watched, the other chums began to notice, and disregard their breakfasts, half-finished in their bowls. Soon there was silence, which quickly became oppressive, as Mr Smile remained motionless, and Minty shifted her feet awkwardly, but still returned his gaze.</text:span></text:p>
      <text:p text:style-name="P56"/>
      <text:p text:style-name="P58">‘Where’s <text:span text:style-name="T212">Pixie</text:span>?’ Her tone was light, as though asking a normal <text:s/>question, but it made the air seem thick and charged, and everyone looked fearfully towards Mr Smile.</text:p>
      <text:p text:style-name="P56"/>
      <text:p text:style-name="P149"><text:span text:style-name="T182">Mr Smile didn’t reply at first. Then, after a few seconds: </text:span><text:span text:style-name="T147">‘</text:span><text:span text:style-name="T148">She hasn’t</text:span><text:span text:style-name="T147"> eaten </text:span><text:span text:style-name="T148">her</text:span><text:span text:style-name="T147"> breakfast.’</text:span></text:p>
      <text:p text:style-name="P56"/>
      <text:p text:style-name="P56">‘Please.’ Minty’s tone was polite, but even firmer. ‘Where is she? Is she OK?’</text:p>
      <text:p text:style-name="P56"/>
      <text:p text:style-name="P162"><text:span text:style-name="T147">Mr Smile looked around at all the chums, who </text:span><text:span text:style-name="T182">immediately looked down at their bowls</text:span><text:span text:style-name="T147">, expressions of fear filling their faces. </text:span><text:span text:style-name="T182">Then he turned to Minty once more.</text:span></text:p>
      <text:p text:style-name="P57"/>
      <text:p text:style-name="P147"><text:span text:style-name="T147">‘</text:span><text:span text:style-name="T200">Pixie</text:span><text:span text:style-name="T147"> was </text:span><text:span text:style-name="T182">not a good girl. She </text:span><text:span text:style-name="T183">neglected to show her faith in Ilya, and her love for Jessameen.</text:span><text:span text:style-name="T147"> </text:span><text:span text:style-name="T182">And when one </text:span><text:span text:style-name="T183">forgets these things</text:span><text:span text:style-name="T147">, </text:span><text:span text:style-name="T183">Janarus sees</text:span><text:span text:style-name="T147">. </text:span><text:span text:style-name="T183">And he knows. And he gets inside </text:span><text:span text:style-name="T184">one’s</text:span><text:span text:style-name="T183"> body, and makes it bad.</text:span><text:span text:style-name="T147"> And it has to be made good again. </text:span><text:span text:style-name="T200">Pixie</text:span><text:span text:style-name="T147"> is being made better. She will be fine, there is nothing to worry about. Now,’ he said, turning to the rest of the chums. ‘</text:span><text:span text:style-name="T149">They will eat their</text:span><text:span text:style-name="T147"> breakfast, it will soon be time for s, </text:span><text:span text:style-name="T149">they</text:span><text:span text:style-name="T147"> haven’t had water yet.’</text:span></text:p>
      <text:p text:style-name="P57"><text:soft-page-break/></text:p>
      <text:p text:style-name="P59">But the other chums did not seem satisfied with Mr Smile’s answer; no one resumed eating, but continued to stare at him, looking troubled.</text:p>
      <text:p text:style-name="P59"/>
      <text:p text:style-name="P59">‘When will she come back?’ asked Jasper.</text:p>
      <text:p text:style-name="P59"/>
      <text:p text:style-name="P59">‘Where is she now?’ said Velvet.</text:p>
      <text:p text:style-name="P59"/>
      <text:p text:style-name="P127"><text:span text:style-name="T35">The chums continued to ask questions, to which Mr Smile made no reply, but waited until they all had stopped speaking. </text:span><text:span text:style-name="T38">The silence was</text:span><text:span text:style-name="T35"> extremely tense – people had questioned Mr Smile before, </text:span><text:span text:style-name="T38">but never all of us at the same time. It was impossible to gauge what Mr Smile was thinking or feeling, his expression never wavered, and his tone was always pleasant and measured, no matter what was being said.</text:span></text:p>
      <text:p text:style-name="P145"><text:span text:style-name="T38"><text:tab/></text:span><text:bookmark-start text:name="__DdeLink__21381_4220456449"/><text:span text:style-name="T38">Throughout the questions his gaze had been fixed firmly on Minty, and it still was. Suddenly he looked at Spotty instead. Spotty was watching nervously, like everyone else, while continuing to take handfuls of red food and putting it in her mouth. Perhaps due to her distraction, she had been eating sloppily, and her face was a mess of red and brown. </text:span><text:span text:style-name="T39">Without speaking, Mr Smile glided over to her. </text:span><text:span text:style-name="T91">As he <text:s/>came to a stop in front of her, the rest of us grew quiet.</text:span><text:bookmark-end text:name="__DdeLink__21381_4220456449"/></text:p>
      <text:p text:style-name="P145"><text:span text:style-name="T91"><text:tab/>There was a tense silence; nobody spoke; Mr Smile just stared at Spotty without speaking, while Spotty herself </text:span><text:span text:style-name="T92">seemed to wilt before him, refusing to look at him, just staring down at her feet, so I couldn’t see her face any longer, just tufts of bushy black hair. Then, after a moment Mr Smile said:</text:span></text:p>
      <text:p text:style-name="P110"/>
      <text:p text:style-name="P110">‘She looks at me.’</text:p>
      <text:p text:style-name="P110"/>
      <text:p text:style-name="P110">Slowly, Spotty looked up. Her face was still covered in food, and she made a feeble attempt to wipe it, but then her hand dropped, quivering, to her side.</text:p>
      <text:p text:style-name="P110"/>
      <text:p text:style-name="P110">‘Is she enjoying her breakfast?’</text:p>
      <text:p text:style-name="P110"/>
      <text:p text:style-name="P110">Spotty looked sideways at us, but no one said anything. Then, she looked at Mr Smile, and nodded briefly.</text:p>
      <text:p text:style-name="P110"/>
      <text:p text:style-name="P110"><text:soft-page-break/>‘Does she want some more?’</text:p>
      <text:p text:style-name="P110"/>
      <text:p text:style-name="P110">Spotty looked totally distraught now. She said nothing, but then, almost imperceptibly, she shook her head.</text:p>
      <text:p text:style-name="P110"/>
      <text:p text:style-name="P110">Slowly, Mr Smile extended two of his arms. With the first, he clutched Spotty’s chin firmly, and angled her head so she was facing him. Then, with the other, he lifted Spotty’s foodbowl off the ground. Bringing it up until it was level with her hairline, he every so slowly tipped it forward, until the rest of Spotty’s food began to trickle out over Spotty’s face. Spotty said nothing, nor made any attempt to stop Mr Smile. Her expression was inscrutable. Soon, the bowl was empty; there hadn’t been much food left over in it. With a measured gesture, Mr Smile replaced the foodbowl inside the compartment in his torso, and released Spotty’s face.</text:p>
      <text:p text:style-name="P110"/>
      <text:p text:style-name="P110">‘To be clean is to be virtuous,’ he said, quoting Ilya, passage number two. Then: ‘Spotty will go to Refinement.’</text:p>
      <text:p text:style-name="P110"/>
      <text:p text:style-name="P110">There were several low gasps of astonishment from the chums, but no one spoke. I craned around to get a better look at Spotty. She hadn’t moved, but her eyes were pink and glistening.</text:p>
      <text:p text:style-name="P110"/>
      <text:p text:style-name="P110">‘She will clean herself first.’</text:p>
      <text:p text:style-name="P110"/>
      <text:p text:style-name="P61">Spotty turned and ran off towards the washing area. I was shocked. Refinement was usually reserved for the worst transgressions, of which Spotty’s certainly had not been. Why was Mr Smile doing this?</text:p>
      <text:p text:style-name="P61"/>
      <text:p text:style-name="P147"><text:span text:style-name="T208"><text:s/></text:span><text:span text:style-name="T150">‘</text:span><text:span text:style-name="T151">Chums,’ said Mr Smile, addressing all of us</text:span><text:span text:style-name="T152"> as if nothing had happened</text:span><text:span text:style-name="T151">. ‘What happened to </text:span><text:span text:style-name="T200">Pixie</text:span><text:span text:style-name="T151"> was upsetting. But good chums, excellent chums, have nothing to be afraid of. We will have double games today. And </text:span><text:span text:style-name="T185">an extra half an hour</text:span><text:span text:style-name="T151"> for lunch. Now,’ he paused, as all of the chums had cheered in excitement at this, ‘</text:span><text:span text:style-name="T149">They will go to their </text:span><text:span text:style-name="T151">s. It is already getting late. Except Minty,’ he added, as Minty made to leave with the rest of us. ‘The rest of </text:span><text:span text:style-name="T149">them will</text:span><text:span text:style-name="T151"> go. Minty </text:span><text:span text:style-name="T149">will </text:span><text:span text:style-name="T151">come with me.’</text:span></text:p>
      <text:p text:style-name="P60"/>
      <text:p text:style-name="P112"><text:span text:style-name="T40">J</text:span><text:span text:style-name="T34">asper and I hung back uncertainly, watching what Minty would do. But as Mr Smile’s beam-like gaze turned slowly towards us, she gave an encouraging smile as if to say: ‘I’ll be fine,’ and walked </text:span><text:soft-page-break/><text:span text:style-name="T34">resolutely towards him. ‘</text:span><text:span text:style-name="T96">Come on,</text:span><text:span text:style-name="T34">’ hissed Jasper and, grabbing my hand, he pulled me along after him to catch up with the rest of the chums.</text:span></text:p>
      <text:p text:style-name="P62"/>
      <text:p text:style-name="P62"/>
      <text:p text:style-name="P63">***</text:p>
      <text:p text:style-name="P63"/>
      <text:p text:style-name="P63"/>
      <text:p text:style-name="P152"><text:span text:style-name="T159">To my relief, we didn’t have to wait long for Minty to join us again. We had only just begun the daily </text:span><text:span text:style-name="T191">training</text:span><text:span text:style-name="T159"> when I saw her running over towards the <text:s/>area from across the paddock.</text:span><text:span text:style-name="T160"> I wanted to run out to meet her, but such a thing would </text:span><text:span text:style-name="T161">have </text:span><text:span text:style-name="T160">be</text:span><text:span text:style-name="T161">en</text:span><text:span text:style-name="T160"> impossible: anyone who left the <text:s/>area when they weren’t supposed to would receive a warning </text:span><text:span text:style-name="T162">vibration from</text:span><text:span text:style-name="T160"> their </text:span><text:span text:style-name="T162">collar</text:span><text:span text:style-name="T160">. And if they continued then they would soon hear Mr Smile’s voice in their head. Mr Smile rarely spoke to us in our heads. But when he did, it was never because we’d done something good. He knew whenever one of the chums had strayed somewhere we were not supposed to, and his low, mellow voice would sound inside our very minds, telling us that he saw us, and that we were to return to where we were supposed to be immediately.</text:span></text:p>
      <text:p text:style-name="P153"><text:span text:style-name="T160"><text:tab/></text:span><text:span text:style-name="T163">But it was enough for me to see that Minty was unharmed, and I contented myself to waiting until lunchtime before asking her what had happened. Whereas the morning <text:s/>would often feel soothing, a way of relaxing my mind and removing troublesome thoughts or memories </text:span><text:span text:style-name="T164">of </text:span><text:span text:style-name="T163">dreams, that day I felt agitated, and every routine we passed through seemed to last ten times as long </text:span><text:span text:style-name="T164">as </text:span><text:span text:style-name="T161">normal</text:span><text:span text:style-name="T163">. The morning s alternated each day, but other than that they were always the same. After we’d had breakfast every morning, we would gather over at the <text:s/>area, which was a large flat rectangular area covered in a hard, rubbery blue substance. There, we would each strap our </text:span><text:bookmark-start text:name="__DdeLink__18909_3996027454"/><text:span text:style-name="T162">collar</text:span><text:bookmark-end text:name="__DdeLink__18909_3996027454"/><text:span text:style-name="T163">s on, and begin our routines. The routines would alternate every day, but they always contained a lot of running, in addition to different kinds of jumping and stretching s. The </text:span><text:span text:style-name="T162">collar</text:span><text:span text:style-name="T163">s </text:span><text:span text:style-name="T186">s</text:span><text:span text:style-name="T163">eemed aware of when we should have been resting or in motion, as if any of the chums chose to slack off during a routine, the </text:span><text:span text:style-name="T162">collar</text:span><text:span text:style-name="T163"> would begin to </text:span><text:span text:style-name="T162">vibrate </text:span><text:span text:style-name="T163">as it did if we left the <text:s/>area, </text:span><text:span text:style-name="T164">and trouble would soon follow. I recall numerous times where I’d slept poorly the night before, and struggled to keep up with the routines the next morning but was compelled to force myself through them nonetheless. I always managed to keep up, though I was sorry to see that that was not the case for all of my chums. Luckily, though, the morning s were not difficult, and it was very rare for someone to be unable to complete one of them.</text:span></text:p>
      <text:p text:style-name="P144"><text:soft-page-break/><text:span text:style-name="T42"><text:tab/>Lunch was the usual monotonous affair. Not so much as a funny look came from anyone, let alone a question, and the drama of breakfast began to seem like a distant memory. Even Minty kept her eyes and thoughts to herself, although I saw her stiffen as Mr Smile patted </text:span><text:span text:style-name="T43">and rubbed her tummy. As soon as we’d eaten, Jasper and I slipped over to speak to her. Mr Smile had glided off </text:span><text:span text:style-name="T41">towards </text:span><text:span text:style-name="T43">the </text:span><text:span text:style-name="T41">T</text:span><text:span text:style-name="T43">humb, and we had a short while to play before the </text:span><text:span text:style-name="T88">collar</text:span><text:span text:style-name="T43">s warned us it was time to get back to work.</text:span></text:p>
      <text:p text:style-name="P128"><text:span text:style-name="T43"><text:tab/>Minty was sitting on the turf as we approached, a little way away from the other chums. </text:span><text:span text:style-name="T44">As we sat beside her, I noticed something strange and closed in her expression, and I </text:span><text:span text:style-name="T41">found</text:span><text:span text:style-name="T44"> myself wishing that Jasper wasn’t there.</text:span></text:p>
      <text:p text:style-name="P64"/>
      <text:p text:style-name="P64">‘Well?’ said Jasper, cutting into the silence that lay heav<text:span text:style-name="T24">ily</text:span> between the three of us. ‘What happened?’</text:p>
      <text:p text:style-name="P64"/>
      <text:p text:style-name="P65">Jasper was always impatient – keen to get to the bottom of things, to discover things before anyone else did, to know more and faster. He was the first to question, the first to complain, and the first to lose interest in anything that couldn’t be seen with his own two eyes. But he was clever, and he knew how to make us laugh. The three of us shared line positions – in bed, in the daily s, and at mealtimes, and we soon came to form a group, and did most everything together.</text:p>
      <text:p text:style-name="P65"/>
      <text:p text:style-name="P65">‘Come, girl. Slaps? Dream-drink? What?’</text:p>
      <text:p text:style-name="P65"/>
      <text:p text:style-name="P65"><text:tab/>Minty took some time before answering. ‘Special play,’ she said, turning to us at last with a wry smile.</text:p>
      <text:p text:style-name="P65"/>
      <text:p text:style-name="P113"><text:span text:style-name="T34">Jasper breathed out through his teeth. ‘Special play? </text:span><text:span text:style-name="T45">For that display? You monster. How on earth!’</text:span></text:p>
      <text:p text:style-name="P66"/>
      <text:p text:style-name="P67">Minty shrugged.</text:p>
      <text:p text:style-name="P67"/>
      <text:p text:style-name="P114"><text:span text:style-name="T34">‘</text:span><text:span text:style-name="T46">To be a girl,’ said Jasper, rolling his eyes at me. ‘If it’d been us, we’d be black and blue right now. Lords and ladies.’</text:span></text:p>
      <text:p text:style-name="P68"/>
      <text:p text:style-name="P147"><text:span text:style-name="T187">Special play was the highest </text:span><text:span text:style-name="T186">privilege </text:span><text:span text:style-name="T187">one could aspire to in Paddock Primrose. </text:span><text:span text:style-name="T186">But</text:span><text:span text:style-name="T187"> it was only ever offered to girl</text:span><text:span text:style-name="T186">s, a</text:span><text:span text:style-name="T187">nd even them, rarely. Most of the girls had only received special play once, and then </text:span><text:soft-page-break/><text:span text:style-name="T187">only after exceptionally good behaviour. The last person to get it had been </text:span><text:span text:style-name="T200">Pixie</text:span><text:span text:style-name="T187">, only several weeks ago. For Minty, it would be her first time.</text:span></text:p>
      <text:p text:style-name="P69"/>
      <text:p text:style-name="P115"><text:span text:style-name="T34">‘</text:span><text:span text:style-name="T47">Slides and building blocks!’ said Jasper with gusto. ‘Balls of all sizes, soft blankets and things that you can throw that stick to other things if you get them in a special place! Velvet told me.’</text:span></text:p>
      <text:p text:style-name="P70"/>
      <text:p text:style-name="P129"><text:span text:style-name="T41">T</text:span><text:span text:style-name="T47">ales of the special play room were </text:span><text:span text:style-name="T41">leg</text:span><text:span text:style-name="T47">e</text:span><text:span text:style-name="T41">ndary</text:span><text:span text:style-name="T47">. </text:span><text:span text:style-name="T41">No one was sure why boys weren’t allowed. I’d heard it said that they were going through the girls first, and once all the girls were done then we’d get our turn. The girls who had already been told fantastic stories about toys, and games, and even wonderful kinds of food that we’d never seen before. Although when pressed on exact details, they often seemed hazy. But this was likely due to the extra dream-drink they were all given before going in. The special play room was doubtless more fun after dream-drink – everything was.</text:span></text:p>
      <text:p text:style-name="P71"/>
      <text:p text:style-name="P72">‘...and food, too! Sweet food, wonderful food! Minty, you lucky thing, you must sneak us something back with you or we shan’t be friends anymore.’</text:p>
      <text:p text:style-name="P72"/>
      <text:p text:style-name="P72">Minty’s face softened. ‘I’ll try.’ She squinted over Jasper’s shoulder. ‘Everyone’s going back.’</text:p>
      <text:p text:style-name="P72"/>
      <text:p text:style-name="P72">‘Right.’ <text:span text:style-name="T217">Jasper scrambled</text:span> to his feet. ‘Let’s go then.’</text:p>
      <text:p text:style-name="P72"/>
      <text:p text:style-name="P163"><text:span text:style-name="T161">‘We’ll catch up,’ I said. Jasper </text:span><text:span text:style-name="T186">glared at me</text:span><text:span text:style-name="T161"> for a second, </text:span><text:span text:style-name="T186">before glancing</text:span><text:span text:style-name="T161"> from Minty to myself, a hungry look in his eyes.</text:span></text:p>
      <text:p text:style-name="P72"/>
      <text:p text:style-name="P72">‘Right,’ he repeated, his expression growing jolly once more. ‘Hurry up though. You’ve got yourself into enough trouble today.’</text:p>
      <text:p text:style-name="P72"/>
      <text:p text:style-name="P116"><text:span text:style-name="T34">He bounded off to join the others. </text:span><text:span text:style-name="T48">Once he was gone, I moved closer to Minty, and took her hand.</text:span></text:p>
      <text:p text:style-name="P73"/>
      <text:p text:style-name="P73">‘Are you alright? I asked.</text:p>
      <text:p text:style-name="P73"/>
      <text:p text:style-name="P130"><text:span text:style-name="T48">She sighed, and leaned back against the turf. My eyes followed her body as it </text:span><text:span text:style-name="T49">flowed over the grass like smooth brown water</text:span><text:span text:style-name="T48">. She excited me, and I didn’t know why. Every movement she made was thrilling, engrossing.</text:span></text:p>
      <text:p text:style-name="P74"><text:soft-page-break/></text:p>
      <text:p text:style-name="P117"><text:span text:style-name="T34">‘He told me that I was </text:span><text:span text:style-name="T96">out of sorts</text:span><text:span text:style-name="T34">,’ she said after a moment, sounding incredulous. ‘That I’d been exercising so hard that I’d tired myself out. That I deserved a reward.’</text:span></text:p>
      <text:p text:style-name="P74"/>
      <text:p text:style-name="P74">‘But that’s good, isn’t it?’</text:p>
      <text:p text:style-name="P74"/>
      <text:p text:style-name="P118"><text:span text:style-name="T34">She looked at me, and I got the sense that she was weighing something up. ‘Yuka,’ she said at last. ‘Can’t you see what he’s doing? He’s trying to distract me. To make me forget about </text:span><text:span text:style-name="T95">Pixie</text:span><text:span text:style-name="T34">. The whole thing stinks.’ She sighed. ‘Do you rememb</text:span><text:span text:style-name="T50">er Mao?’ she said suddenly.</text:span></text:p>
      <text:p text:style-name="P75"/>
      <text:p text:style-name="P75">‘Of course,’ I said, surprised by the question.</text:p>
      <text:p text:style-name="P75"/>
      <text:p text:style-name="P75">‘Where did he go?’</text:p>
      <text:p text:style-name="P75"/>
      <text:p text:style-name="P75">‘He...’ I realised I hadn’t given it any thought before. ‘I don’t know,’ I finished, lamely.</text:p>
      <text:p text:style-name="P75"/>
      <text:p text:style-name="P75">‘He was different,’ she continued. ‘He wasn’t like all the others, he knew things. He’d seen things.’ She turned and looked at me, and there was a desperate, burning look in her eyes that I’d never seen before. ‘There’s more than this, Yuka.’</text:p>
      <text:p text:style-name="P75"/>
      <text:p text:style-name="P75">‘More than what?’</text:p>
      <text:p text:style-name="P75"/>
      <text:p text:style-name="P77">‘Than this,’ she gestured her other hand wildly in front of her. ‘Than Paddock Primrose. It’s where Mr Smile goes, where he’s taken <text:span text:style-name="T212">Pixie</text:span>. It’s where Mao went.’</text:p>
      <text:p text:style-name="P75"/>
      <text:p text:style-name="P164"><text:span text:style-name="T188">‘Well we know that,’ I said, trying to sound soothing. ‘But it’s nothing that concerns us. Here is what matters. Paddock Primrose is wonderful. Here, we mean something. </text:span><text:span text:style-name="T186">We’re working, training, to achieve something incredible, to give our lives to something great.</text:span><text:span text:style-name="T188"> And </text:span><text:span text:style-name="T186">we’re together</text:span><text:span text:style-name="T188">,’ I added, squeezing her hand. ‘</text:span><text:span text:style-name="T186">A</text:span><text:span text:style-name="T188">nd that’s not so bad, is it?’</text:span></text:p>
      <text:p text:style-name="P75"/>
      <text:p text:style-name="P131"><text:span text:style-name="T50">Minty smiled at last, and I felt something bloom inside of me like tiny hands were pushing my insides outwards until I could hardly bear it. I looked at her and I felt something fierce, in such a way that it scared me a little. I felt there were things I should say to her, things I should do, but </text:span><text:span text:style-name="T49">for </text:span><text:soft-page-break/><text:span text:style-name="T49">some reason, I couldn’t</text:span><text:span text:style-name="T50">. I was transfixed, impotent, </text:span><text:span text:style-name="T51">though my heart pounded inside of me, giving me the feeling that I had to do something, anything to find release.</text:span></text:p>
      <text:p text:style-name="P78"/>
      <text:p text:style-name="P153"><text:span text:style-name="T165">Suddenly our </text:span><text:span text:style-name="T162">collar</text:span><text:span text:style-name="T165">s began to </text:span><text:span text:style-name="T162">buzz</text:span><text:span text:style-name="T165">.</text:span></text:p>
      <text:p text:style-name="P79"/>
      <text:p text:style-name="P79">‘Come on,’ I said. ‘You don’t want special play revoked.’</text:p>
      <text:p text:style-name="P79"/>
      <text:p text:style-name="P79">I climbed to my feet, pulling Minty up with me, and together we ran off to join the others, who were already in place for the afternoon games.</text:p>
      <text:p text:style-name="P76"/>
      <text:p text:style-name="P75"/>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text:soft-page-break/>3: Special Play</text:p>
      <text:p text:style-name="P7"/>
      <text:p text:style-name="P7"/>
      <text:p text:style-name="P80">Minty’s special play took place the following evening, after dinner and dream drink had been given out. Mr Smile played with us as we ate and drank until we were finished, as usual. Then, once we had washed down our green hard food with dream-drink and the bowls had been collected, he told us to remain for a moment before going off to play. </text:p>
      <text:p text:style-name="P80"/>
      <text:p text:style-name="P150"><text:span text:style-name="T153">‘Well done today,’ he said. ‘I’m so impressed by what </text:span><text:span text:style-name="T149">they</text:span><text:span text:style-name="T153"> all are achieving in </text:span><text:span text:style-name="T149">their</text:span><text:span text:style-name="T153"> </text:span><text:span text:style-name="T186">training</text:span><text:span text:style-name="T153">. It’s better than I could have imagined. All of </text:span><text:span text:style-name="T149">them</text:span><text:span text:style-name="T153"> have been fantastic boys and girls the last few days, and I love </text:span><text:span text:style-name="T149">them</text:span><text:span text:style-name="T153"> all very much. ‘</text:span></text:p>
      <text:p text:style-name="P80"/>
      <text:p text:style-name="P150"><text:span text:style-name="T189">The chums smiled and chattered, except for Spotty. She had been released from Refinement in time for lunch, following which she’d lain down under the Willow Tree, where she lay then, her expression blank, staring into the distance. </text:span><text:span text:style-name="T153">Minty, Jasper and I caught each other’s eye.</text:span></text:p>
      <text:p text:style-name="P80"/>
      <text:p text:style-name="P150"><text:span text:style-name="T153">‘One of </text:span><text:span text:style-name="T149">their</text:span><text:span text:style-name="T153"> chums has done so well, that she has been granted the most wonderful honour that </text:span><text:span text:style-name="T154">a </text:span><text:span text:style-name="T155">chum</text:span><text:span text:style-name="T153"> can have.’</text:span></text:p>
      <text:p text:style-name="P80"/>
      <text:p text:style-name="P81">There was a soft buzz of murmuring amongs the chum<text:span text:style-name="T25">s</text:span>, as they looked around each other to see who it was.</text:p>
      <text:p text:style-name="P81"/>
      <text:p text:style-name="P81">‘Quiet now,’ continued Mr Smile <text:span text:style-name="T25">good-naturedly</text:span>. ‘And <text:span text:style-name="T213">they will </text:span>please put <text:span text:style-name="T213">their</text:span> hands together for Minty, who has done a splendid job these past few days.’</text:p>
      <text:p text:style-name="P81"/>
      <text:p text:style-name="P81">Everyone clapped, and leaned over to peer at Minty, although I noticed that not all faces were pleased. Minty remained expressionless, her eyes straight ahead. I wondered if she’d been right about Mr Smile.</text:p>
      <text:p text:style-name="P81"/>
      <text:p text:style-name="P119"><text:span text:style-name="T34">‘So,’ said Mr Smile, once the clapping had died down. ‘</text:span><text:span text:style-name="T53">Minty </text:span><text:span text:style-name="T87">will follow me</text:span><text:span text:style-name="T53">, if </text:span><text:span text:style-name="T87">she</text:span><text:span text:style-name="T53"> please</text:span><text:span text:style-name="T87">s</text:span><text:span text:style-name="T53">. The rest of </text:span><text:span text:style-name="T87">them will</text:span><text:span text:style-name="T53"> have a lovely evening.’ Rotating to face the other way, Mr Smile began to glide slowly off towards the special play room, which was on the far side of the paddock. Minty gave us a small </text:span><text:soft-page-break/><text:span text:style-name="T53">smile and a shrug, then traipsed off behind him. Jasper and I watched them without speaking for a moment, as the other chums gambolled and hooted behind us, cheerful and full of dream-drink.</text:span></text:p>
      <text:p text:style-name="P82"/>
      <text:p text:style-name="P132"><text:span text:style-name="T53">‘I would give </text:span><text:span text:style-name="T101">anything</text:span><text:span text:style-name="T53"> to have special play,’ said Jasper. He sounded wistful, </text:span><text:span text:style-name="T52">although</text:span><text:span text:style-name="T53"> it was impossible to be </text:span><text:span text:style-name="T52">truly </text:span><text:span text:style-name="T53">sad after having dream-drink. ‘I wonder what it’s like.’</text:span></text:p>
      <text:p text:style-name="P82"/>
      <text:p text:style-name="P83">‘Why don’t we find out then?’</text:p>
      <text:p text:style-name="P83"/>
      <text:p text:style-name="P83">He shot me a look. ‘What do you mean?’</text:p>
      <text:p text:style-name="P83"/>
      <text:p text:style-name="P83">‘Let’s go and see for ourselves.’ I’d resolved to try it from the moment I’d found out what Minty had been granted. The joys of special play were legendary, and the idea of sharing them with Minty was too good to pass up. But it was more than that. Minty was right, there was something funny about the whole thing. Even if it was nothing, I wanted to be there to make her feel better.</text:p>
      <text:p text:style-name="P82"/>
      <text:p text:style-name="P82"><text:span text:style-name="T25">Jasper snorted. </text:span>‘We’ll get caught the moment we leave the play area.’</text:p>
      <text:p text:style-name="P82"/>
      <text:p text:style-name="P119"><text:span text:style-name="T53">‘</text:span><text:span text:style-name="T54">No we won’t,’ I replied. ‘We’ll use metime.’</text:span></text:p>
      <text:p text:style-name="P84"/>
      <text:p text:style-name="P84"/>
      <text:p text:style-name="P86">* * *</text:p>
      <text:p text:style-name="P86"/>
      <text:p text:style-name="P86"/>
      <text:p text:style-name="P85">It was Mao who’d taught me. I remember it had been a bad day – a day when I’d been miserable. I’d been plagued by nightmares the night before, <text:span text:style-name="T25">visions</text:span> of <text:span text:style-name="T25">awful</text:span> monsters and wide open spaces that fell away beneath my feet the moment I stepped on them. I’d woken up feeling an overwhelming hollowness inside of me, and I just couldn’t face the day ahead. For the first time, the idea of just doing the same thing as we did the day before, and the day before that, and every day, <text:span text:style-name="T218">had </text:span>seemed hideous and sad, and it was all I could do to bring myself to leave my sleeping <text:span text:style-name="T25">mat</text:span> and line up for breakfast.</text:p>
      <text:p text:style-name="P153"><text:span text:style-name="T156"><text:tab/>Things didn’t improve as the day progressed. During </text:span><text:span text:style-name="T190">training</text:span><text:span text:style-name="T156">, Chimp tripped me up as I was running to tag </text:span><text:span text:style-name="T200">Pixie</text:span><text:span text:style-name="T156"> and I fell </text:span><text:span text:style-name="T155">and</text:span><text:span text:style-name="T156"> ploughed my nose. Of course everybody laughed at me, which was bad enough, but I looked at Minty and even she was smiling although she tried to hide </text:span><text:soft-page-break/><text:span text:style-name="T156">it. I felt rage and humiliation like I never had before, and without a thought for anything, I ran away from all of them and their horrible laughter. I didn’t notice when my </text:span><text:span text:style-name="T162">collar</text:span><text:span text:style-name="T156"> began to </text:span><text:span text:style-name="T162">vibrate</text:span><text:span text:style-name="T156">; I didn’t even notice when Mr Smile’s voice sounded in my head, telling me to go back to the game area. I just ran and ran, no destination in mind, my only thought to get as far away as I could from everything. </text:span><text:span text:style-name="T157">Suddenly, there was a piercing pain inside my head. It was so bad that I couldn’t run, I just held my ears with my hands, dropped to the ground, and writhed in agony. It was as though someone had reached inside my skull with their finger and was pressing as hard as they could. I blacked out, and when I came to, Mr Smile was standing over me. I thought he was going to help me, to take me back. He said as much. He said: ‘</text:span><text:span text:style-name="T149">Yuka will get</text:span><text:span text:style-name="T157"> up. </text:span><text:span text:style-name="T149">Yuka is a good boy</text:span><text:span text:style-name="T157">.’ I tried to get to my feet, but I had only managed to do so when the pain started again, as terrible as before, and I collapsed. Soon, it stopped. Again, Mr Smile told me to get up. Again, the the pain lanced through my head like it’d been stabbed. And I saw Mr Smile, and he was just looking at me. And even though his expression was always the same, and he didn’t say it, I knew that he was doing it. I knew that he was hurting me on purpose, to show me what happened when I disobeyed him, to show me how strong he was, and how little and powerless I was. And I hated him for it.</text:span></text:p>
      <text:p text:style-name="P87"/>
      <text:p text:style-name="P133"><text:span text:style-name="T55">T</text:span><text:span text:style-name="T56">hat evening, as the others played outside as usual, I lay alone on my mat in the sleeping area, wishing I could be anywhere else. There must have been somewhere else. Chums had gone and returned before, although they claimed to have no memory of their journey. But there must have been somewhere. Perhaps the</text:span><text:span text:style-name="T93">y had visited other chums,</text:span><text:span text:style-name="T56"> in different paddocks, who played different games, and ate different food to us. </text:span><text:span text:style-name="T93">Maybe those chums had nicer Guardians than Mr Smile. </text:span><text:span text:style-name="T56">As I pondered this, with the rough fibres of the sleeping mat scratching my cheek, and the light of the moon shining from under the walls, I heard a noise behind me.</text:span></text:p>
      <text:p text:style-name="P88"/>
      <text:p text:style-name="P88">‘Go away.’</text:p>
      <text:p text:style-name="P88"/>
      <text:p text:style-name="P88">‘Are you alright?’</text:p>
      <text:p text:style-name="P88"/>
      <text:p text:style-name="P88">I turned over, recognising Mao’s voice. He was the only one who I’d have done it for. He hadn’t laughed with all the others. In fact, he’d always been kind to me. I felt I could tell him anything.</text:p>
      <text:p text:style-name="P88"/>
      <text:p text:style-name="P88">‘<text:span text:style-name="T25">I’m fine.’</text:span></text:p>
      <text:p text:style-name="P88"/>
      <text:p text:style-name="P88"><text:soft-page-break/>‘<text:span text:style-name="T25">No you’re not.’ Mao’s voice was kindly – he came over and sat on the sleeping mat beside me. ‘I saw what happened earlier. With Mr Smile. I didn’t think it was very fair.’</text:span></text:p>
      <text:p text:style-name="P88"/>
      <text:p text:style-name="P88">‘<text:span text:style-name="T25">I broke the rules,’ I said, sniffing a little.</text:span></text:p>
      <text:p text:style-name="P88"/>
      <text:p text:style-name="P88">‘<text:span text:style-name="T25">Come on. You were upset. Anyone could see that. </text:span><text:span text:style-name="T26">You needed some time to yourself, away from everyone. It’s impossible to have that. Not just for you, for all of us.’</text:span></text:p>
      <text:p text:style-name="P88"/>
      <text:p text:style-name="P89">I sat up and looked at him. It was hard to see his face clearly in the dark, although I could see that his expression was one of concern. But his eyes were bright in the moonlight, and there was something eager in them that made me uncomfortable.</text:p>
      <text:p text:style-name="P89"/>
      <text:p text:style-name="P134"><text:span text:style-name="T57">‘I’m alone </text:span><text:span text:style-name="T58">now</text:span><text:span text:style-name="T57">,’ I pointed out.</text:span></text:p>
      <text:p text:style-name="P89"/>
      <text:p text:style-name="P89">Mao smiled conspiratorially. ‘But that’s not what I mean. I mean <text:span text:style-name="T27">here</text:span>,’ his voice dropped to a whisper, and he pointed to his head.</text:p>
      <text:p text:style-name="P89"/>
      <text:p text:style-name="P89">Almost involuntarily, I scanned the sleeping area for other chums. There was no rule that said we weren’t allowed to talk about these things. But somehow I was sure that if Mr Smile caught me discussing what had happened earlier that day, he wouldn’t be happy. There was no one there, however, except for Mao and I.</text:p>
      <text:p text:style-name="P89"/>
      <text:p text:style-name="P89">‘It doesn’t feel nice does it?’ he asked, shuffling closer to me across the mat. ‘<text:span text:style-name="T29">Having him in your head. Wouldn’t it be nice to go where you wanted, without getting in</text:span><text:span text:style-name="T30">to</text:span><text:span text:style-name="T29"> trouble? To not have to fear the head-pain?’</text:span></text:p>
      <text:p text:style-name="P89"/>
      <text:p text:style-name="P89">‘<text:span text:style-name="T29">There’s nothing we can do about it.’ Half of me wished he’d stop talking – he’d already gone too far. But part of me wanted nothing more than for him to continue.</text:span></text:p>
      <text:p text:style-name="P89"/>
      <text:p text:style-name="P89">‘<text:span text:style-name="T30">What if there was?’ He was very close now, and I felt the hairs rise up on the back of my neck. ‘What if there was a way for you to stop Mr Smile speaking to you? To block him out entirely?’</text:span></text:p>
      <text:p text:style-name="P89"/>
      <text:p text:style-name="P90"><text:soft-page-break/>It was easy, said Mao. All I had to do was to focus my mind. He would show me how, if I wanted. I was still unsure.</text:p>
      <text:p text:style-name="P90"/>
      <text:p text:style-name="P90">‘But won’t Mr Smile know I’m doing it?’</text:p>
      <text:p text:style-name="P90"/>
      <text:p text:style-name="P135"><text:span text:style-name="T59">‘Oh no.’ Mao grinned and shook his head vigorously. ‘Oh no, no, no. That’s the best part! </text:span><text:span text:style-name="T102">He won’t know a thing.</text:span><text:span text:style-name="T59">’</text:span></text:p>
      <text:p text:style-name="P90"/>
      <text:p text:style-name="P154"><text:span text:style-name="T166">And so I let him teach me. It took time for me to be able to do it – it didn’t all just happen that night. It turned out that focusing one’s mind was a lot harder than I’d anticipated. But at last I managed it. And I felt it immediately – it was almost as though a low humming inside my head that I’d never even noticed before had been suddenly switched off. My mi</text:span><text:span text:style-name="T167">nd</text:span><text:span text:style-name="T166"> felt light, and somehow fresh. </text:span><text:span text:style-name="T167">I got up from my sleeping mat (for that was where I would practice, every night while the others slept), carefully so as not to disturb my fellow chums, and slipped out of the door and into the paddock. I moved across the turf slowly – I’d never been out </text:span><text:span text:style-name="T168">t</text:span><text:span text:style-name="T167">here alone before at th</text:span><text:span text:style-name="T168">at</text:span><text:span text:style-name="T167"> time of night. The moon was bright overhead and I watched it for a moment, the way it rippled in the constant swirl of the sky-mist. Slowly, but determinedly, I padded further and further away from the sleeping area. My mind was terrified that any second, my collar would begin to </text:span><text:span text:style-name="T162">vibrate</text:span><text:span text:style-name="T167">, and Mr Smile’s voice would sound inside my head. But my heart already knew that nothing was going to happen, and it was to that which I listened. At last, I’d walked all the way to the Thumb – the very centre of Paddock Primrose – and nothing had happened. The elation I felt was like nothing I’d ever experienced. I did a cartwheel there and then for sheer joy. I ran around the silent paddock, ghostly under the night sky, but beautiful as well as for the first time I had it all to myself. Finally, I lay upon the turf and gazed up at the stars, content to just remain there as long as I could, to be for the first time in my life - though it wasn’t a word I knew at the time – free.</text:span></text:p>
      <text:p text:style-name="P91"/>
      <text:p text:style-name="P91"/>
      <text:p text:style-name="P92">* * *</text:p>
      <text:p text:style-name="P92"/>
      <text:p text:style-name="P92"/>
      <text:p text:style-name="P136"><text:span text:style-name="T60">L</text:span><text:span text:style-name="T61">ater, I’d asked Mao how he’d known how to do it himself, and he’d been characteristically vague, saying that he’d learned from another chum, long ago. It’s strange, when I consider it, that I never thought to press him further on the matter. Not only on that, but the many other peculiarities that </text:span><text:soft-page-break/><text:span text:style-name="T61">seemed to surround Mao. Where had he come from for instance? For he spoke of other chums that the rest of us had no knowledge of, but when, and where, did he make their acquaintance? I would have been fascinated to learn more of the existence of other places beyond Paddock Primrose and their nature, and aside from Mr Smile, who by his very nature seemed to totally forbid the idea of such questions, Mao was the only one I knew who could have answered. </text:span><text:span text:style-name="T62">Ah but </text:span><text:span text:style-name="T61">I must be careful not to allow my clarity to be confounded by hindsight. I was, after all, a very different chum back then.</text:span></text:p>
      <text:p text:style-name="P136"><text:span text:style-name="T61"><text:tab/></text:span><text:span text:style-name="T58">Despite my attempts to convince him otherwise, Jasper refused to accompany me on my adventure to the special play room. To be fair to him, he wasn’t as good at metime as I was. He struggled to achieve the required focus, and even when he could get there, he had trouble maintaining it, and had once slipped out of it without meaning to. Fortunately, we had not been anywhere we weren’t supposed to at the time, and so Mr Smile was none the wiser </text:span><text:span text:style-name="T63">to what we were doing. And so I committed to going alone.</text:span></text:p>
      <text:p text:style-name="P136"><text:span text:style-name="T63"><text:tab/>The way in which one fell into metime was curious. First, you had to clear your mind – to empty it of everything that vexed or distracted you. Then, you had to put your mind into whatever lay before you, whether it was the thousand wiry blades of turf in the paddock, or the swirling tendrils of white mist in the distant sky, or the softly morphing outline of a chum in the deepest of sleeps. This in itself was the hardest part – you had almost to </text:span><text:span text:style-name="T103">become</text:span><text:span text:style-name="T63"> what you saw, to feel what it felt, to exist as it existed. If you were in any kind of mood you would fail; if you were too tired, or cheerful, or even bored, then it wouldn’t work. But if you could project yourself into your surroundings for long enough, and completely enough, then eventually you could return to yourself, and just like that, you would be different. It was almost as though there were something inside your very head, something that you weren’t switching off, exactly, but disconnecting from, so you could feel all the while that it was still there, potent yet suppressed, but you could consciously hold it at bay, as though it were a light that you smothered with a blanket. And, like a blanket, you could remove metime as well </text:span><text:span text:style-name="T64">when you were done</text:span><text:span text:style-name="T63">, and that soft background buzz would fill your mind once more, until after several minutes you no longer noticed it.</text:span></text:p>
      <text:p text:style-name="P136"><text:span text:style-name="T63"><text:tab/></text:span><text:span text:style-name="T65">I had become very good at emptying my mind by that point, and so it wasn’t long after Minty had been led off towards the special play room by Mr Smile that I was ready. I waited until I had seen Mr Smile return from across the paddock and enter the Thumb before making my move. In Paddock Primrose, it seemed in general that our collars confined us to within a short distance of wherever we were supposed to be at that time, whether that was the play area, the <text:s/>area, or the sleeping area. Sometimes, at evening playtime for example, our permitted stomping grounds </text:span><text:soft-page-break/><text:span text:style-name="T65">included most of the paddock. But there were some places that were off-limits regardless of our proximity to them, and the special play room was one of them. It was a huge, long, boxy structure, that clung to the perimeter and was so was curved in order to follow it round. At one end was a door, and there were several windows peeping out of the walls at a great height. I believe</text:span><text:span text:style-name="T64">d</text:span><text:span text:style-name="T65"> that the door was locked, normally, in spite of the fact that our collars would have given us away to Mr Smile long before we’d got anywhere near it.</text:span></text:p>
      <text:p text:style-name="P93"><text:tab/>I looked around before moving to make sure that none of the chums would notice me going. The sun had set by that point, and even though the moon gave enough light to see by, there was still enough darkness to hide my approach. Most of the chums were full of dream-drink anyway, rolling around and laughing or lying on their back to gaze at the stars, far too occupied to notice me. Slowly at first, then more quickly, I shuffled across the paddock in the direction of the special play room, hunched over like some creeping animal of the night.</text:p>
      <text:p text:style-name="P93"/>
      <text:p text:style-name="P136"><text:span text:style-name="T65"><text:tab/></text:span><text:span text:style-name="T66">The door, I was surprised to find, was open. A part of me was, at that point, hoping it had been locked, as this was by far the most daring undertaking I’d attempted with metime, and I knew that if Mr Smile caught me, my punishment would be far more severe than a lost meal. But it wasn’t; it swung open before me without a sound, releasing a beam of bright yellow light into the night, and I quickly entered inside and closed it again before it could attract attention.</text:span></text:p>
      <text:p text:style-name="P136"><text:span text:style-name="T66"><text:tab/>I found myself in </text:span><text:span text:style-name="T67">a short, wide corridor, lit by powerful yellow lights. Everything was white and pristine, from the floor to the ceiling. At the end of the corridor was another door, with a window in it through which I could see a softer, more pleasant light shining. To my left, in the wall about halfway down the corridor, was a second door, this one with no window. I tried to open it as I passed, but this door was locked, and would not budge. I was disappointed, as wherever it opened to would have been beyond the perimeter, but I quickly remembered why I was there, and pushed on to the door at the end of the corridor and, after a moment’s hesitation, pushed it open too.</text:span></text:p>
      <text:p text:style-name="P136"><text:span text:style-name="T67"><text:tab/></text:span><text:span text:style-name="T64">And there I was! The special playroom – everything and more that I could have wished for. A long, wide hall with a lush soft floor of deep red, and walls that were obscured by piles of toys. There were balls of all different colours, and sticks to hit them with, as Jasper had said. Giant soft figures of strange creatures that resembled sweet, distorted chums. Building blocks and wheeled contraptions and a thousand more things that I had never seen before. And in the centre of all of it was Minty.</text:span></text:p>
      <text:p text:style-name="P136"><text:soft-page-break/><text:span text:style-name="T64"><text:tab/>She’d been sitting in a bright blue chair with her back tothe door when I entered, and hearing me come in, she looked around sharply and her face lit up to see me. Grinning, I hurried across the hall towards her, </text:span><text:span text:style-name="T68">and she rose to meet me.</text:span></text:p>
      <text:p text:style-name="P94"/>
      <text:p text:style-name="P94">‘What!’ she said, embracing me as I got to her. ‘How did you get in? Wait, don’t tell me.’ She rolled her eyes and smiled. ‘That thing you do.’</text:p>
      <text:p text:style-name="P94"/>
      <text:p text:style-name="P94">‘I couldn’t pass this up,’ I replied, as I let her go. ‘This is unbelievable. It’s really real.’</text:p>
      <text:p text:style-name="P94"/>
      <text:p text:style-name="P94">‘And that’s not all.’ Minty nodded towards a small green table that had been positioned directly in front of the blue chair. On it was a food dish full of crumbs and an empty cup. ‘You should have seen what Mr Smile gave me.’</text:p>
      <text:p text:style-name="P94"/>
      <text:p text:style-name="P94">‘What?’</text:p>
      <text:p text:style-name="P94"/>
      <text:p text:style-name="P94">‘Some food. Some amazing thing that I’d never tried before. It was… soft, but not like the normal soft food. It was chewy, almost. And so sweet, I just ate all of it immediately. And dream-drink too.’</text:p>
      <text:p text:style-name="P94"/>
      <text:p text:style-name="P95">I felt a wave of relief pass through me, and it was only then that I realised how tense I’d been. ‘Then it was a reward after all,’ I said. ‘Mr Smile must be <text:span text:style-name="T31">pleased</text:span> with you.’</text:p>
      <text:p text:style-name="P95"/>
      <text:p text:style-name="P95">‘I guess so,’ said Minty, beaming. ‘And you’re here too, which is the only thing that could have made this better. Come on! Let’s play something. What do you want to try?’</text:p>
      <text:p text:style-name="P95"/>
      <text:p text:style-name="P95">For a few minutes we just ran around the room inspecting everything. Some of the things were so outlandish that we couldn’t conceive of what they might do, but they fascinated me all the more. There were things that had the likeness of chums, but not ones like us. These chums had pink faces, and hands, and their bodies were covered with bright colours and patterns. Eventually, we settled on a toy where, it seemed, you had to connect different pieces to each other in order to build something bigger.</text:p>
      <text:p text:style-name="P95"><text:tab/>We had not been working long before Minty started to yawn.</text:p>
      <text:p text:style-name="P95"/>
      <text:p text:style-name="P95">‘Are you going to sleep?’ I said, after she’d yawned a lot in a short space of time.</text:p>
      <text:p text:style-name="P95"><text:soft-page-break/></text:p>
      <text:p text:style-name="P95">She laughed while stifling yet another yawn. ‘No way. I’m just really tired. It’s weird. I just..’</text:p>
      <text:p text:style-name="P95"/>
      <text:p text:style-name="P95">Even as she was speaking, she dropped the block she had been holding, and lay down on the soft red floor. A few seconds later, she was snoring.</text:p>
      <text:p text:style-name="P96"/>
      <text:p text:style-name="P137"><text:span text:style-name="T69">It was funny at first. I gave her a shake, and even laughed to myself as she began to drool on to the floor. But after a few minutes I started to feel ucomfortable. Why would she have fallen asleep like that? An what was I to do now, by myself? I looked aound me. Suddenly, the special play room no longer looked fun, or inviting even. It was large, silent, and empty. I tried to continue playing, but as the time passed, the silence seemed to deepen, and I had this growing feeling inside of me that something horrible was going to happen if I </text:span><text:span text:style-name="T70">stayed </text:span><text:span text:style-name="T69">there. I shook Minty again, but still she slept on, and that frightened me most of all. I was about to get up and inspect the room further when, to my horror, I hear</text:span><text:span text:style-name="T70">d </text:span><text:span text:style-name="T69">noises coming from the door through which I’d entered and, looking up, I saw shadows obscuring the </text:span><text:span text:style-name="T70">l</text:span><text:span text:style-name="T69">ight as though something was </text:span><text:span text:style-name="T70">approaching</text:span><text:span text:style-name="T69"> it from the other side.</text:span></text:p>
      <text:p text:style-name="P137"><text:span text:style-name="T69"><text:tab/></text:span><text:span text:style-name="T70">On my tiptoes to avoid making a sound, I ran to one wall of the room, leaving Minty snuffling obliviously on the floor. I searched desperately for somethin</text:span><text:span text:style-name="T71">g to</text:span><text:span text:style-name="T70"> hide behind, and eventually managed to conceal myself behind two large soft toy figures. No sooner had I done so, and grasped the figures tightly to stop them from shaking, than the door opened, and Mr Smile entered.</text:span></text:p>
      <text:p text:style-name="P120"><text:span text:style-name="T34"><text:tab/>My first thought was that he must have come to help Minty. He glided directly to her, and appeared to inspect her silently with several of his arms. However, he did nothing to rouse her. Instead, he stepped back and grew very still, as though waiting for something. I held my breath; it was entirely silent in the room, and my hiding place was not a very good one. </text:span><text:span text:style-name="T72">The two soft figures did not entirely obscure me, and if he had glanced in my direction with any scrutiny he would surely have noticed me peeping out.</text:span><text:span text:style-name="T34"> The idea of Mr Smile catching me there was terrifying. </text:span><text:span text:style-name="T72">He was bound to punish me; at the very least, he would find out about metime and stop me from using it.</text:span></text:p>
      <text:p text:style-name="P120"><text:span text:style-name="T72"><text:tab/>But Mr Smile did not look over. He remained perfectly still, staring straight ahead until, in a very short time, a section of the floor towards the far end of the room began to open up with a great whirring sound. A great square hole was revealed, and the whirring sound continued, and little by little, a new floor began to rise out of it. This one was not lush and red, but shiny </text:span><text:span text:style-name="T71">and</text:span><text:span text:style-name="T72"> grey, and upon it was a raised bed on a table, big enough for a chum to lie on. The bed also had a number of straps upon it.</text:span></text:p>
      <text:p text:style-name="P121"><text:soft-page-break/><text:span text:style-name="T72"><text:tab/>Once this bed-table was fully out of the ground, the whirring stopped. Mr Smile extended four of his arms to Minty and gently lifted her up, before placing her on the bed, face down, with her head facing away from him. Then he used his remaining two arms to fasten her in place with the straps. There was a strap for each of her wrists, one across her neck, and two over her torso. Only her top half was on the bed; her feet touched the ground, meaning that she was bent over, with her backside facing Mr Smile. There were two more straps for her ankles, which were attached tightly to the legs of the table, </text:span><text:span text:style-name="T73">splaying Minty’s legs out behind her</text:span><text:span text:style-name="T72">. This was all very bizarre to me, but I still held the idea that Mr Smile was helping Minty somehow. A horrible thought struck me: what if Minty had been afflicted with the same hurt as </text:span><text:span text:style-name="T95">Pixie</text:span><text:span text:style-name="T72">? She hadn’t seemed to be in pain, but that didn’t necessarily mean she was alright.</text:span></text:p>
      <text:p text:style-name="P138"><text:span text:style-name="T72"><text:tab/></text:span><text:span text:style-name="T73">While all this had been happening, noises had continued to sound from the entrance hallway on the other side of the door. The noises were strange and discomforting; no, more than that, they frightened me. There was banging and scuffling mainly, but I thought that occasionally if I strained my ears I could also hear a voice, which spoke no words, but grunted and shrieked as though its owner were in distress. I simultaneously felt sorry for the thing making the noise, and certain </text:span><text:span text:style-name="T71">t</text:span><text:span text:style-name="T73">hat I desperately did not want to see whatever it was. Once Mr Smile had finished strapping Minty up, he glided back towards the door and left the room once more. My heart was pounding in my chest. I wildly thought of running down to Minty and freeing her, but there was no way of knowing whether Mr Smile would have returned before I’d opened all those straps, and even if I’d been able to, Minty was still fast asleep. And besides everything else, I was so afraid at that point that I don’t think I could have moved an inch if I’d tried. But as it was, I did not have to wait very long at all for Mr Smile to return.</text:span></text:p>
      <text:p text:style-name="P97"><text:tab/>He opened the door and glided back into the special play room. And in one hand, he held a long cord, which he pulled behind him, and seemed to be attached at its other end to whatever creature was making the noises. I dreaded to see it, but had no choice, as Mr Smile moved further into the room, and eventually the creature was made visible.</text:p>
      <text:p text:style-name="P138"><text:span text:style-name="T73"><text:tab/>It was a chum, I was relieved to see, and not the horrible monster that I’d feared. But a chum in such a condition that I both pitied </text:span><text:span text:style-name="T74">him</text:span><text:span text:style-name="T73"> and was fascinated by </text:span><text:span text:style-name="T74">him</text:span><text:span text:style-name="T73">. Like me, the chum </text:span><text:span text:style-name="T74">had a collar around his neck. But this chum’s collar was attached to the cord that Mr Smile held, allowing Mr Smile to pull him whichever way he chose. The lower half of the chum’s face was obscured by some kind of hard shield, but I could see his eyes protruding over it, which were wild and rolling in his head. His hands had been tied together behind his back, and his ankles were bound together in such </text:span><text:soft-page-break/><text:span text:style-name="T74">a way that he could only walk in an odd shuffle. But what fascinated me most was his body, which was both just like mine and fundamentally different.</text:span></text:p>
      <text:p text:style-name="P138"><text:span text:style-name="T74"><text:tab/>The first thing I noticed was that he was hairier than I – his chest was sprouted with wiry black hair similar to that on his head. He was muscular too, with a wide chest, and big arms, bigger than any chum I’d seen. But most bizarre were his genitals. Where my own (and those of my other boy chums) were lifeless appendages, little bigger than our smallest fingers, his was large, almost a hand’s length, and thick and red, as though it were blushed as our faces after heavy </text:span><text:span text:style-name="T94">training</text:span><text:span text:style-name="T74">. Not only that, but underneath was a kind of fleshy sack, that dangled between his legs. Looking at him gave me the strangest sensation. It was revolting, this big pulsing thing protruding from his body. And yet it fascinated me too; </text:span><text:span text:style-name="T75">the thing projected almost a sense of power, a power woefully absent in my own flesh.</text:span></text:p>
      <text:p text:style-name="P138"><text:span text:style-name="T75"><text:tab/></text:span><text:span text:style-name="T76">This chum not only looked different from those of us in Paddock Primrose; he seemed totally feral. He was grunting and shrieking as though in great terror, and straining to release his arms. </text:span><text:span text:style-name="T77">Slowly but surely, Mr Smile pulled him forwards, until he stood directly before Minty’s protruding backside. The chum continued to groan, and pull back on the lead, until Mr Smile reached out a hand with a terrible swiftness, using it to grasp the chum’s huge genitals. And when he did so, the chum let out an awful scream, so loud that I wondered the rest of the chums across the paddock hadn’t heard it. I knew that Mr Smile was using the fire-pain. There were different pains that Mr Smile would inflict on us when we behaved wrongly, but the fire-pain was the worst. Where it came from was a mystery to us, but all he needed to do was lay one of his hands upon you, and suddenly you’d be stricken with a terrible burning pain that seemed to jolt your whole body rigid and heat up your flesh from the inside out. Now he was using it on the bound chum, but only for a second or two. Then, he realised the chum’s genitals, saying nothing the whole while. The chum gibbered softly, and I saw drool leaking down his neck from under the shield covering his face. But he screamed and struggled no more. Then, he approached Minty, and did something to her that I had never seen before, something that simultaneously horrified and sickened me to my core, and yet captivated me so entirely that I simply couldn’t look away. </text:span><text:span text:style-name="T78">I still remember all too clearly the feeling I had, as I sat there, hidden behind that soft toy figure, watching the scene that unfolded before me. I felt horrified by what he was doing to my friend. I felt a strange excitement, that caused my skin to crawl and mouth to moisten. But underneath all of that, I felt a sense of being robbed. It was a great, sweeping, hollow feeling, as though a great friend had been cruelly taken away from me, and even though I hadn’t even known them, I felt their loss as keenly as though they had stood beside me every day of my life. I felt frail and brittle, as though my being no longer had </text:span><text:soft-page-break/><text:span text:style-name="T78">substance, and a strong gust of wind might blow me away. And then it was over. Minty had slept through the whole thing. Mr Smile led the strange chum away once more, before removing Minty from the table, which returned back into the ground hole from which it had came. And then, taking something which I couldn’t see from a compartment within his torso, Mr Smile waved the thing in front of Minty’s face, and she began to awaken. </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8"><text:soft-page-break/><text:span text:style-name="T32">4: </text:span>Mr Smile</text:p>
      <text:p text:style-name="P8"/>
      <text:p text:style-name="P8"/>
      <text:p text:style-name="P139"><text:span text:style-name="T79">Minty was slow to recover consciousness. She propped herself up onto her elbows clumsily, and I saw her place a hand between her legs for a moment, seemingly </text:span><text:span text:style-name="T80">without realising</text:span><text:span text:style-name="T79">.</text:span></text:p>
      <text:p text:style-name="P99"/>
      <text:p text:style-name="P99">‘Minty… good girl,’ crooned Mr Smile, stroking her body and hair with all of his hands.</text:p>
      <text:p text:style-name="P99"/>
      <text:p text:style-name="P99">‘I fell asleep,’ said Minty stupidly, sitting up at last.</text:p>
      <text:p text:style-name="P99"/>
      <text:p text:style-name="P139"><text:span text:style-name="T79">‘</text:span><text:span text:style-name="T81">Minty </text:span><text:span text:style-name="T79">overexerted </text:span><text:span text:style-name="T81">he</text:span><text:span text:style-name="T79">rself. The special play room has that effect on chums. Did </text:span><text:span text:style-name="T81">she</text:span><text:span text:style-name="T79"> have fun?’</text:span></text:p>
      <text:p text:style-name="P99"/>
      <text:p text:style-name="P99">Minty looked confused for a moment, and then suddenly looked round her as though searching for something. Mr Smile followed her gaze, and I quickly shrank behind the soft toy to avoid being spotted. But nothing happened, and when I popped my head up again, Minty was smiling, a sweet, lazy smile, which I knew from experience to be fake.</text:p>
      <text:p text:style-name="P99"/>
      <text:p text:style-name="P99">‘Lots.’ She nodded her head vigorously.</text:p>
      <text:p text:style-name="P99"/>
      <text:p text:style-name="P151"><text:span text:style-name="T158">‘Splendid.’ Mr Smile withdrew his hands and extended to his full </text:span><text:span text:style-name="T191">towering</text:span><text:span text:style-name="T158"> height. ‘Then, it is now time to return to </text:span><text:span text:style-name="T149">her</text:span><text:span text:style-name="T158"> chums. Please.’ He moved to one side, and waited silently for Minty to get to her feet. Then, she walked to the door, and, with a final sweeping look around the special play room, she left, closely followed by Mr Smile.</text:span></text:p>
      <text:p text:style-name="P99"/>
      <text:p text:style-name="P99"/>
      <text:p text:style-name="P100">* <text:s/>* <text:s/>*</text:p>
      <text:p text:style-name="P100"/>
      <text:p text:style-name="P100"/>
      <text:p text:style-name="P101">I waited there for a long time before daring to come out from my hiding place. I was tired by now, and I felt raw and shaky, completely unbalanced by what I’d seen played out before me. But I couldn’t stay too long – every moment that passed increased the likelihood that my absence would be noted and suddenly, the consequences of getting caught by Mr Smile seemed radically worse.</text:p>
      <text:p text:style-name="P155"><text:soft-page-break/><text:span text:style-name="T169"><text:tab/>Thankfully, I made it out of the special play room and back to the main paddock where we were allowed to roam during the evening without incident. </text:span><text:span text:style-name="T170">Most of the other chums were still playing or gambolling around. Bedtime hadn’t arrived yet, but would very soon. Every night, without fail, at a certain time our collars would each begin to </text:span><text:span text:style-name="T162">vibrate</text:span><text:span text:style-name="T170">, and this was the signal that we needed to retire to the sleeping area and bed down for the night. Talking was allowed until we were in our beds, and then strictly prohibited until morning. Mr Smile was never there to enforce this. He didn’t need to be.</text:span></text:p>
      <text:p text:style-name="P101"><text:tab/><text:span text:style-name="T33">I trotted around the paddock searching for Minty. I saw Jasper having a laugh with Spotty and Mars, and eventually I had accounted for every other chum. Finally, I went to the special play room, where I found Minty curled up on her sleeping mat, seemingly fast asleep once more. Relieved that she seemed to be OK, I lay down on my own, and attempted to sleep as well. I had no stomach for seeing anyone after my night’s adventures, and all I wanted to do was sink into oblivion.</text:span></text:p>
      <text:p text:style-name="P101"/>
      <text:p text:style-name="P140"><text:span text:style-name="T82">I awoke the following morning with a deep sense of despair, that seemed to seep into me gradually from the moment I opened my eyes until, by the time I got up to clean, I was inundated. Cleaning time was the same every morning. We were awoken by a loud lilting chirp that came from somewhere unseen above us and rang out in incessant repetitions throughout the paddock. Then, we were to get up immediately, </text:span><text:span text:style-name="T81">often</text:span><text:span text:style-name="T82"> grumbling due to being disturbed from our dreams, and go to the wash centre. There, we had a brief period of time to pass waste and shower. There was a waste-hole for each of us which were, as with most things in Paddock Primrose, assigned to us in order of our sleeping mats, meaning mine was next to Minty’s. She caught my eye as we sat next to each other, but cleaning time was no time to talk, which didn’t stop Jasper attempting it in the shower.</text:span></text:p>
      <text:p text:style-name="P102"/>
      <text:p text:style-name="P102">‘What happened then?’ he hissed at me, as we stood next to each other under the jets of hot water. The shower area was freer than the waste-holes, and we could mingle in whatever order we liked, so long as we were quick to clean ourselves with the soap bars provided and didn’t linger.</text:p>
      <text:p text:style-name="P102"/>
      <text:p text:style-name="P140"><text:span text:style-name="T82">‘</text:span><text:span text:style-name="T83">Not now.’ The last thing I wanted to do was to tell Jasper what I’d witnessed. I wasn’t only despondent – I needed time to think. Suddenly, Paddock Primrose no longer felt like the warm, comfortable home it always had done. We’d always been safe, for as long as I could remember. And Mr Smile, he had been our protector, our caretaker, someone we could trust with anything. But he was deceiving us, and using us to do horrible things without our knowledge. What had really </text:span><text:soft-page-break/><text:span text:style-name="T83">happened to Pixie? Had Mr Smile done it to her himself? Was it the same as what he’d made that chum do to Minty?</text:span></text:p>
      <text:p text:style-name="P103"/>
      <text:p text:style-name="P122"><text:span text:style-name="T83">B</text:span><text:span text:style-name="T34">reakfast came and went – no one asked about Pixie any longer – it was as though she had never existed. Only Velvet, I noted, looked unusually downcast. But then, she had been Pixie’s special friend, and Pixie’s sleeping position had been on her right, meaning that Velvet was now next to Chimp instead. A small difference it might perhaps seem, but in Paddock Primrose, routine was </text:span><text:span text:style-name="T84">everything</text:span><text:span text:style-name="T34">.</text:span></text:p>
      <text:p text:style-name="P104"><text:tab/>By the time lunchtime came, my feeling of despair had grown to overwhelming proportions, and I wished only to escape. Once we’d eaten, and Mr Smile had returned into the Thumb, I gave Jasper, who was still trying to get all the details of how my adventure to the special play room had gone, the slip by claiming I needed to visit my waste-hole. Once there, however, I slipped back off to the sleeping area, and lay back on my mat, closing my eyes in an attempt to block out everything around me, as though I could escape from Paddock Primrose simply by no longer seeing it. It was then that I heard my name being called and, looking up I saw that Minty had entered the sleeping area too. Without a word, she came over and lay back on her own mat. For a moment, we didn’t speak. Then Minty said:</text:p>
      <text:p text:style-name="P104"/>
      <text:p text:style-name="P141"><text:span text:style-name="T81">‘</text:span><text:span text:style-name="T85">A funny thing happened this morning, while I was in the shower. I started to bleed. From here.’ She pointed between her legs. Her tone was matter of fact. ‘It hurts too. All through the morning, it’s been aching.’</text:span></text:p>
      <text:p text:style-name="P105"/>
      <text:p text:style-name="P123"><text:span text:style-name="T85">I </text:span><text:span text:style-name="T34">didn’t reply.</text:span></text:p>
      <text:p text:style-name="P106"/>
      <text:p text:style-name="P106">‘Yuka.’ Her voice was calm, coaxing. ‘Something happened, didn’t it?’</text:p>
      <text:p text:style-name="P106"/>
      <text:p text:style-name="P106">Still I said nothing. Suddenly, I couldn’t bear to look at her. I felt her hand slip into mine, and the soft stroking of her thumb.</text:p>
      <text:p text:style-name="P106"/>
      <text:p text:style-name="P106">‘Please,’ she said simply.</text:p>
      <text:p text:style-name="P106"/>
      <text:p text:style-name="P106">With great effort, I wrenched my hand from her grasp and sat up. Her eyes registered shock, but she didn’t move, just continued to watch me, her face pale but resolute.</text:p>
      <text:p text:style-name="P106"><text:soft-page-break/></text:p>
      <text:p text:style-name="P106">‘It doesn’t matter.’ I was shocked to hear how harsh my voice sounded. But I suddenly felt incredibly angry with Minty. How could she be so naive? <text:s/>How could she be so stupidly calm, after the awful thing that had happened to her?</text:p>
      <text:p text:style-name="P106"/>
      <text:p text:style-name="P106">‘What doesn’t matter?’ Her voice sounded hurt. ‘What’s wrong with you?’</text:p>
      <text:p text:style-name="P106"/>
      <text:p text:style-name="P142"><text:span text:style-name="T85">‘Nothing’s wrong with </text:span><text:span text:style-name="T104">me</text:span><text:span text:style-name="T85">,’ I snapped. ‘This whole place is wrong. Mr Smile’s wrong, everyone’s wrong. And you, you’re the most wrong of all. You have no idea! No idea what happened there last night. And look at you, acting like everything’s normal, and fine. </text:span><text:span text:style-name="T86">You’re just a fool, like all the rest of them.’</text:span></text:p>
      <text:p text:style-name="P107"/>
      <text:p text:style-name="P143"><text:span text:style-name="T86">Immediately I felt ashamed </text:span><text:span text:style-name="T84">of</text:span><text:span text:style-name="T86"> my outburst, and wished I could take it back. But it was too late. Without a word, Minty got up and hurried out of the sleeping area, leaving me feeling a thousand times more wretched than I had when I came in. I got up and followed her out, planning to catch up with her and apologise. But as I went through the doorway I bumped straight into another chum, who’d been on their way in.</text:span></text:p>
      <text:p text:style-name="P108"><text:tab/>It was Apple; he was looking for me:</text:p>
      <text:p text:style-name="P108"/>
      <text:p text:style-name="P108">‘You have to come,’ he said breathlessly. ‘You have to come now.’</text:p>
      <text:p text:style-name="P108"/>
      <text:p text:style-name="P108">‘Why?’</text:p>
      <text:p text:style-name="P108"/>
      <text:p text:style-name="P108">‘Mr Smile.’ He paused to catch his breath. ‘He wants to see you.’</text:p>
      <text:p text:style-name="P108"/>
      <text:p text:style-name="P108"/>
      <text:p text:style-name="P109">* <text:s/>* <text:s/>*</text:p>
      <text:p text:style-name="P109"/>
      <text:p text:style-name="P109"/>
      <text:p text:style-name="P165"><text:span text:style-name="T192">He was waiting for me under the willow tree. I approached with trepidation, wondering if he knew that this was the favourite spot of myself, Minty, and Jasper. He hovered motionless under the branches, his six arms arrayed loosely by his smooth grey sides, ever-beaming black face watching me unblinkingly as I approached. The fear had been mounting inside me since I left the sleeping </text:span><text:soft-page-break/><text:span text:style-name="T192">area, but I quashed it down inside of me, remembering what he had done to Minty, and trying to be strong. I stopped instinctively just outside the reach of his long arms. I said nothing, and waited for him to speak. He was silent for many minutes. Then, he said:</text:span></text:p>
      <text:p text:style-name="P168"/>
      <text:p text:style-name="P168">‘Do you know why we have a willow tree in Paddock Primrose?’</text:p>
      <text:p text:style-name="P168"/>
      <text:p text:style-name="P168">I shook my head, caught off-guard by the question.</text:p>
      <text:p text:style-name="P168"/>
      <text:p text:style-name="P165"><text:span text:style-name="T192">‘We are lucky. Not every paddock has one.’ </text:span><text:span text:style-name="T193">Slowly, his body revolved, until he was facing away from me, towards the tree trunk. ‘The willow holds a special place for those who follow Ilya. </text:span><text:span text:style-name="T194">It was under a willow that he stood one day, after a great battle, which he won, but many of his chums were lost. And Ilya fell to his knees in despair, because on that day he saw that, despite his efforts, the demons and monsters of Janarus were too many, and too powerful to overcome. And so he wept. ‘Weeping’ willow, they called it, before he was locked away in sleep. And so it is called today.</text:span></text:p>
      <text:p text:style-name="P169"><text:tab/>‘But something happened that day that Ilya did not foresee. Through his tears, he beheld a shining light, descending down towards him through the willow’s branches. The light was Jessameen. And she bid him not despair, but to have hope. That the time wasn’t right, but that one day it would be.’</text:p>
      <text:p text:style-name="P169"/>
      <text:p text:style-name="P171"><text:span text:style-name="T194">Slowly, Mr Smile revolved to face me once more. ‘The willow is a symbol of despair, but of hope also. Hope is crucial. It is the product of faith. Faith in Ilya, and in what we are doing here to prepare to aid him when the time comes. </text:span><text:span text:style-name="T195">Without faith, we are lost. Without faith, all will fall into ruin, and Janarus will cover the world in darkness. I am </text:span><text:span text:style-name="T196">Yuka’s</text:span><text:span text:style-name="T195"> Guardian. </text:span><text:span text:style-name="T196">They</text:span><text:span text:style-name="T195"> are as my children, and I watch </text:span><text:span text:style-name="T196">them </text:span><text:span text:style-name="T195">all, very closely. And it is my greatest fear, that one day, I will see that one of </text:span><text:span text:style-name="T196">them</text:span><text:span text:style-name="T195"> no longer has faith. Because a chum who loses faith, is no longer fit for purpose. They can no longer see what is right. They no longer believe or trust in those who exist to help and guide them. They become tools of Janarus, spreading his evil into the hearts of others. A chum who loses faith must be dealt with. And if they cannot find their faith, then it is my job to see to it that they pose no threat to their other chums. And so I must ask. Does </text:span><text:span text:style-name="T196">Yuka</text:span><text:span text:style-name="T195"> have faith?’</text:span></text:p>
      <text:p text:style-name="P170"/>
      <text:p text:style-name="P174"><text:span text:style-name="T146">I hesitated. He knew – I was sure of it. Somehow he knew that I had seen what had happened in the special play room. Should I confess? Should I ask for his forgiveness? I could feel that he was </text:span><text:soft-page-break/><text:span text:style-name="T146">pushing for it. But somehow, part of me rejected it. Part of me refused to give in to him, and that was the part of me that won out.</text:span></text:p>
      <text:p text:style-name="P174"><text:span text:style-name="T146"/></text:p>
      <text:p text:style-name="P174"><text:span text:style-name="T146">‘</text:span><text:span text:style-name="T196">I have.’</text:span></text:p>
      <text:p text:style-name="P174"><text:span text:style-name="T196"/></text:p>
      <text:p text:style-name="P175"><text:span text:style-name="T146">Mr Smile was silent for a few moments. ‘Yuka tells me he has faith,’ he said at last. ‘I wonder. I have been watching him, these past weeks. There is something different about him. I wonder what it is. Perhaps Yuka believes there is more to his life, than serving Ilya. Perhaps he believes he is special, that he is destined for something… greater?’</text:span></text:p>
      <text:p text:style-name="P175"><text:span text:style-name="T146"/></text:p>
      <text:p text:style-name="P175"><text:span text:style-name="T146">I gritted my teeth, but refused to take the bait. ‘I do not.’</text:span></text:p>
      <text:p text:style-name="P175"><text:span text:style-name="T146"/></text:p>
      <text:p text:style-name="P175"><text:span text:style-name="T146">‘Then perhaps it is something else. Perhaps Yuka is distracted. He cares a lot about his chums. One of them especially. Of course, he knows he should not. He knows attachment to one chum in particular is a great evil. </text:span><text:span text:style-name="T197">Could it be that he has forgotten this? That he no longer cares?’</text:span></text:p>
      <text:p text:style-name="P175"><text:span text:style-name="T197"/></text:p>
      <text:p text:style-name="P176"><text:span text:style-name="T146">I made no reply, but returned Mr Smile’s gaze as his tiny shining eyes bored into my own.</text:span></text:p>
      <text:p text:style-name="P176"><text:span text:style-name="T146"/></text:p>
      <text:p text:style-name="P176"><text:span text:style-name="T146">‘Perhaps he is distracted,’ he said, his tone pleasant as usual. ‘Perhaps his distraction ought to be… removed. To another paddock.’</text:span></text:p>
      <text:p text:style-name="P176"><text:span text:style-name="T146"/></text:p>
      <text:p text:style-name="P176"><text:span text:style-name="T146">‘No!’ The cry burst from before I could stop it. Mr Smile said nothing, and I quickly regained control of myself, ashamed that I had allowed him to get to me.</text:span></text:p>
      <text:p text:style-name="P176"><text:span text:style-name="T146"/></text:p>
      <text:p text:style-name="P172"><text:span text:style-name="T197">‘I love Yuka. As I love all my chums. But he has grown weak. He has become selfish, his mind impure, replacing thoughts of Ilya with wayward ones of his own. He must be cured of his transgression. And to cure such a thing, there is only one way.’</text:span></text:p>
      <text:p text:style-name="P172"><text:span text:style-name="T197"/></text:p>
      <text:p text:style-name="P172"><text:span text:style-name="T197">My blood seemed to turn to ice. He couldn’t really be sending me, could he?</text:span></text:p>
      <text:p text:style-name="P172"><text:span text:style-name="T197"/></text:p>
      <text:p text:style-name="P172"><text:span text:style-name="T197">‘But I’ve done nothing!’ I shouted, unable to restrain myself.</text:span></text:p>
      <text:p text:style-name="P172"><text:span text:style-name="T197"/></text:p>
      <text:p text:style-name="P172"><text:span text:style-name="T197">‘</text:span><text:span text:style-name="T198">Yuka’s thoughts betray him. But he is not lost. He will go to Refinement. And there, we will see if he can be found.’</text:span></text:p>
      <text:p text:style-name="P172"><text:soft-page-break/><text:span text:style-name="T198"/></text:p>
      <text:p text:style-name="P172"><text:span text:style-name="T198"/></text:p>
      <text:p text:style-name="P173"><text:span text:style-name="T198">* <text:s/>* <text:s/>*</text:span></text:p>
      <text:p text:style-name="P173"><text:span text:style-name="T198"/></text:p>
      <text:p text:style-name="P173"><text:span text:style-name="T198"/></text:p>
      <text:p text:style-name="P177"><text:span text:style-name="T146">It was a truth rarely acknowledged in Paddock Primrose that each of us would find ourselves in Refinement sooner or later. Everyone had their turn, eventually, because everyone cracked at some point. The pressure of what we were doing was too much – the pressure of our training, combined with the monotony of our daily lives. Dream-drink helped a great deal, but over time, we required more and more in order to function. Chums changed after Refinement. They went in, and reemerged with spirits that were less carefree, less joyous, but that had become hard, focused, but no longer taking any pleasure in life, living only for the cause. I had never been before; neither had Jasper or Minty. Before Spotty, the last time a chum had been sent to Refinement had been Chimp, and that had been so long ago that few remembered it clearly. For two chums to be sent in the space of as many days was unheard of.</text:span></text:p>
      <text:p text:style-name="P177"><text:span text:style-name="T146"><text:tab/>Mr Smile escorted me himself, although he didn’t need to. I could only imagine that he gained pleasure from watching me suffer, from seeing my face as he escorted me to the Refinement area, and opened the door for me to enter. It had not been cleaned since Spotty had occupied it previously – perhaps it had never been cleaned – and it stank hideously of was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Big Caslon" svg:font-family="'Big Casl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4T18:01:57.003410554</meta:creation-date>
    <meta:generator>LibreOffice/7.0.3.1$MacOSX_X86_64 LibreOffice_project/d7547858d014d4cf69878db179d326fc3483e082</meta:generator>
    <dc:date>2022-10-12T21:23:44.705849637</dc:date>
    <meta:editing-duration>PT9H51M9S</meta:editing-duration>
    <meta:editing-cycles>66</meta:editing-cycles>
    <meta:document-statistic meta:table-count="0" meta:image-count="0" meta:object-count="0" meta:page-count="37" meta:paragraph-count="255" meta:word-count="13691" meta:character-count="73295" meta:non-whitespace-character-count="59755"/>
  </office:meta>
</office:document-meta>
</file>